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747cm"/>
    </style:style>
    <style:style style:name="co2" style:family="table-column">
      <style:table-column-properties fo:break-before="auto" style:column-width="6.461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3.944cm"/>
    </style:style>
    <style:style style:name="co7" style:family="table-column">
      <style:table-column-properties fo:break-before="auto" style:column-width="3.607cm"/>
    </style:style>
    <style:style style:name="co8" style:family="table-column">
      <style:table-column-properties fo:break-before="auto" style:column-width="0.89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VI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Default">
      <style:table-cell-properties style:diagonal-bl-tr="none" style:diagonal-tl-br="none" fo:border="none" fo:padding="0.071cm" style:rotation-align="none"/>
    </style:style>
    <style:style style:name="ce31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2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6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2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1" table:default-cell-style-name="ce2"/>
        <table:table-column table:style-name="co5" table:number-columns-repeated="1010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7.11cm" svg:height="2.621cm" svg:x="8.163cm" svg:y="0.052cm" draw:caption-point-x="-0.426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BRABANT - VIERDE GEDEELTE - Indeeling der bevolking naar de beroepen.</text:p>
          </table:table-cell>
          <table:table-cell table:style-name="ce9"/>
          <table:table-cell table:style-name="ce16"/>
          <table:table-cell table:style-name="ce9" table:number-columns-repeated="16"/>
          <table:table-cell table:style-name="ce5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DE STEDEN <text:s text:c="6"/></text:p>
          </table:table-cell>
          <table:table-cell table:style-name="ce10" office:value-type="string" calcext:value-type="string" table:number-columns-spanned="1" table:number-rows-spanned="4">
            <office:annotation draw:style-name="gr1" draw:text-style-name="P1" svg:width="3.556cm" svg:height="1.27cm" svg:x="4.002cm" svg:y="0.662cm" draw:caption-point-x="10.196cm" draw:caption-point-y="0.3cm">
              <dc:creator>CDM</dc:creator>
              <dc:date>2014-12-12T00:00:00</dc:date>
              <text:p text:style-name="P1"><text:span text:style-name="T2">De knechte en leerlingen zijn onder de beroepen begrepen.</text:span></text:p>
              <text:p text:style-name="P1"><text:span text:style-name="T2"/></text:p>
              <text:p text:style-name="P1"><text:span text:style-name="T2"/></text:p>
            </office:annotation>
            <text:p><text:s/>Beroepen of Middelen van Bestaan <text:s/></text:p>
          </table:table-cell>
          <table:table-cell table:style-name="ce17"/>
          <table:table-cell table:style-name="ce19" office:value-type="string" calcext:value-type="string" table:number-columns-spanned="2" table:number-rows-spanned="1">
            <text:p>Beneden de 10 jaren</text:p>
          </table:table-cell>
          <table:covered-table-cell table:style-name="ce25"/>
          <table:table-cell table:style-name="ce34" office:value-type="string" calcext:value-type="string" table:number-columns-spanned="2" table:number-rows-spanned="1">
            <text:p>Van 10 en 11 jaren</text:p>
          </table:table-cell>
          <table:covered-table-cell table:style-name="ce25"/>
          <table:table-cell table:style-name="ce34" office:value-type="string" calcext:value-type="string" table:number-columns-spanned="2" table:number-rows-spanned="1">
            <text:p>Van 12 tot en met 15 jaren</text:p>
          </table:table-cell>
          <table:covered-table-cell table:style-name="ce25"/>
          <table:table-cell table:style-name="ce34" office:value-type="string" calcext:value-type="string" table:number-columns-spanned="2" table:number-rows-spanned="1">
            <text:p>Van 16 jaren en daarboven</text:p>
          </table:table-cell>
          <table:covered-table-cell table:style-name="ce25"/>
          <table:table-cell table:style-name="ce40" office:value-type="string" calcext:value-type="string" table:number-columns-spanned="3" table:number-rows-spanned="3">
            <text:p>TOTAAL</text:p>
          </table:table-cell>
          <table:covered-table-cell table:style-name="ce43"/>
          <table:covered-table-cell table:style-name="ce45"/>
          <table:table-cell table:style-name="ce51" office:value-type="string" calcext:value-type="string" table:number-columns-spanned="1" table:number-rows-spanned="4">
            <text:p>Telling</text:p>
          </table:table-cell>
          <table:table-cell table:style-name="ce51" office:value-type="string" calcext:value-type="string" table:number-columns-spanned="1" table:number-rows-spanned="4">
            <text:p>Tabel</text:p>
          </table:table-cell>
          <table:table-cell table:style-name="ce51" office:value-type="string" calcext:value-type="string" table:number-columns-spanned="1" table:number-rows-spanned="4">
            <text:p>Pagina links</text:p>
          </table:table-cell>
          <table:table-cell table:style-name="ce51" office:value-type="string" calcext:value-type="string" table:number-columns-spanned="1" table:number-rows-spanned="4">
            <text:p>Pagina rechts</text:p>
          </table:table-cell>
          <table:table-cell table:style-name="ce51" office:value-type="string" calcext:value-type="string" table:number-columns-spanned="1" table:number-rows-spanned="4">
            <text:p>Provincie</text:p>
          </table:table-cell>
          <table:table-cell table:style-name="ce55" office:value-type="string" calcext:value-type="string" table:number-columns-spanned="1" table:number-rows-spanned="4">
            <text:p>Image nr</text:p>
          </table:table-cell>
          <table:table-cell table:style-name="ce18"/>
          <table:table-cell table:style-name="ce17" table:number-columns-repeated="2"/>
          <table:table-cell table:style-name="ce58" table:number-columns-repeated="1001"/>
        </table:table-row>
        <table:table-row table:style-name="ro3">
          <table:covered-table-cell table:style-name="ce4"/>
          <table:covered-table-cell table:style-name="ce11"/>
          <table:table-cell table:style-name="ce18"/>
          <table:table-cell table:style-name="ce20" office:value-type="string" calcext:value-type="string" table:number-columns-spanned="2" table:number-rows-spanned="2">
            <text:p>Geboren in 1849 tot en met 1840</text:p>
          </table:table-cell>
          <table:covered-table-cell table:style-name="ce26"/>
          <table:table-cell table:style-name="ce35" office:value-type="string" calcext:value-type="string" table:number-columns-spanned="2" table:number-rows-spanned="2">
            <text:p>Geboren in 1839 en 1838</text:p>
          </table:table-cell>
          <table:covered-table-cell table:style-name="ce26"/>
          <table:table-cell table:style-name="ce35" office:value-type="string" calcext:value-type="string" table:number-columns-spanned="2" table:number-rows-spanned="2">
            <text:p>Geboren in 1837 tot en met 1834</text:p>
          </table:table-cell>
          <table:covered-table-cell table:style-name="ce26"/>
          <table:table-cell table:style-name="ce37" office:value-type="string" calcext:value-type="string" table:number-columns-spanned="2" table:number-rows-spanned="2">
            <text:p>Geboren in 1833 en vroegere jaren.</text:p>
          </table:table-cell>
          <table:covered-table-cell table:style-name="ce38"/>
          <table:covered-table-cell table:style-name="ce41"/>
          <table:covered-table-cell table:style-name="ce44"/>
          <table:covered-table-cell table:style-name="ce46"/>
          <table:covered-table-cell table:number-columns-repeated="5" table:style-name="ce52"/>
          <table:covered-table-cell table:style-name="ce56"/>
          <table:table-cell table:style-name="ce18" table:number-columns-repeated="3"/>
          <table:table-cell table:style-name="ce58" table:number-columns-repeated="1001"/>
        </table:table-row>
        <table:table-row table:style-name="ro3">
          <table:covered-table-cell table:style-name="ce4"/>
          <table:covered-table-cell table:style-name="ce11"/>
          <table:table-cell table:style-name="ce18"/>
          <table:covered-table-cell table:style-name="ce21"/>
          <table:covered-table-cell table:number-columns-repeated="6" table:style-name="ce27"/>
          <table:covered-table-cell table:style-name="ce39"/>
          <table:covered-table-cell table:style-name="ce42"/>
          <table:covered-table-cell table:style-name="ce27"/>
          <table:covered-table-cell table:style-name="ce47"/>
          <table:covered-table-cell table:number-columns-repeated="5" table:style-name="ce52"/>
          <table:covered-table-cell table:style-name="ce56"/>
          <table:table-cell table:style-name="ce18" table:number-columns-repeated="3"/>
          <table:table-cell table:style-name="ce58" table:number-columns-repeated="1001"/>
        </table:table-row>
        <table:table-row table:style-name="ro3">
          <table:covered-table-cell table:style-name="ce5"/>
          <table:covered-table-cell table:style-name="ce12"/>
          <table:table-cell table:style-name="ce18"/>
          <table:table-cell table:style-name="ce22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28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28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28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28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48" office:value-type="string" calcext:value-type="string">
            <text:p>Totaal.</text:p>
          </table:table-cell>
          <table:covered-table-cell table:number-columns-repeated="5" table:style-name="ce53"/>
          <table:covered-table-cell table:style-name="ce57"/>
          <table:table-cell table:style-name="ce18" table:number-columns-repeated="3"/>
          <table:table-cell table:style-name="ce58" table:number-columns-repeated="1001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 calcext:value-type="string">
            <text:p>DE STAD 'S HERTOGENBOSCH.</text:p>
          </table:table-cell>
          <table:table-cell table:style-name="ce13" office:value-type="string" calcext:value-type="string">
            <text:p>Aannemers</text:p>
          </table:table-cell>
          <table:table-cell/>
          <table:table-cell table:style-name="ce6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13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ardappelenmeel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ardewerk- en porcelein- 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ardewerk- en porcelein- koop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dvoka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1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fbraak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luin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mbtenaren Staats-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14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mbtenaren Provinciale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14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mbtenaren Gemeente-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2" calcext:value-type="float">
            <text:p>52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30"/>
          <table:table-cell table:style-name="ce14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mbtenaren Niet genoemde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pothekers, drogis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rbeiders, dagloon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112" calcext:value-type="float">
            <text:p>112</text:p>
          </table:table-cell>
          <table:table-cell table:style-name="ce14" office:value-type="float" office:value="636" calcext:value-type="float">
            <text:p>6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sch-, bagger-, vuilnis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Azijnstokers, kunstazij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aardscheerders, kappers, paruik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adstoofhou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ankiers, effektenhandelaars, geldwisselaars, kassi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ed- en matrassenmakers en verhuurders, behangers, stoffer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1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eeldhouwers, lofwerksnij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1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eleenbankhouders, inbrenge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ested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estellers, expediteurs, factoors, voetbod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ezembinders, rietboeren, rijs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ierbrouwers, bierste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illard-, kaatsballen-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lee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lik- en pleetwerkers, lampen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loemisten, boomkweekers, tuiniers, warmoezeni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25" calcext:value-type="float">
            <text:p>25</text:p>
          </table:table-cell>
          <table:table-cell table:style-name="ce14" office:value-type="float" office:value="122" calcext:value-type="float">
            <text:p>1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oekbind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74" calcext:value-type="float">
            <text:p>74</text:p>
          </table:table-cell>
          <table:table-cell table:style-name="ce30"/>
          <table:table-cell table:style-name="ce14" office:value-type="float" office:value="74" calcext:value-type="float">
            <text:p>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oek- en dagbladdrukkers en verkoopers 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oek- en dagbladdrukkers en verkoopers knechts, letterzett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14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ont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ordpapier (werkers in) doozen-, kaart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orduurwerkers, kantwerkers</text:p>
          </table:table-cell>
          <table:table-cell/>
          <table:table-cell table:style-name="ce7"/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orstel-, kaarden-, kammen-, rijven-, zeeften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1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ouw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randers en stokers van stroop, likeuren, sterke drank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reuk- en draagbanden-, keurslijv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rillenslijpers en 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rood-, kleingoed-, koek- en banketbakkers en slij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6" calcext:value-type="float">
            <text:p>6</text:p>
          </table:table-cell>
          <table:table-cell table:style-name="ce14" office:value-type="float" office:value="164" calcext:value-type="float">
            <text:p>1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ijenteelt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Chicorei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Chocolade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Dagbladschrijvers, letterkundi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Debiteurs en gedelegeerden in de loterij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Dekkers (lei-, pannen-, riet-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Deurwaar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Dienstboden, bakers, huisbewaarders, minnen, oppassers, portiers</text:p>
          </table:table-cell>
          <table:table-cell/>
          <table:table-cell table:style-name="ce7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938" calcext:value-type="float">
            <text:p>938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948" calcext:value-type="float">
            <text:p>948</text:p>
          </table:table-cell>
          <table:table-cell table:style-name="ce49" office:value-type="float" office:value="1093" calcext:value-type="float">
            <text:p>1,09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Doodgravers, bedienaars van begrafenissen, verhuurders van rouwkleeder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1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Fabrijkanten van verschillenden aard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3" calcext:value-type="float">
            <text:p>13</text:p>
          </table:table-cell>
          <table:table-cell table:style-name="ce14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Fineerzag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aarkeukenhou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alanteriewaren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aren- en bandwinkeli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az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epensioneerden (burgerlijke en militaire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1" calcext:value-type="float">
            <text:p>11</text:p>
          </table:table-cell>
          <table:table-cell table:style-name="ce14" office:value-type="float" office:value="117" calcext:value-type="float">
            <text:p>1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eschutgieters, geweer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ezantschappen en consulaten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lasbla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odsdienstleeraren en aan de dienst verbonden personen. Protestanten, predi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odsdienstleeraren en aan de dienst verbonden personen. Israeliten, rabbijn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ouddraadtrekkers, passementwerk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raanhandelaars, gist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raveurs op hout, metaal en steen, stempelsnij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riendbaz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roenten-, fruit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2" calcext:value-type="float">
            <text:p>32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rondeigenaren</text:p>
          </table:table-cell>
          <table:table-cell/>
          <table:table-cell table:style-name="ce7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rossiers, slij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Grutters, kruideni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aarwerk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andels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andelsreizi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andschoenen- en dassen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aven- en baken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eemraden en verdere ambtenaren van de waterschapp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eetmaaij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ennep- en vlasbereiders en teel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erbergiers, kasteleins, koffijhuishou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8" calcext:value-type="float">
            <text:p>8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erders en veehoe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oeden-, petten- en stroohoed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outha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outzaagmolenaars, houtzagers, hout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Huisleerlingen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4" calcext:value-type="float">
            <text:p>34</text:p>
          </table:table-cell>
          <table:table-cell table:style-name="ce1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Ingenieurs en verdere ambtenaren van den waterstaa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1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Inleggers van levensbehoef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Ja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Jagt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Juweliers, goud- en zilversmed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20" calcext:value-type="float">
            <text:p>120</text:p>
          </table:table-cell>
          <table:table-cell table:style-name="ce30"/>
          <table:table-cell table:style-name="ce30" office:value-type="float" office:value="136" calcext:value-type="float">
            <text:p>136</text:p>
          </table:table-cell>
          <table:table-cell table:style-name="ce30"/>
          <table:table-cell table:style-name="ce14" office:value-type="float" office:value="136" calcext:value-type="float">
            <text:p>1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aarders, wolkamm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aarsenmakers (smeer- en was-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abinet- en schrijnwerkers, kunstdraaij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1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adetten van de landmagt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adetten van de zeemagt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alkbranders, cement- en tras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antoor- en winkelbedienden, pakhuisknecht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5" calcext:value-type="float">
            <text:p>35</text:p>
          </table:table-cell>
          <table:table-cell table:style-name="ce14" office:value-type="float" office:value="93" calcext:value-type="float">
            <text:p>9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leedermakers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49" calcext:value-type="float">
            <text:p>249</text:p>
          </table:table-cell>
          <table:table-cell table:style-name="ce30"/>
          <table:table-cell table:style-name="ce30" office:value-type="float" office:value="272" calcext:value-type="float">
            <text:p>272</text:p>
          </table:table-cell>
          <table:table-cell table:style-name="ce30"/>
          <table:table-cell table:style-name="ce14" office:value-type="float" office:value="272" calcext:value-type="float">
            <text:p>2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leederen- en gemaaktgoed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leinhandelaars, winkeli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131" calcext:value-type="float">
            <text:p>131</text:p>
          </table:table-cell>
          <table:table-cell table:style-name="ce14" office:value-type="float" office:value="247" calcext:value-type="float">
            <text:p>2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lerken en schrijvers bij notarissen, ontvangers, prokureurs, deurwaarders enz.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14" office:value-type="float" office:value="46" calcext:value-type="float">
            <text:p>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lomp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noop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olenbran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oninklijk Huis (personen, verbonden aan het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ooplieden van verschillenden aard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22" calcext:value-type="float">
            <text:p>22</text:p>
          </table:table-cell>
          <table:table-cell table:style-name="ce14" office:value-type="float" office:value="197" calcext:value-type="float">
            <text:p>19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oornmolen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1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oornverschie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oper- en blikslagers, draadvlechters, ketellapp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14" office:value-type="float" office:value="58" calcext:value-type="float">
            <text:p>5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oper-, klok- en geelgie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ostschoolhouders en onderwij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ostschoolleerlingen</text:p>
          </table:table-cell>
          <table:table-cell/>
          <table:table-cell table:style-name="ce7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raankinde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ram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ramm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rib- en dijkwerkers, heibaz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roeghouders, tappe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0" calcext:value-type="float">
            <text:p>30</text:p>
          </table:table-cell>
          <table:table-cell table:style-name="ce14" office:value-type="float" office:value="104" calcext:value-type="float">
            <text:p>1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ruidfabrijkanten en vuurwerk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ruijers, sjouwers, schoenpoets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14" office:value-type="float" office:value="135" calcext:value-type="float">
            <text:p>1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rijgslieden van en boven den rang van 2den luitenan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14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rijgslieden beneden den rang van 2den luitenant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1" office:value-type="float" office:value="1036" calcext:value-type="float">
            <text:p>1,036</text:p>
          </table:table-cell>
          <table:table-cell table:style-name="ce30"/>
          <table:table-cell table:style-name="ce31" office:value-type="float" office:value="1039" calcext:value-type="float">
            <text:p>1,039</text:p>
          </table:table-cell>
          <table:table-cell table:style-name="ce30"/>
          <table:table-cell table:style-name="ce49" office:value-type="float" office:value="1039" calcext:value-type="float">
            <text:p>1,0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uipers, hoepel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14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unstenaars, goochelaa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unstkoopers, muzijk- en teekenhandela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unstla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unstoefenaren muzijkanten, muzijkmeesters, organis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unstoefenaren schil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unstoefenaren teekenaars, teekenmeesters, daguerreotypeurs, decorat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unstoefenaren tooneelspelers, dansmeesters, zan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unst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Kurkensnij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andbouw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1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andhuishoudkundige scholen onderwij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andhuishoudkundige scholen 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andmeters en teekenaars bij het kadaster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antaarnopste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atijnsche scholen onderwij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atijnsche scholen leerling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eerbereiders en looij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1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ettergie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iefdadige gestichten hoofd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iefdadige gestichten dienstdoend personeel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" calcext:value-type="float">
            <text:p>26</text:p>
          </table:table-cell>
          <table:table-cell table:style-name="ce14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iniee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oodgieters en pomp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oodswezen en strandvonderij (personen behoorende tot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oodwit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Lijmzie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agazijn- en pakhuismees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akelaars en kargadoo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and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1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anufakturen/* 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anufakturen/* koop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anufakturen/* werklieden</text:p>
          </table:table-cell>
          <table:table-cell/>
          <table:table-cell table:style-name="ce7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ariniers en zeelieden van en boven den rang van 2den luitenant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ariniers en zeelieden beneden den rang van 2den luitenant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att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eekrapbereiders en 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eesters (keur-, markt-, waag-), afsla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elk-, boter-, kaas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essenmakers en slij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eters (kolen-, koorn-, hooi-, hout-, scheeps- enz.), wijnste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etselaa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odemaakst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ol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outmolenaa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uzijkinstrument-, orgel-, forte pianomakers, stemmers en 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Mijnwer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7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1086" calcext:value-type="float">
            <text:p>1,086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1142" calcext:value-type="float">
            <text:p>1,142</text:p>
          </table:table-cell>
          <table:table-cell table:style-name="ce49" office:value-type="float" office:value="1144" calcext:value-type="float">
            <text:p>1,1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Nachtwer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Notariss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Notarissen (kandidaat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Olieslagers en molen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1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Omroepers, aanplak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Ondernemers en direkteurs van begrafenis- en ziekenfondsen/?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Ondernemers en direkteurs van naamlooze en verdere handel-maatschappij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Ondernemers en direkteurs van verzekering- en brandwaarborgmaatschappijen/?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Ondernemers en direkteurs van openbare werk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8" calcext:value-type="float">
            <text:p>38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Opzigters, conducteu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Orgeldraaijers, straatmuz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Oudijzer-, oude kleederen-, beenen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" calcext:value-type="float">
            <text:p>10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aarden- en veehouders en verkoopers, koemel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aarden- en beestensnij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annen-, potten-, pijpen-, steen- en tegelbak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apier- en gekleurd papier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apier- en gekleurd papier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apier- en gekleurd papierwerklieden</text:p>
          </table:table-cell>
          <table:table-cell/>
          <table:table-cell table:style-name="ce7"/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1" calcext:value-type="float">
            <office:annotation draw:style-name="gr1" draw:text-style-name="P1" svg:width="3.582cm" svg:height="1.957cm" svg:x="22.46cm" svg:y="89.694cm" draw:caption-point-x="14.254cm" draw:caption-point-y="1.782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1.</text:span></text:p>
              <text:p text:style-name="P1"><text:span text:style-name="T2"/></text:p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1" svg:width="3.582cm" svg:height="1.957cm" svg:x="24.25cm" svg:y="89.694cm" draw:caption-point-x="14.617cm" draw:caption-point-y="1.782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1.</text:span></text:p>
              <text:p text:style-name="P1"><text:span text:style-name="T2"/></text:p>
            </office:annotation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arapluie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ennenberei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ik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ik- en teersto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laat- en steendrukkers, plaatsnij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leistergieters, boetsee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1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rokureu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ublieke vrouwen, publiekhuishoud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Pijpenmak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Reed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Regterlijke magt (ambtenaren der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1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Renteniers, partikulier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78" calcext:value-type="float">
            <text:p>78</text:p>
          </table:table-cell>
          <table:table-cell table:style-name="ce14" office:value-type="float" office:value="129" calcext:value-type="float">
            <text:p>1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Rentmees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Rijtuig-, wagen-, koffer-, zadel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58" calcext:value-type="float">
            <text:p>5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Rijtuigschil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chaarslij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chat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cheep-, blok-, mast- en zeilmakers, rafactiemeesters, scheepsloopers, tak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cheepsw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cheikundige voorwerpen en verfwaren (fabrijkanten en werklieden in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chelpvisschers, schul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chermmees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childers (huis-), glaz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89" calcext:value-type="float">
            <text:p>89</text:p>
          </table:table-cell>
          <table:table-cell table:style-name="ce30"/>
          <table:table-cell table:style-name="ce30" office:value-type="float" office:value="92" calcext:value-type="float">
            <text:p>92</text:p>
          </table:table-cell>
          <table:table-cell table:style-name="ce30"/>
          <table:table-cell table:style-name="ce14" office:value-type="float" office:value="92" calcext:value-type="float">
            <text:p>9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39" calcext:value-type="float">
            <text:p>1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choenmakers en lapp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7" calcext:value-type="float">
            <text:p>7</text:p>
          </table:table-cell>
          <table:table-cell table:style-name="ce14" office:value-type="float" office:value="366" calcext:value-type="float">
            <text:p>3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choolleerlingen</text:p>
          </table:table-cell>
          <table:table-cell/>
          <table:table-cell table:style-name="ce7" office:value-type="float" office:value="354" calcext:value-type="float">
            <text:p>354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170" calcext:value-type="float">
            <text:p>170</text:p>
          </table:table-cell>
          <table:table-cell table:number-columns-repeated="2" table:style-name="ce30" office:value-type="float" office:value="192" calcext:value-type="float">
            <text:p>19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763" calcext:value-type="float">
            <text:p>763</text:p>
          </table:table-cell>
          <table:table-cell table:style-name="ce30" office:value-type="float" office:value="753" calcext:value-type="float">
            <text:p>753</text:p>
          </table:table-cell>
          <table:table-cell table:style-name="ce49" office:value-type="float" office:value="1516" calcext:value-type="float">
            <text:p>1,5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choorsteenveg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lijpers (diamant-, glas-, marmer-, metaal- enz.)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meden grof-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01" calcext:value-type="float">
            <text:p>10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meden hoef-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meden kagchel- en andere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ollicit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peldenfabrijkanten en werklied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piegelmakers en 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pinners, spoelders, wev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poorweg- en stoombootbeamb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pijker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talhouders, rijtuigverhuurders</text:p>
          </table:table-cell>
          <table:table-cell/>
          <table:table-cell table:style-name="ce7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teenhouw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1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teenkolen-, hout- en turf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telzie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toelen-bekleeders, draaijers, mat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toffenverwers, glan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traat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tudenten aan hooge scholen, athenaea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tudenten aan academien, clinische schol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tudenten aan seminari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tukadoors, wit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tijfsel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uiker- en pastijbak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Suikerraffinad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Taalmeesters, translat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Tabak- en sigarenfabrijkan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Tabak- en sigarenkerver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67" calcext:value-type="float">
            <text:p>67</text:p>
          </table:table-cell>
          <table:table-cell table:style-name="ce30"/>
          <table:table-cell table:style-name="ce14" office:value-type="float" office:value="67" calcext:value-type="float">
            <text:p>6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Tabak- en sigarenplan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Tabak- en sigaren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Tapijtfabrijkan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Timmerlieden, kist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231" calcext:value-type="float">
            <text:p>231</text:p>
          </table:table-cell>
          <table:table-cell table:style-name="ce30"/>
          <table:table-cell table:style-name="ce30" office:value-type="float" office:value="241" calcext:value-type="float">
            <text:p>241</text:p>
          </table:table-cell>
          <table:table-cell table:style-name="ce30"/>
          <table:table-cell table:style-name="ce14" office:value-type="float" office:value="241" calcext:value-type="float">
            <text:p>2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Tinnegieters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Tol- en pontgaarders, brug- en sluiswach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Touwslagers, baan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Traansto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Turf-, koorn- en kolendra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Uitdragers, uitventers, leur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3" calcext:value-type="float">
            <text:p>33</text:p>
          </table:table-cell>
          <table:table-cell table:style-name="ce14" office:value-type="float" office:value="55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Uurwerk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1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Veearts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Veenlieden, turfboe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Vendu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Vergulders, lijst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Vill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Vischdroogers en roo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Visch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Vissch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1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Vleeschhouwers, spekslagers, poeli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Voddenra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Voerlieden, koetsiers, loopers, postknechten en slee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Vogelverkoopers, kooiboe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Wafel- en poffertjesbakk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Watermolen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We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Werktuigkundigen en makers, balans- en brandspuit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Wijn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IJkmees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IJzer- en koperdraaij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IJzergie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Zaad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Zaakwaarnemers, commissionnai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1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Zakkenmakers en verhuu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Zand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Zeepzie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Zeevaartscholen onderwij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Zeevaartscholen 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Ziekenoppass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Zoutzie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Zwaardveg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Zwavelstokkenmakers en verkoop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Zijdeteelt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Verschillende beroep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Zonder beroep</text:p>
          </table:table-cell>
          <table:table-cell/>
          <table:table-cell table:style-name="ce23" office:value-type="float" office:value="1776" calcext:value-type="float">
            <text:p>1,776</text:p>
          </table:table-cell>
          <table:table-cell table:style-name="ce31" office:value-type="float" office:value="1846" calcext:value-type="float">
            <text:p>1,846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797" calcext:value-type="float">
            <text:p>797</text:p>
          </table:table-cell>
          <table:table-cell table:style-name="ce31" office:value-type="float" office:value="5117" calcext:value-type="float">
            <text:p>5,117</text:p>
          </table:table-cell>
          <table:table-cell table:style-name="ce30" office:value-type="string" calcext:value-type="string">
            <text:p>3.081/1</text:p>
          </table:table-cell>
          <table:table-cell table:style-name="ce30" office:value-type="string" calcext:value-type="string">
            <text:p>7.668/2</text:p>
          </table:table-cell>
          <table:table-cell table:style-name="ce49" office:value-type="float" office:value="10749" calcext:value-type="float">
            <text:p>10,7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Beroep onbekend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'S HERTOGENBOSCH.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3" office:value-type="float" office:value="2144" calcext:value-type="float">
            <text:p>2,144</text:p>
          </table:table-cell>
          <table:table-cell table:style-name="ce31" office:value-type="float" office:value="2196" calcext:value-type="float">
            <text:p>2,196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734" calcext:value-type="float">
            <text:p>734</text:p>
          </table:table-cell>
          <table:table-cell table:style-name="ce31" office:value-type="float" office:value="6984" calcext:value-type="float">
            <text:p>6,984</text:p>
          </table:table-cell>
          <table:table-cell table:style-name="ce31" office:value-type="float" office:value="8013" calcext:value-type="float">
            <text:p>8,013</text:p>
          </table:table-cell>
          <table:table-cell table:style-name="ce31" office:value-type="float" office:value="10336" calcext:value-type="float">
            <text:p>10,336</text:p>
          </table:table-cell>
          <table:table-cell table:style-name="ce31" office:value-type="float" office:value="11367" calcext:value-type="float">
            <text:p>11,367</text:p>
          </table:table-cell>
          <table:table-cell table:style-name="ce49" office:value-type="float" office:value="21703" calcext:value-type="float">
            <text:p>21,70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annem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ardappelenmeel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ardewerk- en porcelein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ardewerk- en porceleinkoop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dvoka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fbraak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luin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mbtenaren Staats-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14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mbtenaren Provinciale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mbtenaren Gemeente-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mbtenaren Niet genoemde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pothekers, drogis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rbeiders, dagloon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59" calcext:value-type="float">
            <text:p>59</text:p>
          </table:table-cell>
          <table:table-cell table:style-name="ce14" office:value-type="float" office:value="470" calcext:value-type="float">
            <text:p>4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sch-, bagger-, vuilnis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Azijnstokers, kunstazijn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aardscheerders, kappers, paruik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adstoofhou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ankiers, effektenhandelaars, geldwisselaars, kassi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ed- en matrassenmakers en verhuurders, behangers, stoffeer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1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eeldhouwers, lofwerksnij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eleenbankhouders, inbrenge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ested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estellers, expediteurs, factoors, voetbod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ezembinders, rietboeren, rijswer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ierbrouwers, bierste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illard-, kaatsballen-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lee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lik- en pleetwerkers, lamp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loemisten, boomkweekers, tuiniers, warmoezeni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65" calcext:value-type="float">
            <text:p>65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oekbin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14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oek- en dagbladdrukkers en verkoopers 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1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oek- en dagbladdrukkers en verkoopers knechts, letterzet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14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ontwer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ordpapier (werkers in) doozen-, kaartenmak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orduurwerkers, kantwerkers</text:p>
          </table:table-cell>
          <table:table-cell/>
          <table:table-cell table:style-name="ce7"/>
          <table:table-cell table:style-name="ce30" table:number-columns-repeated="5"/>
          <table:table-cell table:number-columns-repeated="4" table:style-name="ce30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orstel-, kaarden-, kammen-, rijven-, zeeft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ouw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randers en stokers van stroop, likeuren, sterke drank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reuk- en draagbanden-, keurslijven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rillenslijpers en 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rood-, kleingoed-, koek- en banketbakkers en slij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31" calcext:value-type="float">
            <text:p>1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ijenteelt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Chicorei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Chocolade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Dagbladschrijvers, letterkundig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Debiteurs en gedelegeerden in de loterij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Dekkers (lei-, pannen-, riet-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Deurwaar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Dienstboden, bakers, huisbewaarders, minnen, oppassers, portiers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765" calcext:value-type="float">
            <text:p>765</text:p>
          </table:table-cell>
          <table:table-cell table:style-name="ce14" office:value-type="float" office:value="867" calcext:value-type="float">
            <text:p>86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Doodgravers, bedienaars van begrafenissen, verhuurders van rouwkleeder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Fabrijkanten van verschillenden aard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Fineerzag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aarkeukenhou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alanteriewaren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aren- en bandwinkeli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az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epensioneerden (burgerlijke en militaire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35" calcext:value-type="float">
            <text:p>35</text:p>
          </table:table-cell>
          <table:table-cell table:style-name="ce14" office:value-type="float" office:value="176" calcext:value-type="float">
            <text:p>1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eschutgieters, geweer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ezantschappen en consulaten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lasbla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odsdienstleeraren en aan de dienst verbonden personen. Protestanten, predi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72" calcext:value-type="float">
            <text:p>72</text:p>
          </table:table-cell>
          <table:table-cell table:style-name="ce30"/>
          <table:table-cell table:style-name="ce30" office:value-type="float" office:value="72" calcext:value-type="float">
            <text:p>72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odsdienstleeraren en aan de dienst verbonden personen. Israeliten, rabbijn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ouddraadtrekkers, passementwer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raanhandelaars, gist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raveurs op hout, metaal en steen, stempelsnij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riendbaz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roenten-, fruit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3" calcext:value-type="float">
            <text:p>13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rondeigena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rossiers, slij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Grutters, kruideni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6" calcext:value-type="float">
            <text:p>26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aar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andels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andelsreizi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andschoenen- en dass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aven- en baken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eemraden en verdere ambtenaren van de waterschapp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eetmaaij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ennep- en vlasbereiders en teel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erbergiers, kasteleins, koffijhuishouders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6" calcext:value-type="float">
            <text:p>16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erders en veehoe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oeden-, petten- en stroohoed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outha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outzaagmolenaars, houtzagers, hout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Huisleerlingen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1" calcext:value-type="float">
            <text:p>31</text:p>
          </table:table-cell>
          <table:table-cell table:style-name="ce14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Ingenieurs en verdere ambtenaren van den waterstaa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Inleggers van levensbehoef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Jag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Jagt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Juweliers, goud- en zilversmed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1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aarders, wolkamm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aarsenmakers (smeer- en was-)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abinet- en schrijnwerkers, kunstdraaij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/>
          <table:table-cell table:style-name="ce1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adetten van de landmagt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33" calcext:value-type="float">
            <text:p>133</text:p>
          </table:table-cell>
          <table:table-cell table:style-name="ce30"/>
          <table:table-cell table:style-name="ce30" office:value-type="float" office:value="144" calcext:value-type="float">
            <text:p>144</text:p>
          </table:table-cell>
          <table:table-cell table:style-name="ce30"/>
          <table:table-cell table:style-name="ce14" office:value-type="float" office:value="144" calcext:value-type="float">
            <text:p>1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adetten van de zeemagt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alkbranders, cement- en tras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antoor- en winkelbedienden, pakhuisknecht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3" calcext:value-type="float">
            <text:p>13</text:p>
          </table:table-cell>
          <table:table-cell table:style-name="ce14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leeder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208" calcext:value-type="float">
            <text:p>208</text:p>
          </table:table-cell>
          <table:table-cell table:style-name="ce30"/>
          <table:table-cell table:style-name="ce30" office:value-type="float" office:value="249" calcext:value-type="float">
            <text:p>249</text:p>
          </table:table-cell>
          <table:table-cell table:style-name="ce30"/>
          <table:table-cell table:style-name="ce14" office:value-type="float" office:value="249" calcext:value-type="float">
            <text:p>2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leederen- en gemaaktgoed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leinhandelaars, winkeli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6" calcext:value-type="float">
            <text:p>56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lerken en schrijvers bij notarissen, ontvangers, prokureurs, deurwaarders enz.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1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lomp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noop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olenbran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oninklijk Huis (personen, verbonden aan het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ooplieden van verschillenden aard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6" calcext:value-type="float">
            <text:p>16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ooplieden van verschillenden aard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oornmolen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oornverschie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oper- en blikslagers, draadvlechters, ketellap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14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oper-, klok- en geelgie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ostschool- houders en onderwij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ostschool- leerlingen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raankinde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ram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ramm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rib- en dijkwerkers, heibaz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roeghouders, tappers enz.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4" calcext:value-type="float">
            <text:p>14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ruidfabrijkanten en vuurwerk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ruijers, sjouwers, schoenpoets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rijgslieden van en boven den rang van 2den luitenan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1" calcext:value-type="float">
            <text:p>111</text:p>
          </table:table-cell>
          <table:table-cell table:style-name="ce30"/>
          <table:table-cell table:style-name="ce30" office:value-type="float" office:value="111" calcext:value-type="float">
            <text:p>111</text:p>
          </table:table-cell>
          <table:table-cell table:style-name="ce30"/>
          <table:table-cell table:style-name="ce14" office:value-type="float" office:value="111" calcext:value-type="float">
            <text:p>1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rijgslieden beneden den rang van 2den luitenant</text:p>
          </table:table-cell>
          <table:table-cell/>
          <table:table-cell table:style-name="ce7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872" calcext:value-type="float">
            <text:p>872</text:p>
          </table:table-cell>
          <table:table-cell table:style-name="ce30"/>
          <table:table-cell table:style-name="ce30" office:value-type="float" office:value="885" calcext:value-type="float">
            <text:p>885</text:p>
          </table:table-cell>
          <table:table-cell table:style-name="ce30"/>
          <table:table-cell table:style-name="ce14" office:value-type="float" office:value="885" calcext:value-type="float">
            <text:p>8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uipers, hoepel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unstenaars, goochelaars enz.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unstkoopers, muzijk- en teekenhandela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unstlak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unstoefenaren muzijkanten, muzijkmeesters, organis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unstoefenaren schil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unstoefenaren teekenaars, teekenmeesters, daguerreotypeurs, decorateu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unstoefenaren tooneelspelers, dansmeesters, zan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unst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Kurkensnij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andbouw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andhuishoudkundige scholen onderwij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andhuishoudkundige scholen 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andmeters en teekenaars bij het kadaster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antaarnopste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atijnsche scholen onderwij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atijnsche scholen leerling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eerbereiders en looij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1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ettergie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iefdadige gestichten hoofden</text:p>
          </table:table-cell>
          <table:table-cell/>
          <table:table-cell table:style-name="ce7"/>
          <table:table-cell table:style-name="ce30" table:number-columns-repeated="5"/>
          <table:table-cell table:number-columns-repeated="4" table:style-name="ce30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iefdadige gestichten dienstdoend personeel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iniee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oodgieters en pomp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oodswezen en strandvonderij (personen behoorende tot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oodwit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Lijmzie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agazijn- en pakhuismees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akelaars en kargadoo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and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anufakturen/* 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anufakturen/* koop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anufakturen/* werklied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ariniers en zeelieden van en boven den rang van 2den luitenant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ariniers en zeelieden beneden den rang van 2den luitenant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atten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eekrapbereiders en 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eesters (keur-, markt-, waag-), afslag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elk-, boter-, kaas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essenmakers en slij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eters (kolen-, koorn-, hooi-, hout-, scheeps- enz.), wijnste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etselaa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0" office:value-type="float" office:value="73" calcext:value-type="float">
            <text:p>73</text:p>
          </table:table-cell>
          <table:table-cell table:style-name="ce30"/>
          <table:table-cell table:style-name="ce14" office:value-type="float" office:value="73" calcext:value-type="float">
            <text:p>7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odemaaksters</text:p>
          </table:table-cell>
          <table:table-cell/>
          <table:table-cell table:style-name="ce7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ol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outmolenaa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uzijkinstrument-, orgel-, forte pianomakers, stemmers en 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Mijnwer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7"/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22" calcext:value-type="float">
            <text:p>72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47" calcext:value-type="float">
            <text:p>747</text:p>
          </table:table-cell>
          <table:table-cell table:style-name="ce14" office:value-type="float" office:value="749" calcext:value-type="float">
            <text:p>7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Nachtwer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Notariss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Notarissen (kandidaat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Olieslagers en molen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Omroepers, aanplak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Ondernemers en direkteurs van begrafenis- en ziekenfondsen/?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Ondernemers en direkteurs van naamlooze en verdere handel-maatschappij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Ondernemers en direkteurs van verzekering- en brandwaarborgmaatschappijen/?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Ondernemers en direkteurs van openbare werk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1" calcext:value-type="float">
            <text:p>21</text:p>
          </table:table-cell>
          <table:table-cell table:style-name="ce14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Opzigters, conducteu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Orgeldraaijers, straatmuz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Oudijzer-, oude kleederen-, beenen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aarden- en veehouders en verkoopers, koemel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aarden- en beestensnij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annen-, potten-, pijpen-, steen- en tegelba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apier- en gekleurd papier- 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apier- en gekleurd papier- 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apier- en gekleurd papier- werk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arapluie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ennenberei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ikeu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ik- en teersto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laat- en steendrukkers, plaatsnij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leistergieters, boetsee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1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rokureu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ublieke vrouwen, publiekhuishoud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Pijpen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Ree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Regterlijke magt (ambtenaren der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Renteniers, partikulier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69" calcext:value-type="float">
            <text:p>69</text:p>
          </table:table-cell>
          <table:table-cell table:style-name="ce14" office:value-type="float" office:value="101" calcext:value-type="float">
            <text:p>10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Rentmeest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Rijtuig-, wagen-, koffer-, zadel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Rijtuigschil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chaarslij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chat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cheep-, blok-, mast- en zeilmakers, rafactiemeesters, scheepsloopers, takelaa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cheepsw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cheikundige voorwerpen en verfwaren (fabrijkanten en werklieden in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chelpvisschers, schul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chermmees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childers (huis-), glaz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/>
          <table:table-cell table:style-name="ce14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1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choenmakers en lappers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48" calcext:value-type="float">
            <text:p>2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choolleerlingen</text:p>
          </table:table-cell>
          <table:table-cell/>
          <table:table-cell table:style-name="ce7" office:value-type="float" office:value="672" calcext:value-type="float">
            <text:p>672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9" calcext:value-type="float">
            <text:p>39</text:p>
          </table:table-cell>
          <table:table-cell table:style-name="ce31" office:value-type="float" office:value="1225" calcext:value-type="float">
            <text:p>1,225</text:p>
          </table:table-cell>
          <table:table-cell table:style-name="ce31" office:value-type="float" office:value="1129" calcext:value-type="float">
            <text:p>1,129</text:p>
          </table:table-cell>
          <table:table-cell table:style-name="ce49" office:value-type="float" office:value="2354" calcext:value-type="float">
            <text:p>2,3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choorsteenve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lijpers (diamant-, glas-, marmer-, metaal- enz.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meden grof-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meden hoef-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meden kagchel- en andere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/>
          <table:table-cell table:style-name="ce1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ollicit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peldenfabrijkanten en werk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piegelmakers en 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pinners, spoelders, wev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4" calcext:value-type="float">
            <text:p>24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poorweg- en stoombootbeamb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pijker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talhouders, rijtuigverhuur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teenhouw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teenkolen-, hout- en turf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" calcext:value-type="float">
            <text:p>7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telzie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toelen- bekleeders, draaijers, mat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toffenverwers, glan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traat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tudenten aan hooge scholen, athenaea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tudenten aan academien, clinische schol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tudenten aan seminari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tukadoors, wit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tijfsel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uiker- en pastijba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Suikerraffinad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Taalmeesters, translat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Tabak- en sigarenfabrijkan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Tabak- en sigarenkerv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1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Tabak- en sigarenplan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Tabak- en sigaren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Tapijtfabrijkan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1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Timmerlieden, kist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49" calcext:value-type="float">
            <text:p>149</text:p>
          </table:table-cell>
          <table:table-cell table:style-name="ce30"/>
          <table:table-cell table:style-name="ce30" office:value-type="float" office:value="154" calcext:value-type="float">
            <text:p>154</text:p>
          </table:table-cell>
          <table:table-cell table:style-name="ce30"/>
          <table:table-cell table:style-name="ce14" office:value-type="float" office:value="154" calcext:value-type="float">
            <text:p>1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Tinnegie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Tol- en pontgaarders, brug- en sluiswach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Touwslagers, baan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Traansto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Turf-, koorn- en kolendrag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Uitdragers, uitventers, leur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Uurwerk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Veearts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Veenlieden, turfboe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Vendu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Vergulders, lijst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Vill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Vischdroogers en roo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Visch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Vissch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Vleeschhouwers, spekslagers, poeli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Voddenra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Voerlieden, koetsiers, loopers, postknechten en slee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1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Vogelverkoopers, kooiboe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Wafel- en poffertjesba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Watermolenaa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We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Werktuigkundigen en makers, balans- en brandspuit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Wijn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IJk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IJzer- en koperdraaij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IJzergie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Zaad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Zaakwaarnemers, commissionai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Zakkenmakers en verhuu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Zand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Zeepzie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Zeevaartscholen onderwij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Zeevaartscholen 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Ziekenoppass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Zoutzie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Zwaardve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Zwavelstokkenmakers en 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Zijdeteelt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Verschillende beroep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Zonder beroep</text:p>
          </table:table-cell>
          <table:table-cell/>
          <table:table-cell table:style-name="ce7" office:value-type="float" office:value="815" calcext:value-type="float">
            <text:p>815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313" calcext:value-type="float">
            <text:p>313</text:p>
          </table:table-cell>
          <table:table-cell table:style-name="ce31" office:value-type="float" office:value="3100" calcext:value-type="float">
            <text:p>3,100</text:p>
          </table:table-cell>
          <table:table-cell table:style-name="ce31" office:value-type="float" office:value="1239" calcext:value-type="float">
            <text:p>1,239</text:p>
          </table:table-cell>
          <table:table-cell table:style-name="ce31" office:value-type="float" office:value="4243" calcext:value-type="float">
            <text:p>4,243</text:p>
          </table:table-cell>
          <table:table-cell table:style-name="ce49" office:value-type="float" office:value="5482" calcext:value-type="float">
            <text:p>5,48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Beroep onbekend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BREDA.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3" office:value-type="float" office:value="1496" calcext:value-type="float">
            <text:p>1,496</text:p>
          </table:table-cell>
          <table:table-cell table:style-name="ce31" office:value-type="float" office:value="1489" calcext:value-type="float">
            <text:p>1,489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533" calcext:value-type="float">
            <text:p>533</text:p>
          </table:table-cell>
          <table:table-cell table:style-name="ce31" office:value-type="float" office:value="4798" calcext:value-type="float">
            <text:p>4,798</text:p>
          </table:table-cell>
          <table:table-cell table:style-name="ce31" office:value-type="float" office:value="5253" calcext:value-type="float">
            <text:p>5,253</text:p>
          </table:table-cell>
          <table:table-cell table:style-name="ce31" office:value-type="float" office:value="7184" calcext:value-type="float">
            <text:p>7,184</text:p>
          </table:table-cell>
          <table:table-cell table:style-name="ce31" office:value-type="float" office:value="7559" calcext:value-type="float">
            <text:p>7,559</text:p>
          </table:table-cell>
          <table:table-cell table:style-name="ce49" office:value-type="float" office:value="14743" calcext:value-type="float">
            <text:p>14,7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annem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1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ardappelenmeelfabrijkanten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ardewerk- en porcelein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ardewerk- en porceleinkoop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dvoka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1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fbraak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luin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mbtenaren Staats-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16" calcext:value-type="float">
            <text:p>2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mbtenaren Provinciale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14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mbtenaren Gemeente-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26" calcext:value-type="float">
            <text:p>1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mbtenaren Niet genoemde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pothekers, drogis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rbeiders, daglooners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63" calcext:value-type="float">
            <text:p>63</text:p>
          </table:table-cell>
          <table:table-cell table:style-name="ce31" office:value-type="float" office:value="3529" calcext:value-type="float">
            <text:p>3,529</text:p>
          </table:table-cell>
          <table:table-cell table:style-name="ce31" office:value-type="float" office:value="1527" calcext:value-type="float">
            <text:p>1,527</text:p>
          </table:table-cell>
          <table:table-cell table:style-name="ce31" office:value-type="float" office:value="3679" calcext:value-type="float">
            <text:p>3,679</text:p>
          </table:table-cell>
          <table:table-cell table:style-name="ce31" office:value-type="float" office:value="1597" calcext:value-type="float">
            <text:p>1,597</text:p>
          </table:table-cell>
          <table:table-cell table:style-name="ce49" office:value-type="float" office:value="5276" calcext:value-type="float">
            <text:p>5,2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sch-, bagger-, vuilnis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Azijnstokers, kunstazij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aardscheerders, kappers, paruik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adstoofhou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ankiers, effektenhandelaars, geldwisselaars, kassi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ed- en matrassenmakers en verhuurders, behangers, stoffeer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59" calcext:value-type="float">
            <text:p>59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/>
          <table:table-cell table:style-name="ce14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eeldhouwers, lofwerksnij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1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eleenbankhouders, inbrenge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ested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estellers, expediteurs, factoors, voetbod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ezembinders, rietboeren, rijswer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ierbrouwers, bierste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illard-, kaatsballen-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lee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" calcext:value-type="float">
            <text:p>6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lik- en pleetwerkers, lamp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loemisten, boomkweekers, tuiniers, warmoezeniers</text:p>
          </table:table-cell>
          <table:table-cell/>
          <table:table-cell table:style-name="ce7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3" calcext:value-type="float">
            <text:p>103</text:p>
          </table:table-cell>
          <table:table-cell table:style-name="ce14" office:value-type="float" office:value="588" calcext:value-type="float">
            <text:p>58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oekbind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96" calcext:value-type="float">
            <text:p>96</text:p>
          </table:table-cell>
          <table:table-cell table:style-name="ce30"/>
          <table:table-cell table:style-name="ce30" office:value-type="float" office:value="130" calcext:value-type="float">
            <text:p>130</text:p>
          </table:table-cell>
          <table:table-cell table:style-name="ce30"/>
          <table:table-cell table:style-name="ce14" office:value-type="float" office:value="130" calcext:value-type="float">
            <text:p>1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oek- en dagbladdrukkers en verkoopers 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67" calcext:value-type="float">
            <text:p>6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oek- en dagbladdrukkers en verkoopers knechts, letterzett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30" office:value-type="float" office:value="112" calcext:value-type="float">
            <text:p>112</text:p>
          </table:table-cell>
          <table:table-cell table:style-name="ce30"/>
          <table:table-cell table:style-name="ce14" office:value-type="float" office:value="112" calcext:value-type="float">
            <text:p>1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ont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ordpapier (werkers in) doozen-, kaartenmakers</text:p>
          </table:table-cell>
          <table:table-cell/>
          <table:table-cell table:style-name="ce7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orduurwerkers, kantwerkers</text:p>
          </table:table-cell>
          <table:table-cell/>
          <table:table-cell table:style-name="ce7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6" calcext:value-type="float">
            <text:p>136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orstel-, kaarden-, kammen-, rijven-, zeeften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59" calcext:value-type="float">
            <text:p>59</text:p>
          </table:table-cell>
          <table:table-cell table:style-name="ce30"/>
          <table:table-cell table:style-name="ce14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ouw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randers en stokers van siroop, likeuren, sterke drank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reuk- en draagbanden-, keurslijv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rillenslijpers en 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rood-, kleingoed-, koek- en banketbakkers en slijters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16" calcext:value-type="float">
            <text:p>16</text:p>
          </table:table-cell>
          <table:table-cell table:style-name="ce14" office:value-type="float" office:value="636" calcext:value-type="float">
            <text:p>6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ijenteelt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Chicorei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Chocolade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Dagbladschrijvers, letterkundig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Debiteurs en gedelegeerden in de loterij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Dekkers (lei-, pannen-, riet-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14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Deurwaar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1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Dienstboden, bakers, huisbewaarders, minnen, oppassers, porti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519" calcext:value-type="float">
            <text:p>519</text:p>
          </table:table-cell>
          <table:table-cell table:style-name="ce31" office:value-type="float" office:value="3127" calcext:value-type="float">
            <text:p>3,127</text:p>
          </table:table-cell>
          <table:table-cell table:style-name="ce30" office:value-type="float" office:value="531" calcext:value-type="float">
            <text:p>531</text:p>
          </table:table-cell>
          <table:table-cell table:style-name="ce31" office:value-type="float" office:value="3201" calcext:value-type="float">
            <text:p>3,201</text:p>
          </table:table-cell>
          <table:table-cell table:style-name="ce49" office:value-type="float" office:value="3732" calcext:value-type="float">
            <text:p>3,7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Doodgravers, bedienaars van begrafenissen, verhuurders van rouwkleeder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Fabrijkanten van verschillenden aard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43" calcext:value-type="float">
            <text:p>43</text:p>
          </table:table-cell>
          <table:table-cell table:style-name="ce14" office:value-type="float" office:value="206" calcext:value-type="float">
            <text:p>2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Fineerzag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aarkeukenhou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alanteriewaren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aren- en bandwinkeliers</text:p>
          </table:table-cell>
          <table:table-cell/>
          <table:table-cell table:style-name="ce7"/>
          <table:table-cell table:style-name="ce30" table:number-columns-repeated="5"/>
          <table:table-cell table:number-columns-repeated="4" table:style-name="ce30" office:value-type="float" office:value="6" calcext:value-type="float">
            <text:p>6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az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13" calcext:value-type="float">
            <text:p>13</text:p>
          </table:table-cell>
          <table:table-cell table:style-name="ce14" office:value-type="float" office:value="107" calcext:value-type="float">
            <text:p>1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epensioneerden (burgerlijke en militaire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74" calcext:value-type="float">
            <text:p>74</text:p>
          </table:table-cell>
          <table:table-cell table:style-name="ce14" office:value-type="float" office:value="440" calcext:value-type="float">
            <text:p>4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eschutgieters, geweer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ezantschappen en consulaten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lasbla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odsdienstleeraren en aan de dienst verbonden personen. Protestanten, predi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14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224" calcext:value-type="float">
            <text:p>224</text:p>
          </table:table-cell>
          <table:table-cell table:style-name="ce30"/>
          <table:table-cell table:style-name="ce30" office:value-type="float" office:value="224" calcext:value-type="float">
            <text:p>224</text:p>
          </table:table-cell>
          <table:table-cell table:style-name="ce14" office:value-type="float" office:value="224" calcext:value-type="float">
            <text:p>2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odsdienstleeraren en aan de dienst verbonden personen. Israeliten, rabbijn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ouddraadtrekkers, passementwerk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raanhandelaars, gist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raveurs op hout, metaal en steen, stempelsnij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riendbaz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roenten-, fruitverkoopers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0" calcext:value-type="float">
            <text:p>100</text:p>
          </table:table-cell>
          <table:table-cell table:style-name="ce14" office:value-type="float" office:value="114" calcext:value-type="float">
            <text:p>1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rondeigenar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rossiers, slij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2" calcext:value-type="float">
            <text:p>12</text:p>
          </table:table-cell>
          <table:table-cell table:style-name="ce1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Grutters, kruideni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30" calcext:value-type="float">
            <text:p>30</text:p>
          </table:table-cell>
          <table:table-cell table:style-name="ce14" office:value-type="float" office:value="141" calcext:value-type="float">
            <text:p>1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aarwerkers</text:p>
          </table:table-cell>
          <table:table-cell/>
          <table:table-cell table:style-name="ce7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andels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andelsreizi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1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andschoenen- en dass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aven- en baken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eemraden en verdere ambtenaren van de waterschapp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eetmaaij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ennep- en vlasbereiders en teel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erbergiers, kasteleins, koffijhuishouders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52" calcext:value-type="float">
            <text:p>52</text:p>
          </table:table-cell>
          <table:table-cell table:style-name="ce14" office:value-type="float" office:value="204" calcext:value-type="float">
            <text:p>2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erders en veehoe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oeden-, petten- en stroohoed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7" calcext:value-type="float">
            <text:p>7</text:p>
          </table:table-cell>
          <table:table-cell table:style-name="ce14" office:value-type="float" office:value="147" calcext:value-type="float">
            <text:p>1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outha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outzaagmolenaars, houtzagers, hout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Huisleerlingen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01" calcext:value-type="float">
            <text:p>101</text:p>
          </table:table-cell>
          <table:table-cell table:style-name="ce14" office:value-type="float" office:value="186" calcext:value-type="float">
            <text:p>18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Ingenieurs en verdere ambtenaren van den waterstaa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1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Inleggers van levensbehoef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Jag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Jagt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Juweliers, goud- en zilversmeden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41" calcext:value-type="float">
            <text:p>2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aarders, wolkamm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aarsenmakers (smeer- en was-)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abinet- en schrijnwerkers, kunstdraaijers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62" calcext:value-type="float">
            <text:p>162</text:p>
          </table:table-cell>
          <table:table-cell table:style-name="ce30"/>
          <table:table-cell table:style-name="ce30" office:value-type="float" office:value="183" calcext:value-type="float">
            <text:p>183</text:p>
          </table:table-cell>
          <table:table-cell table:style-name="ce30"/>
          <table:table-cell table:style-name="ce14" office:value-type="float" office:value="183" calcext:value-type="float">
            <text:p>18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adetten van de landmagt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33" calcext:value-type="float">
            <text:p>133</text:p>
          </table:table-cell>
          <table:table-cell table:style-name="ce30"/>
          <table:table-cell table:style-name="ce30" office:value-type="float" office:value="144" calcext:value-type="float">
            <text:p>144</text:p>
          </table:table-cell>
          <table:table-cell table:style-name="ce30"/>
          <table:table-cell table:style-name="ce14" office:value-type="float" office:value="144" calcext:value-type="float">
            <text:p>1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adetten van de zeemagt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alkbranders, cement- en tras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antoor- en winkelbedienden, pakhuisknecht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57" calcext:value-type="float">
            <text:p>57</text:p>
          </table:table-cell>
          <table:table-cell table:style-name="ce14" office:value-type="float" office:value="172" calcext:value-type="float">
            <text:p>1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leedermaker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33" calcext:value-type="float">
            <text:p>133</text:p>
          </table:table-cell>
          <table:table-cell table:style-name="ce30"/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85" calcext:value-type="float">
            <text:p>985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987" calcext:value-type="float">
            <text:p>9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leederen- en gemaaktgoed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leinhandelaars, winkeli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56" calcext:value-type="float">
            <text:p>456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456" calcext:value-type="float">
            <text:p>456</text:p>
          </table:table-cell>
          <table:table-cell table:style-name="ce30" office:value-type="float" office:value="440" calcext:value-type="float">
            <text:p>440</text:p>
          </table:table-cell>
          <table:table-cell table:style-name="ce14" office:value-type="float" office:value="896" calcext:value-type="float">
            <text:p>8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lerken en schrijvers bij notarissen, ontvangers, prokureurs, deurwaarders enz.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98" calcext:value-type="float">
            <text:p>98</text:p>
          </table:table-cell>
          <table:table-cell table:style-name="ce30"/>
          <table:table-cell table:style-name="ce30" office:value-type="float" office:value="102" calcext:value-type="float">
            <text:p>102</text:p>
          </table:table-cell>
          <table:table-cell table:style-name="ce30"/>
          <table:table-cell table:style-name="ce14" office:value-type="float" office:value="102" calcext:value-type="float">
            <text:p>10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lomp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noop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olenbran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oninklijk Huis (personen, verbonden aan het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ooplieden van verschillenden aard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58" calcext:value-type="float">
            <text:p>58</text:p>
          </table:table-cell>
          <table:table-cell table:style-name="ce14" office:value-type="float" office:value="489" calcext:value-type="float">
            <text:p>4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oornmolenaa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oornverschie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oper- en blikslagers, draadvlechters, ketellappers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167" calcext:value-type="float">
            <text:p>167</text:p>
          </table:table-cell>
          <table:table-cell table:style-name="ce30"/>
          <table:table-cell table:style-name="ce30" office:value-type="float" office:value="198" calcext:value-type="float">
            <text:p>198</text:p>
          </table:table-cell>
          <table:table-cell table:style-name="ce30"/>
          <table:table-cell table:style-name="ce14" office:value-type="float" office:value="198" calcext:value-type="float">
            <text:p>1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oper-, klok- en geelgie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ostschoolhouders en onderwij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ostschoolleerlingen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33" calcext:value-type="float">
            <text:p>33</text:p>
          </table:table-cell>
          <table:table-cell table:style-name="ce14" office:value-type="float" office:value="221" calcext:value-type="float">
            <text:p>2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raankinde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ram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5" calcext:value-type="float">
            <text:p>15</text:p>
          </table:table-cell>
          <table:table-cell table:style-name="ce14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ramm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rib- en dijkwerkers, heibaz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roeghouders, tappers enz.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68" calcext:value-type="float">
            <text:p>68</text:p>
          </table:table-cell>
          <table:table-cell table:style-name="ce14" office:value-type="float" office:value="231" calcext:value-type="float">
            <text:p>2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ruidfabrijkanten en vuurwerk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ruijers, sjouwers, schoenpoets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14" office:value-type="float" office:value="135" calcext:value-type="float">
            <text:p>1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rijgslieden van en boven den rang van 2den luitenan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95" calcext:value-type="float">
            <text:p>295</text:p>
          </table:table-cell>
          <table:table-cell table:style-name="ce30"/>
          <table:table-cell table:style-name="ce30" office:value-type="float" office:value="295" calcext:value-type="float">
            <text:p>295</text:p>
          </table:table-cell>
          <table:table-cell table:style-name="ce30"/>
          <table:table-cell table:style-name="ce14" office:value-type="float" office:value="295" calcext:value-type="float">
            <text:p>29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rijgslieden beneden den rang van 2den luitenant</text:p>
          </table:table-cell>
          <table:table-cell/>
          <table:table-cell table:style-name="ce7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1" office:value-type="float" office:value="3465" calcext:value-type="float">
            <text:p>3,465</text:p>
          </table:table-cell>
          <table:table-cell table:style-name="ce30"/>
          <table:table-cell table:style-name="ce31" office:value-type="float" office:value="3492" calcext:value-type="float">
            <text:p>3,492</text:p>
          </table:table-cell>
          <table:table-cell table:style-name="ce30"/>
          <table:table-cell table:style-name="ce49" office:value-type="float" office:value="3492" calcext:value-type="float">
            <text:p>3,49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uipers, hoepel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1" calcext:value-type="float">
            <text:p>101</text:p>
          </table:table-cell>
          <table:table-cell table:style-name="ce30"/>
          <table:table-cell table:style-name="ce30" office:value-type="float" office:value="105" calcext:value-type="float">
            <text:p>105</text:p>
          </table:table-cell>
          <table:table-cell table:style-name="ce30"/>
          <table:table-cell table:style-name="ce14" office:value-type="float" office:value="105" calcext:value-type="float">
            <text:p>10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unstenaars, goochelaa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unstkoopers, muzijk- en teekenhandela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unstlak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unstoefenaren muzijkanten, muzijkmeesters, organis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unstoefenaren schil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unstoefenaren teekenaars, teekenmeesters, daguerreotypeurs, decorateu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unstoefenaren tooneelspelers, dansmeesters, zan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unst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Kurkensnij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andbouwer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3" calcext:value-type="float">
            <text:p>13</text:p>
          </table:table-cell>
          <table:table-cell table:style-name="ce31" office:value-type="float" office:value="1478" calcext:value-type="float">
            <text:p>1,478</text:p>
          </table:table-cell>
          <table:table-cell table:style-name="ce30" office:value-type="float" office:value="365" calcext:value-type="float">
            <text:p>365</text:p>
          </table:table-cell>
          <table:table-cell table:style-name="ce31" office:value-type="float" office:value="1558" calcext:value-type="float">
            <text:p>1,558</text:p>
          </table:table-cell>
          <table:table-cell table:style-name="ce30" office:value-type="float" office:value="379" calcext:value-type="float">
            <text:p>379</text:p>
          </table:table-cell>
          <table:table-cell table:style-name="ce49" office:value-type="float" office:value="1937" calcext:value-type="float">
            <text:p>1,9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andhuishoudkundige scholen onderwij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andhuishoudkundige scholen 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andmeters en teekenaars bij het kadaster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antaarnopste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atijnsche scholen onderwij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atijnsche scholen leerling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1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eerbereiders en looij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6" calcext:value-type="float">
            <text:p>6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ettergie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iefdadige gestichten hoofd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2" calcext:value-type="float">
            <text:p>1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iefdadige gestichten dienstdoend personeel</text:p>
          </table:table-cell>
          <table:table-cell/>
          <table:table-cell table:style-name="ce7"/>
          <table:table-cell table:style-name="ce30" table:number-columns-repeated="5"/>
          <table:table-cell table:number-columns-repeated="4" table:style-name="ce30" office:value-type="float" office:value="27" calcext:value-type="float">
            <text:p>27</text:p>
          </table:table-cell>
          <table:table-cell table:style-name="ce1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iniee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oodgieters en pomp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14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oodswezen en strandvonderij (personen behoorende tot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oodwit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Lijmzie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agazijn- en pakhuismees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akelaars en kargadoo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anden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anufakturen/* 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anufakturen/* koop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anufakturen/* werklieden</text:p>
          </table:table-cell>
          <table:table-cell/>
          <table:table-cell table:style-name="ce7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1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ariniers en zeelieden van en boven den rang van 2den luitenan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ariniers en zeelieden beneden den rang van 2den luitenan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att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eekrapbereiders en 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eesters (keur-, markt-, waag-), afsla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elk-, boter-, kaas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essenmakers en slij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eters (kolen-, koorn-, hooi-, hout-, scheeps- enz.), wijnste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0" calcext:value-type="float">
            <text:p>10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etselaa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385" calcext:value-type="float">
            <text:p>3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odemaaksters</text:p>
          </table:table-cell>
          <table:table-cell/>
          <table:table-cell table:style-name="ce7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ol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outmolenaa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uzijkinstrument-, orgel-, forte pianomakers, stemmers en 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Mijnwer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7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2303" calcext:value-type="float">
            <text:p>2,303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2408" calcext:value-type="float">
            <text:p>2,408</text:p>
          </table:table-cell>
          <table:table-cell table:style-name="ce49" office:value-type="float" office:value="2412" calcext:value-type="float">
            <text:p>2,4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Nachtwer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Notariss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1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Notarissen (kandidaat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Olieslagers en molen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Omroepers, aanplak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Ondernemers en direkteurs van begrafenis- en ziekenfondsen/?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Ondernemers en direkteurs van naamlooze en verdere handel-maatschappij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Ondernemers en direkteurs van verzekering- en brandwaarborgmaatschappijen/?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Ondernemers en direkteurs van openbare werk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91" calcext:value-type="float">
            <text:p>91</text:p>
          </table:table-cell>
          <table:table-cell table:style-name="ce14" office:value-type="float" office:value="213" calcext:value-type="float">
            <text:p>2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Opzigters, conducteu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1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Orgeldraaijers, straatmuz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Oudijzer-, oude kleederen-, beenen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aarden- en veehouders en verkoopers, koemelkers</text:p>
          </table:table-cell>
          <table:table-cell/>
          <table:table-cell table:style-name="ce7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aarden- en beestensnij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annen-, potten-, pijpen-, steen- en tegelbakk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113" calcext:value-type="float">
            <text:p>1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apier- en gekleurd papier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apier- en gekleurd papier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apier- en gekleurd papierwerklied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arapluie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ennenberei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ikeu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ik- en teersto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laat- en steendrukkers, plaatsnij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1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leistergieters, boetsee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49" calcext:value-type="float">
            <text:p>149</text:p>
          </table:table-cell>
          <table:table-cell table:style-name="ce30"/>
          <table:table-cell table:style-name="ce30" office:value-type="float" office:value="149" calcext:value-type="float">
            <text:p>149</text:p>
          </table:table-cell>
          <table:table-cell table:style-name="ce30"/>
          <table:table-cell table:style-name="ce14" office:value-type="float" office:value="149" calcext:value-type="float">
            <text:p>1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rokureu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ublieke vrouwen, publiekhuishoud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Pijpenmak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Reed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Regterlijke magt (ambtenaren der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14" office:value-type="float" office:value="46" calcext:value-type="float">
            <text:p>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Renteniers, partikulieren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261" calcext:value-type="float">
            <text:p>261</text:p>
          </table:table-cell>
          <table:table-cell table:style-name="ce14" office:value-type="float" office:value="402" calcext:value-type="float">
            <text:p>40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Rent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Rijtuig-, wagen-, koffer-, zadel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Rijtuigschil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chaarslij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chat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cheep-, blok-, mast- en zeilmakers, rafactiemeesters, scheepsloopers, takelaa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14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cheepsw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cheikundige voorwerpen en verfwaren (fabrijkanten en werklieden in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chelpvisschers, schul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chermmees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childers (huis-), glaz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277" calcext:value-type="float">
            <text:p>277</text:p>
          </table:table-cell>
          <table:table-cell table:style-name="ce30"/>
          <table:table-cell table:style-name="ce30" office:value-type="float" office:value="291" calcext:value-type="float">
            <text:p>291</text:p>
          </table:table-cell>
          <table:table-cell table:style-name="ce30"/>
          <table:table-cell table:style-name="ce14" office:value-type="float" office:value="291" calcext:value-type="float">
            <text:p>29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380" calcext:value-type="float">
            <text:p>3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choenmakers en lappers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42" calcext:value-type="float">
            <text:p>142</text:p>
          </table:table-cell>
          <table:table-cell table:style-name="ce30"/>
          <table:table-cell table:style-name="ce31" office:value-type="float" office:value="1155" calcext:value-type="float">
            <text:p>1,155</text:p>
          </table:table-cell>
          <table:table-cell table:style-name="ce30" office:value-type="float" office:value="10" calcext:value-type="float">
            <text:p>10</text:p>
          </table:table-cell>
          <table:table-cell table:style-name="ce31" office:value-type="float" office:value="1317" calcext:value-type="float">
            <text:p>1,317</text:p>
          </table:table-cell>
          <table:table-cell table:style-name="ce30" office:value-type="float" office:value="10" calcext:value-type="float">
            <text:p>10</text:p>
          </table:table-cell>
          <table:table-cell table:style-name="ce49" office:value-type="float" office:value="1327" calcext:value-type="float">
            <text:p>1,3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choolleerlingen</text:p>
          </table:table-cell>
          <table:table-cell/>
          <table:table-cell table:style-name="ce23" office:value-type="float" office:value="2569" calcext:value-type="float">
            <text:p>2,569</text:p>
          </table:table-cell>
          <table:table-cell table:style-name="ce31" office:value-type="float" office:value="2177" calcext:value-type="float">
            <text:p>2,177</text:p>
          </table:table-cell>
          <table:table-cell table:style-name="ce31" office:value-type="float" office:value="1025" calcext:value-type="float">
            <text:p>1,025</text:p>
          </table:table-cell>
          <table:table-cell table:style-name="ce30" office:value-type="float" office:value="874" calcext:value-type="float">
            <text:p>874</text:p>
          </table:table-cell>
          <table:table-cell table:style-name="ce31" office:value-type="float" office:value="1002" calcext:value-type="float">
            <text:p>1,002</text:p>
          </table:table-cell>
          <table:table-cell table:style-name="ce30" office:value-type="float" office:value="975" calcext:value-type="float">
            <text:p>975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157" calcext:value-type="float">
            <text:p>157</text:p>
          </table:table-cell>
          <table:table-cell table:style-name="ce31" office:value-type="float" office:value="4713" calcext:value-type="float">
            <text:p>4,713</text:p>
          </table:table-cell>
          <table:table-cell table:style-name="ce31" office:value-type="float" office:value="4183" calcext:value-type="float">
            <text:p>4,183</text:p>
          </table:table-cell>
          <table:table-cell table:style-name="ce49" office:value-type="float" office:value="8896" calcext:value-type="float">
            <text:p>8,8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choorsteenveg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lijpers (diamant-, glas-, marmer-, metaal- enz.)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meden grof-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31" calcext:value-type="float">
            <text:p>1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meden hoef-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53" calcext:value-type="float">
            <text:p>53</text:p>
          </table:table-cell>
          <table:table-cell table:style-name="ce30"/>
          <table:table-cell table:style-name="ce14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meden kagchel- en ander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07" calcext:value-type="float">
            <text:p>2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ollicit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peldenfabrijkanten en werklied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piegelmakers en 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pinners, spoelders, wevers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39" calcext:value-type="float">
            <text:p>39</text:p>
          </table:table-cell>
          <table:table-cell table:style-name="ce31" office:value-type="float" office:value="1012" calcext:value-type="float">
            <text:p>1,012</text:p>
          </table:table-cell>
          <table:table-cell table:style-name="ce30" office:value-type="float" office:value="329" calcext:value-type="float">
            <text:p>329</text:p>
          </table:table-cell>
          <table:table-cell table:style-name="ce31" office:value-type="float" office:value="1120" calcext:value-type="float">
            <text:p>1,120</text:p>
          </table:table-cell>
          <table:table-cell table:style-name="ce30" office:value-type="float" office:value="375" calcext:value-type="float">
            <text:p>375</text:p>
          </table:table-cell>
          <table:table-cell table:style-name="ce49" office:value-type="float" office:value="1495" calcext:value-type="float">
            <text:p>1,49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poorweg- en stoombootbeamb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pijker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talhouders, rijtuigverhuur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teenhouw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1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teenkolen-, hout- en turf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style-name="ce1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telzie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toelen-bekleeders, draaijers, mat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toffenverwers, glan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1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traat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tudenten aan hooge scholen, athenaea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tudenten aan academien, clinische schol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tudenten aan seminari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tukadoors, wit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tijfsel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uiker- en pastijbak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Suikerraffinad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Taalmeesters, translat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Tabak- en sigaren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Tabak- en sigarenkerver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65" calcext:value-type="float">
            <text:p>1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Tabak- en sigarenplan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Tabak- en sigaren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Tapijtfabrijkan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14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Timmerlieden, kisten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/>
          <table:table-cell table:style-name="ce30" office:value-type="float" office:value="743" calcext:value-type="float">
            <text:p>743</text:p>
          </table:table-cell>
          <table:table-cell table:style-name="ce30"/>
          <table:table-cell table:style-name="ce30" office:value-type="float" office:value="791" calcext:value-type="float">
            <text:p>791</text:p>
          </table:table-cell>
          <table:table-cell table:style-name="ce30"/>
          <table:table-cell table:style-name="ce14" office:value-type="float" office:value="791" calcext:value-type="float">
            <text:p>79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Tinnegieters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Tol- en pontgaarders, brug- en sluiswach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Touwslagers, baanwerkers</text:p>
          </table:table-cell>
          <table:table-cell/>
          <table:table-cell table:style-name="ce7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Traansto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Turf-, koorn- en kolendra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Uitdragers, uitventers, leurders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69" calcext:value-type="float">
            <text:p>69</text:p>
          </table:table-cell>
          <table:table-cell table:style-name="ce14" office:value-type="float" office:value="148" calcext:value-type="float">
            <text:p>1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Uurwerk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/>
          <table:table-cell table:style-name="ce30" office:value-type="float" office:value="72" calcext:value-type="float">
            <text:p>72</text:p>
          </table:table-cell>
          <table:table-cell table:style-name="ce30"/>
          <table:table-cell table:style-name="ce14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Veearts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Veenlieden, turfboe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Vendu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Vergulders, lijst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Vill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Vischdroogers en roo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Vischverkoopers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6" calcext:value-type="float">
            <text:p>26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Vissch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Vleeschhouwers, spekslagers, poeli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8" calcext:value-type="float">
            <text:p>8</text:p>
          </table:table-cell>
          <table:table-cell table:style-name="ce14" office:value-type="float" office:value="221" calcext:value-type="float">
            <text:p>2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Voddenra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Voerlieden, koetsiers, loopers, postknechten en slee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223" calcext:value-type="float">
            <text:p>2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Vogelverkoopers, kooiboe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Wafel- en poffertjesbak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Watermolen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We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Werktuigkundigen en makers, balans- en brandspuit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Wijn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IJk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IJzer- en koperdraaij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IJzergie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Zaad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Zaakwaarnemers, commissionai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14" office:value-type="float" office:value="58" calcext:value-type="float">
            <text:p>5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Zakkenmakers en verhuu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Zand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Zeepzie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Zeevaartscholen onderwij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Zeevaartscholen 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Ziekenoppass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Zoutzie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Zwaardve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Zwavelstokkenmakers en verkoop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Zijdeteelt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Verschillende beroep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Zonder beroep</text:p>
          </table:table-cell>
          <table:table-cell/>
          <table:table-cell table:style-name="ce23" office:value-type="float" office:value="5712" calcext:value-type="float">
            <text:p>5,712</text:p>
          </table:table-cell>
          <table:table-cell table:style-name="ce31" office:value-type="float" office:value="5969" calcext:value-type="float">
            <text:p>5,969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721" calcext:value-type="float">
            <text:p>721</text:p>
          </table:table-cell>
          <table:table-cell table:style-name="ce30" office:value-type="float" office:value="944" calcext:value-type="float">
            <text:p>944</text:p>
          </table:table-cell>
          <table:table-cell table:style-name="ce31" office:value-type="float" office:value="1687" calcext:value-type="float">
            <text:p>1,687</text:p>
          </table:table-cell>
          <table:table-cell table:style-name="ce31" office:value-type="float" office:value="2238" calcext:value-type="float">
            <text:p>2,238</text:p>
          </table:table-cell>
          <table:table-cell table:style-name="ce31" office:value-type="float" office:value="18181" calcext:value-type="float">
            <text:p>18,181</text:p>
          </table:table-cell>
          <table:table-cell table:style-name="ce30" office:value-type="string" calcext:value-type="string">
            <text:p>9.419/1</text:p>
          </table:table-cell>
          <table:table-cell table:style-name="ce30" office:value-type="string" calcext:value-type="string">
            <text:p>26.562/2</text:p>
          </table:table-cell>
          <table:table-cell table:style-name="ce49" office:value-type="float" office:value="35981" calcext:value-type="float">
            <text:p>35,9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Beroep onbekend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TIEN STEDEN.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3" office:value-type="float" office:value="8363" calcext:value-type="float">
            <text:p>8,363</text:p>
          </table:table-cell>
          <table:table-cell table:style-name="ce31" office:value-type="float" office:value="8211" calcext:value-type="float">
            <text:p>8,211</text:p>
          </table:table-cell>
          <table:table-cell table:style-name="ce31" office:value-type="float" office:value="1696" calcext:value-type="float">
            <text:p>1,696</text:p>
          </table:table-cell>
          <table:table-cell table:style-name="ce31" office:value-type="float" office:value="1649" calcext:value-type="float">
            <text:p>1,649</text:p>
          </table:table-cell>
          <table:table-cell table:style-name="ce31" office:value-type="float" office:value="3267" calcext:value-type="float">
            <text:p>3,267</text:p>
          </table:table-cell>
          <table:table-cell table:style-name="ce31" office:value-type="float" office:value="3012" calcext:value-type="float">
            <text:p>3,012</text:p>
          </table:table-cell>
          <table:table-cell table:style-name="ce31" office:value-type="float" office:value="25750" calcext:value-type="float">
            <text:p>25,750</text:p>
          </table:table-cell>
          <table:table-cell table:style-name="ce31" office:value-type="float" office:value="28228" calcext:value-type="float">
            <text:p>28,228</text:p>
          </table:table-cell>
          <table:table-cell table:style-name="ce31" office:value-type="float" office:value="39079" calcext:value-type="float">
            <text:p>39,079</text:p>
          </table:table-cell>
          <table:table-cell table:style-name="ce31" office:value-type="float" office:value="41104" calcext:value-type="float">
            <text:p>41,104</text:p>
          </table:table-cell>
          <table:table-cell table:style-name="ce49" office:value-type="float" office:value="80183" calcext:value-type="float">
            <text:p>80,18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annem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1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ardappelenmeel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ardewerk- en porcelein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ardewerk- en porceleinkoop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dvoka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fbraak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luin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mbtenaren Staats-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61" calcext:value-type="float">
            <text:p>461</text:p>
          </table:table-cell>
          <table:table-cell table:style-name="ce30"/>
          <table:table-cell table:style-name="ce30" office:value-type="float" office:value="461" calcext:value-type="float">
            <text:p>461</text:p>
          </table:table-cell>
          <table:table-cell table:style-name="ce30"/>
          <table:table-cell table:style-name="ce14" office:value-type="float" office:value="461" calcext:value-type="float">
            <text:p>4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mbtenaren Provinciale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mbtenaren Gemeente-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52" calcext:value-type="float">
            <text:p>352</text:p>
          </table:table-cell>
          <table:table-cell table:style-name="ce30"/>
          <table:table-cell table:style-name="ce30" office:value-type="float" office:value="352" calcext:value-type="float">
            <text:p>352</text:p>
          </table:table-cell>
          <table:table-cell table:style-name="ce30"/>
          <table:table-cell table:style-name="ce14" office:value-type="float" office:value="352" calcext:value-type="float">
            <text:p>3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mbtenaren Niet genoemde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pothekers, drogis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1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rbeiders, daglooners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872" calcext:value-type="float">
            <text:p>872</text:p>
          </table:table-cell>
          <table:table-cell table:style-name="ce30" office:value-type="float" office:value="549" calcext:value-type="float">
            <text:p>549</text:p>
          </table:table-cell>
          <table:table-cell table:style-name="ce31" office:value-type="float" office:value="20605" calcext:value-type="float">
            <text:p>20,605</text:p>
          </table:table-cell>
          <table:table-cell table:style-name="ce31" office:value-type="float" office:value="13397" calcext:value-type="float">
            <text:p>13,397</text:p>
          </table:table-cell>
          <table:table-cell table:style-name="ce31" office:value-type="float" office:value="21616" calcext:value-type="float">
            <text:p>21,616</text:p>
          </table:table-cell>
          <table:table-cell table:style-name="ce31" office:value-type="float" office:value="14024" calcext:value-type="float">
            <text:p>14,024</text:p>
          </table:table-cell>
          <table:table-cell table:style-name="ce49" office:value-type="float" office:value="35640" calcext:value-type="float">
            <text:p>35,6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sch-, bagger-, vuilnislied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Azijnstokers, kunstazij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aardscheerders, kappers, paruik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14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adstoofhou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ankiers, effektenhandelaars, geldwisselaars, kassi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ed- en matrassenmakers en verhuurders, behangers, stoffeer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eeldhouwers, lofwerksnij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eleenbankhouders, inbrenge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este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estellers, expediteurs, factoors, voetbod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7" calcext:value-type="float">
            <text:p>7</text:p>
          </table:table-cell>
          <table:table-cell table:style-name="ce14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ezembinders, rietboeren, rijs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ierbrouwers, bierste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25" calcext:value-type="float">
            <text:p>25</text:p>
          </table:table-cell>
          <table:table-cell table:style-name="ce14" office:value-type="float" office:value="281" calcext:value-type="float">
            <text:p>2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illard-, kaatsballen-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leekers</text:p>
          </table:table-cell>
          <table:table-cell/>
          <table:table-cell table:style-name="ce7"/>
          <table:table-cell table:style-name="ce30" table:number-columns-repeated="3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lik- en pleetwerkers, lampen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loemisten, boomkweekers, tuiniers, warmoezeni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447" calcext:value-type="float">
            <text:p>447</text:p>
          </table:table-cell>
          <table:table-cell table:style-name="ce30" office:value-type="float" office:value="248" calcext:value-type="float">
            <text:p>248</text:p>
          </table:table-cell>
          <table:table-cell table:style-name="ce14" office:value-type="float" office:value="695" calcext:value-type="float">
            <text:p>69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oekbin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oek- en dagbladdrukkers en verkoopers 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oek- en dagbladdrukkers en verkoopers knechts, letterzet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ont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ordpapier (werkers in) doozen-, kaartenmak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orduurwerkers, kantwerkers</text:p>
          </table:table-cell>
          <table:table-cell/>
          <table:table-cell table:style-name="ce7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3" calcext:value-type="float">
            <text:p>203</text:p>
          </table:table-cell>
          <table:table-cell table:style-name="ce14" office:value-type="float" office:value="204" calcext:value-type="float">
            <text:p>2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orstel-, kaarden-, kammen-, rijven-, zeeft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ouw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randers en stokers van stroop, likeuren, sterke dranken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reuk- en draagbanden-, keurslijven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rillenslijpers en 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rood-, kleingoed-, koek- en banketbakkers en slijters</text:p>
          </table:table-cell>
          <table:table-cell/>
          <table:table-cell table:style-name="ce7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67" calcext:value-type="float">
            <text:p>67</text:p>
          </table:table-cell>
          <table:table-cell table:style-name="ce30"/>
          <table:table-cell table:style-name="ce31" office:value-type="float" office:value="1159" calcext:value-type="float">
            <text:p>1,159</text:p>
          </table:table-cell>
          <table:table-cell table:style-name="ce30" office:value-type="float" office:value="31" calcext:value-type="float">
            <text:p>31</text:p>
          </table:table-cell>
          <table:table-cell table:style-name="ce31" office:value-type="float" office:value="1229" calcext:value-type="float">
            <text:p>1,229</text:p>
          </table:table-cell>
          <table:table-cell table:style-name="ce30" office:value-type="float" office:value="31" calcext:value-type="float">
            <text:p>31</text:p>
          </table:table-cell>
          <table:table-cell table:style-name="ce49" office:value-type="float" office:value="1260" calcext:value-type="float">
            <text:p>1,2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ijenteelt (personen behoorende tot de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Chicorei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Chocolade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Dagbladschrijvers, letterkundi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Debiteurs en gedelegeerden in de loterij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Dekkers (lei-, pannen-, riet-)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576" calcext:value-type="float">
            <text:p>576</text:p>
          </table:table-cell>
          <table:table-cell table:style-name="ce30"/>
          <table:table-cell table:style-name="ce30" office:value-type="float" office:value="584" calcext:value-type="float">
            <text:p>584</text:p>
          </table:table-cell>
          <table:table-cell table:style-name="ce30"/>
          <table:table-cell table:style-name="ce14" office:value-type="float" office:value="584" calcext:value-type="float">
            <text:p>58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Deurwaar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1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Dienstboden, bakers, huisbewaarders, minnen, oppassers, portiers</text:p>
          </table:table-cell>
          <table:table-cell/>
          <table:table-cell table:style-name="ce7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812" calcext:value-type="float">
            <text:p>812</text:p>
          </table:table-cell>
          <table:table-cell table:style-name="ce31" office:value-type="float" office:value="4571" calcext:value-type="float">
            <text:p>4,571</text:p>
          </table:table-cell>
          <table:table-cell table:style-name="ce31" office:value-type="float" office:value="10482" calcext:value-type="float">
            <text:p>10,482</text:p>
          </table:table-cell>
          <table:table-cell table:style-name="ce31" office:value-type="float" office:value="4875" calcext:value-type="float">
            <text:p>4,875</text:p>
          </table:table-cell>
          <table:table-cell table:style-name="ce31" office:value-type="float" office:value="11332" calcext:value-type="float">
            <text:p>11,332</text:p>
          </table:table-cell>
          <table:table-cell table:style-name="ce49" office:value-type="float" office:value="16207" calcext:value-type="float">
            <text:p>16,2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Doodgravers, bedienaars van begrafenissen, verhuurders van rouwkleeder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Fabrijkanten van verschillenden aard</text:p>
          </table:table-cell>
          <table:table-cell/>
          <table:table-cell table:style-name="ce7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61" calcext:value-type="float">
            <text:p>61</text:p>
          </table:table-cell>
          <table:table-cell table:style-name="ce14" office:value-type="float" office:value="406" calcext:value-type="float">
            <text:p>4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Fineerzag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aarkeukenhou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alanteriewaren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aren- en bandwinkeli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az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28" calcext:value-type="float">
            <text:p>28</text:p>
          </table:table-cell>
          <table:table-cell table:style-name="ce14" office:value-type="float" office:value="225" calcext:value-type="float">
            <text:p>2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epensioneerden (burgerlijke en militaire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32" calcext:value-type="float">
            <text:p>32</text:p>
          </table:table-cell>
          <table:table-cell table:style-name="ce14" office:value-type="float" office:value="562" calcext:value-type="float">
            <text:p>5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eschutgieters, geweer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ezantschappen en consulaten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lasbla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odsdienstleeraren en aan de dienst verbonden personen. Protestanten, predi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14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88" calcext:value-type="float">
            <text:p>488</text:p>
          </table:table-cell>
          <table:table-cell table:style-name="ce30"/>
          <table:table-cell table:style-name="ce30" office:value-type="float" office:value="488" calcext:value-type="float">
            <text:p>488</text:p>
          </table:table-cell>
          <table:table-cell table:style-name="ce30"/>
          <table:table-cell table:style-name="ce14" office:value-type="float" office:value="488" calcext:value-type="float">
            <text:p>48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95" calcext:value-type="float">
            <text:p>295</text:p>
          </table:table-cell>
          <table:table-cell table:style-name="ce14" office:value-type="float" office:value="367" calcext:value-type="float">
            <text:p>36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odsdienstleeraren en aan de dienst verbonden personen. Israeliten, rabbijn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ouddraadtrekkers, passementwer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raanhandelaars, gist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raveurs op hout, metaal en steen, stempelsnij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riendbaz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roenten-, fruitverkoop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rondeigenar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2" calcext:value-type="float">
            <text:p>22</text:p>
          </table:table-cell>
          <table:table-cell table:style-name="ce14" office:value-type="float" office:value="55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rossiers, slij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Grutters, kruideni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3" calcext:value-type="float">
            <text:p>13</text:p>
          </table:table-cell>
          <table:table-cell table:style-name="ce14" office:value-type="float" office:value="249" calcext:value-type="float">
            <text:p>2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aarwer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andels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andelsreizi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andschoenen- en dass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aven- en baken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eemraden en verdere ambtenaren van de waterschapp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eetmaaij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ennep- en vlasbereiders en teel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erbergiers, kasteleins, koffijhuishouders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174" calcext:value-type="float">
            <text:p>174</text:p>
          </table:table-cell>
          <table:table-cell table:style-name="ce14" office:value-type="float" office:value="527" calcext:value-type="float">
            <text:p>5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erders en veehoeders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9" calcext:value-type="float">
            <office:annotation draw:style-name="gr1" draw:text-style-name="P1" svg:width="3.585cm" svg:height="1.957cm" svg:x="11.968cm" svg:y="440.981cm" draw:caption-point-x="9.67cm" draw:caption-point-y="1.782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3. Dit moet zijn 39.</text:span></text:p>
              <text:p text:style-name="P1"><text:span text:style-name="T2"/></text:p>
            </office:annotation>
            <text:p>3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93" calcext:value-type="float">
            <text:p>93</text:p>
          </table:table-cell>
          <table:table-cell table:style-name="ce14" office:value-type="float" office:value="752" calcext:value-type="float">
            <text:p>7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oeden-, petten- en stroohoed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89" calcext:value-type="float">
            <text:p>89</text:p>
          </table:table-cell>
          <table:table-cell table:style-name="ce30"/>
          <table:table-cell table:style-name="ce30" office:value-type="float" office:value="91" calcext:value-type="float">
            <text:p>91</text:p>
          </table:table-cell>
          <table:table-cell table:style-name="ce30"/>
          <table:table-cell table:style-name="ce14" office:value-type="float" office:value="91" calcext:value-type="float">
            <text:p>9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outhakkers</text:p>
          </table:table-cell>
          <table:table-cell/>
          <table:table-cell table:style-name="ce7"/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200" calcext:value-type="float">
            <text:p>200</text:p>
          </table:table-cell>
          <table:table-cell table:style-name="ce30"/>
          <table:table-cell table:style-name="ce30" office:value-type="float" office:value="245" calcext:value-type="float">
            <text:p>245</text:p>
          </table:table-cell>
          <table:table-cell table:style-name="ce30"/>
          <table:table-cell table:style-name="ce14" office:value-type="float" office:value="245" calcext:value-type="float">
            <text:p>2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outzaagmolenaars, houtzagers, hout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53" calcext:value-type="float">
            <text:p>153</text:p>
          </table:table-cell>
          <table:table-cell table:style-name="ce30"/>
          <table:table-cell table:style-name="ce30" office:value-type="float" office:value="156" calcext:value-type="float">
            <text:p>156</text:p>
          </table:table-cell>
          <table:table-cell table:style-name="ce30"/>
          <table:table-cell table:style-name="ce14" office:value-type="float" office:value="156" calcext:value-type="float">
            <text:p>1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Huisleerlingen</text:p>
          </table:table-cell>
          <table:table-cell/>
          <table:table-cell table:style-name="ce7" office:value-type="float" office:value="368" calcext:value-type="float">
            <text:p>368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763" calcext:value-type="float">
            <text:p>763</text:p>
          </table:table-cell>
          <table:table-cell table:style-name="ce30" office:value-type="float" office:value="651" calcext:value-type="float">
            <text:p>651</text:p>
          </table:table-cell>
          <table:table-cell table:style-name="ce49" office:value-type="float" office:value="1414" calcext:value-type="float">
            <text:p>1,4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Ingenieurs en verdere ambtenaren van den waterstaa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1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Inleggers van levensbehoef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Jag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1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Jagt (personen behoorende tot de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14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Juweliers, goud- en zilversmed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aarders, wolkamm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aarsenmakers (smeer- en was-)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8" calcext:value-type="float">
            <text:p>8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abinet- en schrijnwerkers, kunstdraaij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1" calcext:value-type="float">
            <text:p>71</text:p>
          </table:table-cell>
          <table:table-cell table:style-name="ce30"/>
          <table:table-cell table:style-name="ce30" office:value-type="float" office:value="74" calcext:value-type="float">
            <text:p>74</text:p>
          </table:table-cell>
          <table:table-cell table:style-name="ce30"/>
          <table:table-cell table:style-name="ce14" office:value-type="float" office:value="74" calcext:value-type="float">
            <text:p>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adetten van de landmagt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adetten van de zeemagt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alkbranders, cement- en tras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antoor- en winkelbedienden, pakhuisknecht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0" calcext:value-type="float">
            <text:p>20</text:p>
          </table:table-cell>
          <table:table-cell table:style-name="ce14" office:value-type="float" office:value="50" calcext:value-type="float">
            <office:annotation draw:style-name="gr1" draw:text-style-name="P1" svg:width="3.582cm" svg:height="1.958cm" svg:x="24.25cm" svg:y="448.627cm" draw:caption-point-x="14.617cm" draw:caption-point-y="1.783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30. Dit moet zijn 50.</text:span></text:p>
              <text:p text:style-name="P1"><text:span text:style-name="T2"/></text:p>
            </office:annotation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leedermaker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1448" calcext:value-type="float">
            <text:p>1,448</text:p>
          </table:table-cell>
          <table:table-cell table:style-name="ce30" office:value-type="float" office:value="15" calcext:value-type="float">
            <text:p>15</text:p>
          </table:table-cell>
          <table:table-cell table:style-name="ce31" office:value-type="float" office:value="1535" calcext:value-type="float">
            <text:p>1,535</text:p>
          </table:table-cell>
          <table:table-cell table:style-name="ce30" office:value-type="float" office:value="17" calcext:value-type="float">
            <text:p>17</text:p>
          </table:table-cell>
          <table:table-cell table:style-name="ce49" office:value-type="float" office:value="1552" calcext:value-type="float">
            <text:p>1,5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leederen- en gemaaktgoed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leinhandelaars, winkeli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99" calcext:value-type="float">
            <text:p>899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900" calcext:value-type="float">
            <text:p>900</text:p>
          </table:table-cell>
          <table:table-cell table:style-name="ce30" office:value-type="float" office:value="984" calcext:value-type="float">
            <text:p>984</text:p>
          </table:table-cell>
          <table:table-cell table:style-name="ce49" office:value-type="float" office:value="1884" calcext:value-type="float">
            <text:p>1,88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lerken en schrijvers bij notarissen, ontvangers, prokureurs, deurwaarders enz.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13" calcext:value-type="float">
            <text:p>113</text:p>
          </table:table-cell>
          <table:table-cell table:style-name="ce30"/>
          <table:table-cell table:style-name="ce30" office:value-type="float" office:value="117" calcext:value-type="float">
            <text:p>117</text:p>
          </table:table-cell>
          <table:table-cell table:style-name="ce30"/>
          <table:table-cell table:style-name="ce14" office:value-type="float" office:value="117" calcext:value-type="float">
            <text:p>1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lompenmak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781" calcext:value-type="float">
            <text:p>781</text:p>
          </table:table-cell>
          <table:table-cell table:style-name="ce30"/>
          <table:table-cell table:style-name="ce30" office:value-type="float" office:value="813" calcext:value-type="float">
            <text:p>813</text:p>
          </table:table-cell>
          <table:table-cell table:style-name="ce30"/>
          <table:table-cell table:style-name="ce14" office:value-type="float" office:value="813" calcext:value-type="float">
            <text:p>8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noop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1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olenbran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oninklijk Huis (personen, verbonden aan het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ooplieden van verschillenden aard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70" calcext:value-type="float">
            <text:p>70</text:p>
          </table:table-cell>
          <table:table-cell table:style-name="ce14" office:value-type="float" office:value="740" calcext:value-type="float">
            <text:p>7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oornmolenaars</text:p>
          </table:table-cell>
          <table:table-cell/>
          <table:table-cell table:style-name="ce7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95" calcext:value-type="float">
            <text:p>495</text:p>
          </table:table-cell>
          <table:table-cell table:style-name="ce30" office:value-type="float" office:value="16" calcext:value-type="float">
            <text:p>16</text:p>
          </table:table-cell>
          <table:table-cell table:style-name="ce14" office:value-type="float" office:value="511" calcext:value-type="float">
            <text:p>5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oornverschie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oper- en blikslagers, draadvlechters, ketellap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262" calcext:value-type="float">
            <text:p>2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oper-, klok- en geelgie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ostschoolhouders en onderwij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9" calcext:value-type="float">
            <text:p>19</text:p>
          </table:table-cell>
          <table:table-cell table:style-name="ce14" office:value-type="float" office:value="47" calcext:value-type="float">
            <text:p>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ostschoolleerlingen</text:p>
          </table:table-cell>
          <table:table-cell/>
          <table:table-cell table:style-name="ce7" office:value-type="float" office:value="85" calcext:value-type="float">
            <text:p>8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302" calcext:value-type="float">
            <text:p>302</text:p>
          </table:table-cell>
          <table:table-cell table:style-name="ce14" office:value-type="float" office:value="768" calcext:value-type="float">
            <text:p>7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raankinde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ram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36" calcext:value-type="float">
            <text:p>36</text:p>
          </table:table-cell>
          <table:table-cell table:style-name="ce14" office:value-type="float" office:value="127" calcext:value-type="float">
            <text:p>1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ramm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rib- en dijkwerkers, heibaz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14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roeghouders, tappe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184" calcext:value-type="float">
            <text:p>184</text:p>
          </table:table-cell>
          <table:table-cell table:style-name="ce14" office:value-type="float" office:value="663" calcext:value-type="float">
            <text:p>6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ruidfabrijkanten en vuurwerk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ruijers, sjouwers, schoenpoets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rijgslieden van en boven den rang van 2den luitenan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rijgslieden beneden den rang van 2den luitenant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9" calcext:value-type="float">
            <text:p>109</text:p>
          </table:table-cell>
          <table:table-cell table:style-name="ce30"/>
          <table:table-cell table:style-name="ce30" office:value-type="float" office:value="110" calcext:value-type="float">
            <text:p>110</text:p>
          </table:table-cell>
          <table:table-cell table:style-name="ce30"/>
          <table:table-cell table:style-name="ce14" office:value-type="float" office:value="110" calcext:value-type="float">
            <text:p>1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uipers, hoepel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419" calcext:value-type="float">
            <text:p>419</text:p>
          </table:table-cell>
          <table:table-cell table:style-name="ce30"/>
          <table:table-cell table:style-name="ce30" office:value-type="float" office:value="437" calcext:value-type="float">
            <text:p>437</text:p>
          </table:table-cell>
          <table:table-cell table:style-name="ce30"/>
          <table:table-cell table:style-name="ce14" office:value-type="float" office:value="437" calcext:value-type="float">
            <text:p>4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unstenaars, goochelaars enz.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unstkoopers, muzijk- en teekenhandela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unstlak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unstoefenaren muzijkanten, muzijkmeesters, organis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14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unstoefenaren schil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unstoefenaren teekenaars, teekenmeesters, daguerreotypeurs, decorat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unstoefenaren tooneelspelers, dansmeesters, zang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unstwer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Kurkensnij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andbouwers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160" calcext:value-type="float">
            <text:p>160</text:p>
          </table:table-cell>
          <table:table-cell table:style-name="ce31" office:value-type="float" office:value="2108" calcext:value-type="float">
            <text:p>2,108</text:p>
          </table:table-cell>
          <table:table-cell table:style-name="ce31" office:value-type="float" office:value="1477" calcext:value-type="float">
            <text:p>1,477</text:p>
          </table:table-cell>
          <table:table-cell table:style-name="ce31" office:value-type="float" office:value="37358" calcext:value-type="float">
            <text:p>37,358</text:p>
          </table:table-cell>
          <table:table-cell table:style-name="ce31" office:value-type="float" office:value="24077" calcext:value-type="float">
            <text:p>24,077</text:p>
          </table:table-cell>
          <table:table-cell table:style-name="ce31" office:value-type="float" office:value="39782" calcext:value-type="float">
            <text:p>39,782</text:p>
          </table:table-cell>
          <table:table-cell table:style-name="ce31" office:value-type="float" office:value="25762" calcext:value-type="float">
            <text:p>25,762</text:p>
          </table:table-cell>
          <table:table-cell table:style-name="ce49" office:value-type="float" office:value="65544" calcext:value-type="float">
            <text:p>65,5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andhuishoudkundige scholen onderwij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andhuishoudkundige scholen 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andmeters en teekenaars bij het kadaster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antaarnopste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atijnsche scholen onderwij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atijnsche scholen leerlingen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14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eerbereiders en looij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15" calcext:value-type="float">
            <text:p>15</text:p>
          </table:table-cell>
          <table:table-cell table:style-name="ce14" office:value-type="float" office:value="653" calcext:value-type="float">
            <text:p>6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ettergie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iefdadige gestichten hoofd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iefdadige gestichten dienstdoend personeel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iniee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oodgieters en pomp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oodswezen en strandvonderij (personen behoorende tot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oodwit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Lijmzie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agazijn- en pakhuismees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akelaars en kargadoo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andenmak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09" calcext:value-type="float">
            <text:p>109</text:p>
          </table:table-cell>
          <table:table-cell table:style-name="ce30"/>
          <table:table-cell table:style-name="ce30" office:value-type="float" office:value="116" calcext:value-type="float">
            <text:p>116</text:p>
          </table:table-cell>
          <table:table-cell table:style-name="ce30"/>
          <table:table-cell table:style-name="ce14" office:value-type="float" office:value="116" calcext:value-type="float">
            <text:p>1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anufakturen/* 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anufakturen/* kooplied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anufakturen/* werklieden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14" office:value-type="float" office:value="55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ariniers en zeelieden van en boven den rang van 2den luitenan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ariniers en zeelieden beneden den rang van 2den luitenan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atten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16" calcext:value-type="float">
            <text:p>16</text:p>
          </table:table-cell>
          <table:table-cell table:style-name="ce14" office:value-type="float" office:value="85" calcext:value-type="float">
            <text:p>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eekrapbereiders en fabrijkan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1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eesters (keur-, markt-, waag-), afsla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elk-, boter-, kaas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essenmakers en slij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14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eters (kolen-, koorn-, hooi-, hout-, scheeps- enz.), wijnste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etselaars</text:p>
          </table:table-cell>
          <table:table-cell/>
          <table:table-cell table:style-name="ce7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1" office:value-type="float" office:value="1127" calcext:value-type="float">
            <text:p>1,127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1161" calcext:value-type="float">
            <text:p>1,161</text:p>
          </table:table-cell>
          <table:table-cell table:style-name="ce30" office:value-type="float" office:value="2" calcext:value-type="float">
            <text:p>2</text:p>
          </table:table-cell>
          <table:table-cell table:style-name="ce49" office:value-type="float" office:value="1163" calcext:value-type="float">
            <text:p>1,1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odemaaksters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ol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1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outmolen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uzijkinstrument-, orgel-, forte pianomakers, stemmers en verkoop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Mijnwer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2400" calcext:value-type="float">
            <text:p>2,400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2537" calcext:value-type="float">
            <text:p>2,537</text:p>
          </table:table-cell>
          <table:table-cell table:style-name="ce49" office:value-type="float" office:value="2539" calcext:value-type="float">
            <text:p>2,5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Nacht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Notariss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2" calcext:value-type="float">
            <text:p>72</text:p>
          </table:table-cell>
          <table:table-cell table:style-name="ce30"/>
          <table:table-cell table:style-name="ce30" office:value-type="float" office:value="72" calcext:value-type="float">
            <text:p>72</text:p>
          </table:table-cell>
          <table:table-cell table:style-name="ce30"/>
          <table:table-cell table:style-name="ce14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Notarissen (kandidaat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office:annotation draw:style-name="gr1" draw:text-style-name="P1" svg:width="3.582cm" svg:height="1.957cm" svg:x="20.67cm" svg:y="481.912cm" draw:caption-point-x="13.89cm" draw:caption-point-y="1.782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6. Dit moet zijn 16.</text:span></text:p>
              <text:p text:style-name="P1"><text:span text:style-name="T2"/></text:p>
            </office:annotation>
            <text:p>16</text:p>
          </table:table-cell>
          <table:table-cell table:style-name="ce30"/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Olieslagers en molenaa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134" calcext:value-type="float">
            <text:p>1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Omroepers, aanplak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Ondernemers en direkteurs van begrafenis- en ziekenfondsen/?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Ondernemers en direkteurs van naamlooze en verdere handel-maatschappij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Ondernemers en direkteurs van verzekering- en brandwaarborgmaatschappijen/?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Ondernemers en direkteurs van openbare werk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7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103" calcext:value-type="float">
            <text:p>103</text:p>
          </table:table-cell>
          <table:table-cell table:style-name="ce14" office:value-type="float" office:value="520" calcext:value-type="float">
            <text:p>5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Opzigters, conducteu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Orgeldraaijers, straatmuz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Oudijzer-, oude kleederen-, beenen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aarden- en veehouders en verkoopers, koemel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aarden- en beestensnij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annen-, potten-, pijpen-, steen- en tegelbak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14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apier- en gekleurd papier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apier- en gekleurd papierhandelaa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apier- en gekleurd papierwerk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arapluie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ennenberei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ik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ik- en teersto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laat- en steendrukkers, plaatsnij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leistergieters, boetsee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30" calcext:value-type="float">
            <text:p>330</text:p>
          </table:table-cell>
          <table:table-cell table:style-name="ce30"/>
          <table:table-cell table:style-name="ce30" office:value-type="float" office:value="330" calcext:value-type="float">
            <text:p>330</text:p>
          </table:table-cell>
          <table:table-cell table:style-name="ce30"/>
          <table:table-cell table:style-name="ce14" office:value-type="float" office:value="330" calcext:value-type="float">
            <text:p>3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rokureu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ublieke vrouwen, publiekhuishou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Pijpen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Ree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Regterlijke magt (ambtenaren der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1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Renteniers, partikulieren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769" calcext:value-type="float">
            <text:p>769</text:p>
          </table:table-cell>
          <table:table-cell table:style-name="ce49" office:value-type="float" office:value="1323" calcext:value-type="float">
            <text:p>1,3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Rent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Rijtuig-, wagen-, koffer-, zadel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511" calcext:value-type="float">
            <text:p>511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516" calcext:value-type="float">
            <text:p>5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Rijtuigschil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chaarslij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1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chat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1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cheep-, blok-, mast- en zeilmakers, rafactiemeesters, scheepsloopers, takelaa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14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cheepsw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cheikundige voorwerpen en verfwaren (fabrijkanten en werklieden in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chelpvisschers, schul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cherm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childers (huis-), glazen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409" calcext:value-type="float">
            <text:p>40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69" calcext:value-type="float">
            <text:p>769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774" calcext:value-type="float">
            <text:p>7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choenmakers en lappers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24" calcext:value-type="float">
            <text:p>524</text:p>
          </table:table-cell>
          <table:table-cell table:style-name="ce30"/>
          <table:table-cell table:style-name="ce31" office:value-type="float" office:value="4559" calcext:value-type="float">
            <text:p>4,559</text:p>
          </table:table-cell>
          <table:table-cell table:style-name="ce30" office:value-type="float" office:value="10" calcext:value-type="float">
            <text:p>10</text:p>
          </table:table-cell>
          <table:table-cell table:style-name="ce31" office:value-type="float" office:value="5207" calcext:value-type="float">
            <text:p>5,207</text:p>
          </table:table-cell>
          <table:table-cell table:style-name="ce30" office:value-type="float" office:value="11" calcext:value-type="float">
            <text:p>11</text:p>
          </table:table-cell>
          <table:table-cell table:style-name="ce49" office:value-type="float" office:value="5218" calcext:value-type="float">
            <text:p>5,2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choolleerlingen</text:p>
          </table:table-cell>
          <table:table-cell/>
          <table:table-cell table:style-name="ce23" office:value-type="float" office:value="7298" calcext:value-type="float">
            <text:p>7,298</text:p>
          </table:table-cell>
          <table:table-cell table:style-name="ce31" office:value-type="float" office:value="6385" calcext:value-type="float">
            <text:p>6,385</text:p>
          </table:table-cell>
          <table:table-cell table:style-name="ce31" office:value-type="float" office:value="2848" calcext:value-type="float">
            <text:p>2,848</text:p>
          </table:table-cell>
          <table:table-cell table:style-name="ce31" office:value-type="float" office:value="2649" calcext:value-type="float">
            <text:p>2,649</text:p>
          </table:table-cell>
          <table:table-cell table:style-name="ce31" office:value-type="float" office:value="2643" calcext:value-type="float">
            <text:p>2,643</text:p>
          </table:table-cell>
          <table:table-cell table:style-name="ce31" office:value-type="float" office:value="2179" calcext:value-type="float">
            <text:p>2,179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45" calcext:value-type="float">
            <text:p>145</text:p>
          </table:table-cell>
          <table:table-cell table:style-name="ce31" office:value-type="float" office:value="12968" calcext:value-type="float">
            <text:p>12,968</text:p>
          </table:table-cell>
          <table:table-cell table:style-name="ce31" office:value-type="float" office:value="11358" calcext:value-type="float">
            <text:p>11,358</text:p>
          </table:table-cell>
          <table:table-cell table:style-name="ce49" office:value-type="float" office:value="24326" calcext:value-type="float">
            <text:p>24,3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choorsteenve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lijpers (diamant-, glas-, marmer-, metaal- enz.)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meden grof-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446" calcext:value-type="float">
            <text:p>4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meden hoef-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6" calcext:value-type="float">
            <text:p>6</text:p>
          </table:table-cell>
          <table:table-cell table:style-name="ce14" office:value-type="float" office:value="467" calcext:value-type="float">
            <text:p>46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meden kagchel- en ander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71" calcext:value-type="float">
            <text:p>2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ollicit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peldenfabrijkanten en werk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piegelmakers en 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pinners, spoelders, wevers</text:p>
          </table:table-cell>
          <table:table-cell/>
          <table:table-cell table:style-name="ce7" office:value-type="float" office:value="41" calcext:value-type="float">
            <text:p>4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228" calcext:value-type="float">
            <text:p>228</text:p>
          </table:table-cell>
          <table:table-cell table:style-name="ce31" office:value-type="float" office:value="4396" calcext:value-type="float">
            <text:p>4,396</text:p>
          </table:table-cell>
          <table:table-cell table:style-name="ce31" office:value-type="float" office:value="2753" calcext:value-type="float">
            <text:p>2,753</text:p>
          </table:table-cell>
          <table:table-cell table:style-name="ce31" office:value-type="float" office:value="4934" calcext:value-type="float">
            <text:p>4,934</text:p>
          </table:table-cell>
          <table:table-cell table:style-name="ce31" office:value-type="float" office:value="3070" calcext:value-type="float">
            <text:p>3,070</text:p>
          </table:table-cell>
          <table:table-cell table:style-name="ce49" office:value-type="float" office:value="8004" calcext:value-type="float">
            <text:p>8,0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poorweg- en stoombootbeamb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pijker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talhouders, rijtuigverhuur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teenhouw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teenkolen-, hout- en turf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telzie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toelen-bekleeders, draaijers, mat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toffenverwers, glan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traat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14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tudenten aan hooge scholen, athenaea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tudenten aan academien, clinische schol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tudenten aan seminarien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2" calcext:value-type="float">
            <text:p>102</text:p>
          </table:table-cell>
          <table:table-cell table:style-name="ce30"/>
          <table:table-cell table:style-name="ce30" office:value-type="float" office:value="384" calcext:value-type="float">
            <text:p>384</text:p>
          </table:table-cell>
          <table:table-cell table:style-name="ce30"/>
          <table:table-cell table:style-name="ce30" office:value-type="float" office:value="487" calcext:value-type="float">
            <text:p>487</text:p>
          </table:table-cell>
          <table:table-cell table:style-name="ce30"/>
          <table:table-cell table:style-name="ce14" office:value-type="float" office:value="487" calcext:value-type="float">
            <text:p>4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tukadoors, wit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tijfsel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uiker- en pastijba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Suikerraffinad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Taalmeesters, translat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Tabak- en sigaren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Tabak- en sigarenkervers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Tabak- en sigarenplan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Tabak- en sigaren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Tapijt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Timmerlieden, kistenmakers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9" calcext:value-type="float">
            <text:p>59</text:p>
          </table:table-cell>
          <table:table-cell table:style-name="ce30"/>
          <table:table-cell table:style-name="ce31" office:value-type="float" office:value="2086" calcext:value-type="float">
            <text:p>2,086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2151" calcext:value-type="float">
            <text:p>2,151</text:p>
          </table:table-cell>
          <table:table-cell table:style-name="ce30" office:value-type="float" office:value="3" calcext:value-type="float">
            <text:p>3</text:p>
          </table:table-cell>
          <table:table-cell table:style-name="ce49" office:value-type="float" office:value="2154" calcext:value-type="float">
            <text:p>2,1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Tinnegie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Tol- en pontgaarders, brug- en sluiswach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Touwslagers, baanwer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Traansto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Turf-, koorn- en kolendra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Uitdragers, uitventers, leurders</text:p>
          </table:table-cell>
          <table:table-cell/>
          <table:table-cell table:style-name="ce7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72" calcext:value-type="float">
            <text:p>72</text:p>
          </table:table-cell>
          <table:table-cell table:style-name="ce14" office:value-type="float" office:value="165" calcext:value-type="float">
            <text:p>1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Uurwerk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2" calcext:value-type="float">
            <text:p>112</text:p>
          </table:table-cell>
          <table:table-cell table:style-name="ce30"/>
          <table:table-cell table:style-name="ce30" office:value-type="float" office:value="113" calcext:value-type="float">
            <text:p>113</text:p>
          </table:table-cell>
          <table:table-cell table:style-name="ce30"/>
          <table:table-cell table:style-name="ce14" office:value-type="float" office:value="113" calcext:value-type="float">
            <text:p>1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Veearts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1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Veenlieden, turfboe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Vendumees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Vergulders, lijsten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Vill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Vischdroogers en roo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Visch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Vissch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320" calcext:value-type="float">
            <text:p>320</text:p>
          </table:table-cell>
          <table:table-cell table:style-name="ce30"/>
          <table:table-cell table:style-name="ce30" office:value-type="float" office:value="330" calcext:value-type="float">
            <text:p>330</text:p>
          </table:table-cell>
          <table:table-cell table:style-name="ce30"/>
          <table:table-cell table:style-name="ce14" office:value-type="float" office:value="330" calcext:value-type="float">
            <text:p>3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Vleeschhouwers, spekslagers, poeli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11" calcext:value-type="float">
            <text:p>11</text:p>
          </table:table-cell>
          <table:table-cell table:style-name="ce14" office:value-type="float" office:value="352" calcext:value-type="float">
            <text:p>3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Voddenra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Voerlieden, koetsiers, loopers, postknechten en slee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11" calcext:value-type="float">
            <text:p>11</text:p>
          </table:table-cell>
          <table:table-cell table:style-name="ce14" office:value-type="float" office:value="428" calcext:value-type="float">
            <text:p>4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Vogelverkoopers, kooiboer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14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Wafel- en poffertjesba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Watermolen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14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We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Werktuigkundigen en makers, balans- en brandspuit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Wijn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IJkmees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IJzer- en koperdraaij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IJzergie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Zaadverkoop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Zaakwaarnemers, commissionnai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1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Zakkenmakers en verhuu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Zand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Zeepzie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Zeevaartscholen onderwij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Zeevaartscholen 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Ziekenoppass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Zoutzie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Zwaardve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Zwavelstokkenmakers en 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Zijdeteelt (personen behoorende tot de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Verschillende beroep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Zonder beroep</text:p>
          </table:table-cell>
          <table:table-cell/>
          <table:table-cell table:style-name="ce23" office:value-type="float" office:value="26139" calcext:value-type="float">
            <text:p>26,139</text:p>
          </table:table-cell>
          <table:table-cell table:style-name="ce31" office:value-type="float" office:value="25975" calcext:value-type="float">
            <text:p>25,975</text:p>
          </table:table-cell>
          <table:table-cell table:style-name="ce31" office:value-type="float" office:value="3265" calcext:value-type="float">
            <text:p>3,265</text:p>
          </table:table-cell>
          <table:table-cell table:style-name="ce31" office:value-type="float" office:value="3761" calcext:value-type="float">
            <text:p>3,761</text:p>
          </table:table-cell>
          <table:table-cell table:style-name="ce31" office:value-type="float" office:value="5389" calcext:value-type="float">
            <text:p>5,389</text:p>
          </table:table-cell>
          <table:table-cell table:style-name="ce31" office:value-type="float" office:value="7299" calcext:value-type="float">
            <text:p>7,299</text:p>
          </table:table-cell>
          <table:table-cell table:style-name="ce31" office:value-type="float" office:value="7405" calcext:value-type="float">
            <text:p>7,405</text:p>
          </table:table-cell>
          <table:table-cell table:style-name="ce31" office:value-type="float" office:value="48493" calcext:value-type="float">
            <text:p>48,493</text:p>
          </table:table-cell>
          <table:table-cell table:style-name="ce30" office:value-type="string" calcext:value-type="string">
            <text:p>42.200/1</text:p>
          </table:table-cell>
          <table:table-cell table:style-name="ce30" office:value-type="string" calcext:value-type="string">
            <text:p>85.529/2</text:p>
          </table:table-cell>
          <table:table-cell table:style-name="ce49" office:value-type="float" office:value="127729" calcext:value-type="float">
            <text:p>127,7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Beroep onbekend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VIJF EN ZEVENTIG GEMEENTEN TEN PLATTEN LANDE.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3" office:value-type="float" office:value="34065" calcext:value-type="float">
            <text:p>34,065</text:p>
          </table:table-cell>
          <table:table-cell table:style-name="ce31" office:value-type="float" office:value="32826" calcext:value-type="float">
            <text:p>32,826</text:p>
          </table:table-cell>
          <table:table-cell table:style-name="ce30" office:value-type="float" office:value="7000" calcext:value-type="float">
            <text:p>7000</text:p>
          </table:table-cell>
          <table:table-cell table:style-name="ce31" office:value-type="float" office:value="6901" calcext:value-type="float">
            <text:p>6,901</text:p>
          </table:table-cell>
          <table:table-cell table:style-name="ce31" office:value-type="float" office:value="13828" calcext:value-type="float">
            <text:p>13,828</text:p>
          </table:table-cell>
          <table:table-cell table:style-name="ce31" office:value-type="float" office:value="13134" calcext:value-type="float">
            <text:p>13,134</text:p>
          </table:table-cell>
          <table:table-cell table:style-name="ce31" office:value-type="float" office:value="103065" calcext:value-type="float">
            <text:p>103,065</text:p>
          </table:table-cell>
          <table:table-cell table:style-name="ce31" office:value-type="float" office:value="105415" calcext:value-type="float">
            <text:p>105,415</text:p>
          </table:table-cell>
          <table:table-cell table:style-name="ce31" office:value-type="float" office:value="157960" calcext:value-type="float">
            <text:p>157,960</text:p>
          </table:table-cell>
          <table:table-cell table:style-name="ce31" office:value-type="float" office:value="158277" calcext:value-type="float">
            <text:p>158,277</text:p>
          </table:table-cell>
          <table:table-cell table:style-name="ce49" office:value-type="float" office:value="316237" calcext:value-type="float">
            <text:p>316,2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annem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14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ardappelenmeelfabrijkanten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ardewerk- en porcelein- 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ardewerk- en porcelein- kooplied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dvoka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5" calcext:value-type="float">
            <text:p>65</text:p>
          </table:table-cell>
          <table:table-cell table:style-name="ce30"/>
          <table:table-cell table:style-name="ce30" office:value-type="float" office:value="65" calcext:value-type="float">
            <text:p>65</text:p>
          </table:table-cell>
          <table:table-cell table:style-name="ce30"/>
          <table:table-cell table:style-name="ce14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fbraakverkoo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luin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mbtenaren Staats-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677" calcext:value-type="float">
            <text:p>6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mbtenaren Provinciale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3" calcext:value-type="float">
            <text:p>53</text:p>
          </table:table-cell>
          <table:table-cell table:style-name="ce30"/>
          <table:table-cell table:style-name="ce30" office:value-type="float" office:value="53" calcext:value-type="float">
            <text:p>53</text:p>
          </table:table-cell>
          <table:table-cell table:style-name="ce30"/>
          <table:table-cell table:style-name="ce14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mbtenaren Gemeente-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77" calcext:value-type="float">
            <text:p>47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77" calcext:value-type="float">
            <text:p>477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478" calcext:value-type="float">
            <text:p>47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mbtenaren Niet genoemde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pothekers, drogis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rbeiders, daglooners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68" calcext:value-type="float">
            <text:p>68</text:p>
          </table:table-cell>
          <table:table-cell table:style-name="ce31" office:value-type="float" office:value="1006" calcext:value-type="float">
            <text:p>1,006</text:p>
          </table:table-cell>
          <table:table-cell table:style-name="ce30" office:value-type="float" office:value="612" calcext:value-type="float">
            <text:p>612</text:p>
          </table:table-cell>
          <table:table-cell table:style-name="ce31" office:value-type="float" office:value="24134" calcext:value-type="float">
            <text:p>24,134</text:p>
          </table:table-cell>
          <table:table-cell table:style-name="ce31" office:value-type="float" office:value="14924" calcext:value-type="float">
            <text:p>14,924</text:p>
          </table:table-cell>
          <table:table-cell table:style-name="ce31" office:value-type="float" office:value="25295" calcext:value-type="float">
            <text:p>25,295</text:p>
          </table:table-cell>
          <table:table-cell table:style-name="ce31" office:value-type="float" office:value="15621" calcext:value-type="float">
            <text:p>15,621</text:p>
          </table:table-cell>
          <table:table-cell table:style-name="ce49" office:value-type="float" office:value="40916" calcext:value-type="float">
            <text:p>40,9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sch-, bagger-, vuilnislied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Azijnstokers, kunstazij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aardscheerders, kappers, paruik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adstoofhou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ankiers, effektenhandelaars, geldwisselaars, kassi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ed- en matrassenmakers en verhuurders, behangers, stoffeer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63" calcext:value-type="float">
            <text:p>63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/>
          <table:table-cell table:style-name="ce1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eeldhouwers, lofwerksnij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14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eleenbankhouders, inbrenge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ested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estellers, expediteurs, factoors, voetbod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9" calcext:value-type="float">
            <text:p>9</text:p>
          </table:table-cell>
          <table:table-cell table:style-name="ce14" office:value-type="float" office:value="93" calcext:value-type="float">
            <text:p>9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ezembinders, rietboeren, rijswer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ierbrouwers, bierste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28" calcext:value-type="float">
            <text:p>28</text:p>
          </table:table-cell>
          <table:table-cell table:style-name="ce14" office:value-type="float" office:value="371" calcext:value-type="float">
            <text:p>3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illard-, kaatsballen-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leekers</text:p>
          </table:table-cell>
          <table:table-cell/>
          <table:table-cell table:style-name="ce7"/>
          <table:table-cell table:style-name="ce30" table:number-columns-repeated="3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7" calcext:value-type="float">
            <text:p>7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lik- en pleetwerkers, lamp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loemisten, boomkweekers, tuiniers, warmoezeniers</text:p>
          </table:table-cell>
          <table:table-cell/>
          <table:table-cell table:style-name="ce7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74" calcext:value-type="float">
            <text:p>874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932" calcext:value-type="float">
            <text:p>932</text:p>
          </table:table-cell>
          <table:table-cell table:style-name="ce30" office:value-type="float" office:value="351" calcext:value-type="float">
            <text:p>351</text:p>
          </table:table-cell>
          <table:table-cell table:style-name="ce49" office:value-type="float" office:value="1283" calcext:value-type="float">
            <text:p>1,28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oekbind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107" calcext:value-type="float">
            <text:p>107</text:p>
          </table:table-cell>
          <table:table-cell table:style-name="ce30"/>
          <table:table-cell table:style-name="ce30" office:value-type="float" office:value="142" calcext:value-type="float">
            <text:p>142</text:p>
          </table:table-cell>
          <table:table-cell table:style-name="ce30"/>
          <table:table-cell table:style-name="ce14" office:value-type="float" office:value="142" calcext:value-type="float">
            <text:p>1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oek- en dagbladdrukkers en verkoopers 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oek- en dagbladdrukkers en verkoopers knechts, letterzett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30" office:value-type="float" office:value="112" calcext:value-type="float">
            <text:p>112</text:p>
          </table:table-cell>
          <table:table-cell table:style-name="ce30"/>
          <table:table-cell table:style-name="ce14" office:value-type="float" office:value="112" calcext:value-type="float">
            <text:p>1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ont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ordpapier (werkers in) doozen-, kaart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orduurwerkers, kantwerkers</text:p>
          </table:table-cell>
          <table:table-cell/>
          <table:table-cell table:style-name="ce7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39" calcext:value-type="float">
            <text:p>339</text:p>
          </table:table-cell>
          <table:table-cell table:style-name="ce14" office:value-type="float" office:value="344" calcext:value-type="float">
            <text:p>3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orstel-, kaarden-, kammen-, rijven-, zeeften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72" calcext:value-type="float">
            <text:p>72</text:p>
          </table:table-cell>
          <table:table-cell table:style-name="ce30"/>
          <table:table-cell table:style-name="ce30" office:value-type="float" office:value="83" calcext:value-type="float">
            <text:p>83</text:p>
          </table:table-cell>
          <table:table-cell table:style-name="ce30"/>
          <table:table-cell table:style-name="ce14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ouw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randers en stokers van stroop, likeuren, sterke dranken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reuk- en draagbanden-, keurslijv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rillenslijpers en 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rood-, kleingoed-, koek- en banketbakkers en slijters</text:p>
          </table:table-cell>
          <table:table-cell/>
          <table:table-cell table:style-name="ce7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95" calcext:value-type="float">
            <text:p>95</text:p>
          </table:table-cell>
          <table:table-cell table:style-name="ce30"/>
          <table:table-cell table:style-name="ce31" office:value-type="float" office:value="1749" calcext:value-type="float">
            <text:p>1,749</text:p>
          </table:table-cell>
          <table:table-cell table:style-name="ce30" office:value-type="float" office:value="47" calcext:value-type="float">
            <text:p>47</text:p>
          </table:table-cell>
          <table:table-cell table:style-name="ce31" office:value-type="float" office:value="1849" calcext:value-type="float">
            <text:p>1,849</text:p>
          </table:table-cell>
          <table:table-cell table:style-name="ce30" office:value-type="float" office:value="47" calcext:value-type="float">
            <text:p>47</text:p>
          </table:table-cell>
          <table:table-cell table:style-name="ce49" office:value-type="float" office:value="1896" calcext:value-type="float">
            <text:p>1,8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ijenteelt (personen behoorende tot de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Chicorei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Chocolade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Dagbladschrijvers, letterkundig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Debiteurs en gedelegeerden in de loterij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Dekkers (lei-, pannen-, riet-)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25" calcext:value-type="float">
            <text:p>625</text:p>
          </table:table-cell>
          <table:table-cell table:style-name="ce30"/>
          <table:table-cell table:style-name="ce30" office:value-type="float" office:value="633" calcext:value-type="float">
            <text:p>633</text:p>
          </table:table-cell>
          <table:table-cell table:style-name="ce30"/>
          <table:table-cell table:style-name="ce14" office:value-type="float" office:value="633" calcext:value-type="float">
            <text:p>6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Deurwaar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9" calcext:value-type="float">
            <text:p>59</text:p>
          </table:table-cell>
          <table:table-cell table:style-name="ce30"/>
          <table:table-cell table:style-name="ce30" office:value-type="float" office:value="59" calcext:value-type="float">
            <text:p>59</text:p>
          </table:table-cell>
          <table:table-cell table:style-name="ce30"/>
          <table:table-cell table:style-name="ce14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Dienstboden, bakers, huisbewaarders, minnen, oppassers, porti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880" calcext:value-type="float">
            <text:p>880</text:p>
          </table:table-cell>
          <table:table-cell table:style-name="ce31" office:value-type="float" office:value="5090" calcext:value-type="float">
            <text:p>5,090</text:p>
          </table:table-cell>
          <table:table-cell table:style-name="ce31" office:value-type="float" office:value="13609" calcext:value-type="float">
            <text:p>13,609</text:p>
          </table:table-cell>
          <table:table-cell table:style-name="ce31" office:value-type="float" office:value="5406" calcext:value-type="float">
            <text:p>5,406</text:p>
          </table:table-cell>
          <table:table-cell table:style-name="ce31" office:value-type="float" office:value="14533" calcext:value-type="float">
            <text:p>14,533</text:p>
          </table:table-cell>
          <table:table-cell table:style-name="ce49" office:value-type="float" office:value="19939" calcext:value-type="float">
            <text:p>19,9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Doodgravers, bedienaars van begrafenissen, verhuurders van rouwkleeder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Fabrijkanten van verschillenden aard</text:p>
          </table:table-cell>
          <table:table-cell/>
          <table:table-cell table:style-name="ce7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508" calcext:value-type="float">
            <text:p>508</text:p>
          </table:table-cell>
          <table:table-cell table:style-name="ce30" office:value-type="float" office:value="104" calcext:value-type="float">
            <text:p>104</text:p>
          </table:table-cell>
          <table:table-cell table:style-name="ce14" office:value-type="float" office:value="612" calcext:value-type="float">
            <text:p>6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Fineerzag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aarkeukenhou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alanteriewaren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aren- en bandwinkeliers</text:p>
          </table:table-cell>
          <table:table-cell/>
          <table:table-cell table:style-name="ce7"/>
          <table:table-cell table:style-name="ce30" table:number-columns-repeated="5"/>
          <table:table-cell table:number-columns-repeated="4" table:style-name="ce30" office:value-type="float" office:value="6" calcext:value-type="float">
            <text:p>6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as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41" calcext:value-type="float">
            <text:p>41</text:p>
          </table:table-cell>
          <table:table-cell table:style-name="ce14" office:value-type="float" office:value="332" calcext:value-type="float">
            <text:p>3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epensioneerden (burgerlijke en militaire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96" calcext:value-type="float">
            <text:p>896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896" calcext:value-type="float">
            <text:p>896</text:p>
          </table:table-cell>
          <table:table-cell table:style-name="ce30" office:value-type="float" office:value="106" calcext:value-type="float">
            <text:p>106</text:p>
          </table:table-cell>
          <table:table-cell table:style-name="ce49" office:value-type="float" office:value="1002" calcext:value-type="float">
            <text:p>1,00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eschutgieters, geweer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ezantschappen en consulaten (personen behoorende tot de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lasbla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odsdienstleeraren en aan de dienst verbonden personen. Protestanten, predi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04" calcext:value-type="float">
            <text:p>104</text:p>
          </table:table-cell>
          <table:table-cell table:style-name="ce30"/>
          <table:table-cell table:style-name="ce30" office:value-type="float" office:value="104" calcext:value-type="float">
            <text:p>104</text:p>
          </table:table-cell>
          <table:table-cell table:style-name="ce30"/>
          <table:table-cell table:style-name="ce14" office:value-type="float" office:value="104" calcext:value-type="float">
            <text:p>1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68" calcext:value-type="float">
            <text:p>568</text:p>
          </table:table-cell>
          <table:table-cell table:style-name="ce30"/>
          <table:table-cell table:style-name="ce30" office:value-type="float" office:value="568" calcext:value-type="float">
            <text:p>568</text:p>
          </table:table-cell>
          <table:table-cell table:style-name="ce30"/>
          <table:table-cell table:style-name="ce14" office:value-type="float" office:value="568" calcext:value-type="float">
            <text:p>5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4" calcext:value-type="float">
            <text:p>14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519" calcext:value-type="float">
            <text:p>519</text:p>
          </table:table-cell>
          <table:table-cell table:style-name="ce14" office:value-type="float" office:value="591" calcext:value-type="float">
            <text:p>59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odsdienstleeraren en aan de dienst verbonden personen. Israeliten, rabbijn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ouddraadtrekkers, passementwerk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raanhandelaars, gist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raveurs op hout, metaal en steen, stempelsnij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riendbaz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roenten-, fruitverkoopers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3" calcext:value-type="float">
            <text:p>103</text:p>
          </table:table-cell>
          <table:table-cell table:style-name="ce14" office:value-type="float" office:value="117" calcext:value-type="float">
            <text:p>1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rondeigenar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5" calcext:value-type="float">
            <text:p>25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rossiers, slij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3" calcext:value-type="float">
            <text:p>13</text:p>
          </table:table-cell>
          <table:table-cell table:style-name="ce14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Grutters, kruideni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43" calcext:value-type="float">
            <text:p>43</text:p>
          </table:table-cell>
          <table:table-cell table:style-name="ce14" office:value-type="float" office:value="390" calcext:value-type="float">
            <text:p>3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aarwerkers</text:p>
          </table:table-cell>
          <table:table-cell/>
          <table:table-cell table:style-name="ce7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andels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andelsreizi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14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andschoenen- en dass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aven- en baken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eemraden en verdere ambtenaren van de waterschapp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eetmaaij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ennep- en vlasbereiders en teel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erbergiers, kasteleins, koffijhuishouders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226" calcext:value-type="float">
            <text:p>226</text:p>
          </table:table-cell>
          <table:table-cell table:style-name="ce14" office:value-type="float" office:value="731" calcext:value-type="float">
            <text:p>7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erders en veehoeders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93" calcext:value-type="float">
            <text:p>93</text:p>
          </table:table-cell>
          <table:table-cell table:style-name="ce14" office:value-type="float" office:value="756" calcext:value-type="float">
            <text:p>7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oeden-, petten- en stroohoed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7" calcext:value-type="float">
            <text:p>7</text:p>
          </table:table-cell>
          <table:table-cell table:style-name="ce14" office:value-type="float" office:value="238" calcext:value-type="float">
            <text:p>2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outhakkers</text:p>
          </table:table-cell>
          <table:table-cell/>
          <table:table-cell table:style-name="ce7"/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200" calcext:value-type="float">
            <text:p>200</text:p>
          </table:table-cell>
          <table:table-cell table:style-name="ce30"/>
          <table:table-cell table:style-name="ce30" office:value-type="float" office:value="245" calcext:value-type="float">
            <text:p>245</text:p>
          </table:table-cell>
          <table:table-cell table:style-name="ce30"/>
          <table:table-cell table:style-name="ce14" office:value-type="float" office:value="245" calcext:value-type="float">
            <text:p>2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outzaagmolenaars, houtzagers, hout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77" calcext:value-type="float">
            <text:p>177</text:p>
          </table:table-cell>
          <table:table-cell table:style-name="ce30"/>
          <table:table-cell table:style-name="ce30" office:value-type="float" office:value="180" calcext:value-type="float">
            <text:p>180</text:p>
          </table:table-cell>
          <table:table-cell table:style-name="ce30"/>
          <table:table-cell table:style-name="ce14" office:value-type="float" office:value="180" calcext:value-type="float">
            <text:p>1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Huisleerlingen</text:p>
          </table:table-cell>
          <table:table-cell/>
          <table:table-cell table:style-name="ce7" office:value-type="float" office:value="401" calcext:value-type="float">
            <text:p>401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848" calcext:value-type="float">
            <text:p>848</text:p>
          </table:table-cell>
          <table:table-cell table:style-name="ce30" office:value-type="float" office:value="752" calcext:value-type="float">
            <text:p>752</text:p>
          </table:table-cell>
          <table:table-cell table:style-name="ce14" office:value-type="string" calcext:value-type="string">
            <text:p>1.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Ingenieurs en verdere ambtenaren van den waterstaa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14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Inleggers van levensbehoef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Jag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1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Jagt (personen behoorende tot de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14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Juweliers, goud- en zilversmeden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307" calcext:value-type="float">
            <text:p>3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aarders, wolkamm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aarsenmakers (smeer- en was-)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2" calcext:value-type="float">
            <text:p>12</text:p>
          </table:table-cell>
          <table:table-cell table:style-name="ce14" office:value-type="float" office:value="47" calcext:value-type="float">
            <text:p>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abinet- en schrijnwerkers, kunstdraaijers</text:p>
          </table:table-cell>
          <table:table-cell/>
          <table:table-cell table:style-name="ce7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33" calcext:value-type="float">
            <text:p>233</text:p>
          </table:table-cell>
          <table:table-cell table:style-name="ce30"/>
          <table:table-cell table:style-name="ce30" office:value-type="float" office:value="257" calcext:value-type="float">
            <text:p>257</text:p>
          </table:table-cell>
          <table:table-cell table:style-name="ce30"/>
          <table:table-cell table:style-name="ce14" office:value-type="float" office:value="257" calcext:value-type="float">
            <text:p>2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adetten van de landmagt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33" calcext:value-type="float">
            <text:p>133</text:p>
          </table:table-cell>
          <table:table-cell table:style-name="ce30"/>
          <table:table-cell table:style-name="ce30" office:value-type="float" office:value="144" calcext:value-type="float">
            <text:p>144</text:p>
          </table:table-cell>
          <table:table-cell table:style-name="ce30"/>
          <table:table-cell table:style-name="ce14" office:value-type="float" office:value="144" calcext:value-type="float">
            <text:p>1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adetten van de zeemagt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alkbranders, cement- en tras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antoor- en winkelbedienden, pakhuisknecht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77" calcext:value-type="float">
            <text:p>77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leedermakers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2289" calcext:value-type="float">
            <text:p>2,28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2.52</text:p>
          </table:table-cell>
          <table:table-cell table:style-name="ce30" office:value-type="float" office:value="19" calcext:value-type="float">
            <text:p>19</text:p>
          </table:table-cell>
          <table:table-cell table:style-name="ce49" office:value-type="float" office:value="2539" calcext:value-type="float">
            <text:p>2,5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leederen- en gemaaktgoed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leinhandelaars, winkeli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1355" calcext:value-type="float">
            <text:p>1,355</text:p>
          </table:table-cell>
          <table:table-cell table:style-name="ce31" office:value-type="float" office:value="1419" calcext:value-type="float">
            <text:p>1,419</text:p>
          </table:table-cell>
          <table:table-cell table:style-name="ce31" office:value-type="float" office:value="1356" calcext:value-type="float">
            <text:p>1,356</text:p>
          </table:table-cell>
          <table:table-cell table:style-name="ce31" office:value-type="float" office:value="1424" calcext:value-type="float">
            <text:p>1,424</text:p>
          </table:table-cell>
          <table:table-cell table:style-name="ce49" office:value-type="float" office:value="2780" calcext:value-type="float">
            <text:p>2,7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lerken en schrijvers bij notarissen, ontvangers, prokureurs, deurwaarders enz.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211" calcext:value-type="float">
            <text:p>211</text:p>
          </table:table-cell>
          <table:table-cell table:style-name="ce30"/>
          <table:table-cell table:style-name="ce30" office:value-type="float" office:value="219" calcext:value-type="float">
            <text:p>219</text:p>
          </table:table-cell>
          <table:table-cell table:style-name="ce30"/>
          <table:table-cell table:style-name="ce14" office:value-type="float" office:value="219" calcext:value-type="float">
            <text:p>2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lompenmak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805" calcext:value-type="float">
            <text:p>805</text:p>
          </table:table-cell>
          <table:table-cell table:style-name="ce30"/>
          <table:table-cell table:style-name="ce30" office:value-type="float" office:value="837" calcext:value-type="float">
            <text:p>837</text:p>
          </table:table-cell>
          <table:table-cell table:style-name="ce30"/>
          <table:table-cell table:style-name="ce14" office:value-type="float" office:value="837" calcext:value-type="float">
            <text:p>8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noop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1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olenbran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oninklijk Huis (personen, verbonden aan het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ooplieden van verschillenden aard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1" office:value-type="float" office:value="1098" calcext:value-type="float">
            <text:p>1,098</text:p>
          </table:table-cell>
          <table:table-cell table:style-name="ce30" office:value-type="float" office:value="128" calcext:value-type="float">
            <text:p>128</text:p>
          </table:table-cell>
          <table:table-cell table:style-name="ce31" office:value-type="float" office:value="1101" calcext:value-type="float">
            <text:p>1,101</text:p>
          </table:table-cell>
          <table:table-cell table:style-name="ce30" office:value-type="float" office:value="128" calcext:value-type="float">
            <text:p>128</text:p>
          </table:table-cell>
          <table:table-cell table:style-name="ce49" office:value-type="float" office:value="1229" calcext:value-type="float">
            <text:p>1,2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oornmolenaars</text:p>
          </table:table-cell>
          <table:table-cell/>
          <table:table-cell table:style-name="ce7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67" calcext:value-type="float">
            <text:p>567</text:p>
          </table:table-cell>
          <table:table-cell table:style-name="ce30" office:value-type="float" office:value="20" calcext:value-type="float">
            <text:p>20</text:p>
          </table:table-cell>
          <table:table-cell table:style-name="ce14" office:value-type="float" office:value="587" calcext:value-type="float">
            <text:p>5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oornverschie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oper- en blikslagers, draadvlechters, ketellappers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460" calcext:value-type="float">
            <text:p>4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oper-, klok- en geelgie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ostschoolhouders en onderwij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2" calcext:value-type="float">
            <text:p>22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ostschoolleerlingen</text:p>
          </table:table-cell>
          <table:table-cell/>
          <table:table-cell table:style-name="ce7" office:value-type="float" office:value="95" calcext:value-type="float">
            <text:p>95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335" calcext:value-type="float">
            <text:p>335</text:p>
          </table:table-cell>
          <table:table-cell table:style-name="ce14" office:value-type="float" office:value="989" calcext:value-type="float">
            <text:p>9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raankinde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ram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51" calcext:value-type="float">
            <text:p>51</text:p>
          </table:table-cell>
          <table:table-cell table:style-name="ce14" office:value-type="float" office:value="176" calcext:value-type="float">
            <text:p>1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ramm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rib- en dijkwerkers, heibaz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14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roeghouders, tappers enz.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252" calcext:value-type="float">
            <text:p>252</text:p>
          </table:table-cell>
          <table:table-cell table:style-name="ce14" office:value-type="float" office:value="894" calcext:value-type="float">
            <text:p>8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ruidfabrijkanten en vuurwerk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ruijers, sjouwers, schoenpoets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48" calcext:value-type="float">
            <text:p>1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rijgslieden van en boven den rang van 2den luitenan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11" calcext:value-type="float">
            <text:p>311</text:p>
          </table:table-cell>
          <table:table-cell table:style-name="ce30"/>
          <table:table-cell table:style-name="ce30" office:value-type="float" office:value="311" calcext:value-type="float">
            <text:p>311</text:p>
          </table:table-cell>
          <table:table-cell table:style-name="ce30"/>
          <table:table-cell table:style-name="ce14" office:value-type="float" office:value="311" calcext:value-type="float">
            <text:p>3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rijgslieden beneden den rang van 2den luitenant</text:p>
          </table:table-cell>
          <table:table-cell/>
          <table:table-cell table:style-name="ce7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1" office:value-type="float" office:value="3574" calcext:value-type="float">
            <text:p>3,574</text:p>
          </table:table-cell>
          <table:table-cell table:style-name="ce30"/>
          <table:table-cell table:style-name="ce31" office:value-type="float" office:value="3602" calcext:value-type="float">
            <text:p>3,602</text:p>
          </table:table-cell>
          <table:table-cell table:style-name="ce30"/>
          <table:table-cell table:style-name="ce49" office:value-type="float" office:value="3602" calcext:value-type="float">
            <text:p>3,60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uipers, hoepel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520" calcext:value-type="float">
            <text:p>520</text:p>
          </table:table-cell>
          <table:table-cell table:style-name="ce30"/>
          <table:table-cell table:style-name="ce30" office:value-type="float" office:value="542" calcext:value-type="float">
            <text:p>542</text:p>
          </table:table-cell>
          <table:table-cell table:style-name="ce30"/>
          <table:table-cell table:style-name="ce14" office:value-type="float" office:value="542" calcext:value-type="float">
            <text:p>5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unstenaars, goochelaa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unstkoopers, muzijk- en teekenhandela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unstlak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unstoefenaren muzijkanten, muzijkmeesters, organis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91" calcext:value-type="float">
            <text:p>9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unstoefenaren schil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1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unstoefenaren teekenaars, teekenmeesters, daguerreotypeurs, decorateu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unstoefenaren tooneelspelers, dansmeesters, zan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unst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Kurkensnij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andbouwers</text:p>
          </table:table-cell>
          <table:table-cell/>
          <table:table-cell table:style-name="ce7" office:value-type="float" office:value="56" calcext:value-type="float">
            <text:p>5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160" calcext:value-type="float">
            <text:p>160</text:p>
          </table:table-cell>
          <table:table-cell table:style-name="ce31" office:value-type="float" office:value="2185" calcext:value-type="float">
            <text:p>2,185</text:p>
          </table:table-cell>
          <table:table-cell table:style-name="ce30" office:value-type="string" calcext:value-type="string">
            <text:p>1.49</text:p>
          </table:table-cell>
          <table:table-cell table:style-name="ce31" office:value-type="float" office:value="38836" calcext:value-type="float">
            <text:p>38,836</text:p>
          </table:table-cell>
          <table:table-cell table:style-name="ce31" office:value-type="float" office:value="24442" calcext:value-type="float">
            <text:p>24,442</text:p>
          </table:table-cell>
          <table:table-cell table:style-name="ce31" office:value-type="float" office:value="41340" calcext:value-type="float">
            <text:p>41,340</text:p>
          </table:table-cell>
          <table:table-cell table:style-name="ce31" office:value-type="float" office:value="26141" calcext:value-type="float">
            <text:p>26,141</text:p>
          </table:table-cell>
          <table:table-cell table:style-name="ce49" office:value-type="float" office:value="67481" calcext:value-type="float">
            <text:p>67,4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andhuishoudkundige scholen onderwij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andhuishoudkundige scholen 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andmeters en teekenaars bij het kadaster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antaarnopste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atijnsche scholen onderwij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1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atijnsche scholen leerlingen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14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eerbereiders en looij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751" calcext:value-type="float">
            <text:p>75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21" calcext:value-type="float">
            <text:p>21</text:p>
          </table:table-cell>
          <table:table-cell table:style-name="ce14" office:value-type="float" office:value="797" calcext:value-type="float">
            <text:p>79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ettergie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iefdadige gestichten hoofd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2" calcext:value-type="float">
            <text:p>12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iefdadige gestichten dienstdoend personeel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5" calcext:value-type="float">
            <text:p>35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iniee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oodgieters en pompen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14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oodswezen en strandvonderij (personen behoorende tot)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oodwitm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Lijmzie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agazijn- en pakhuismeest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akelaars en kargadoo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andenmak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82" calcext:value-type="float">
            <text:p>18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anufakturen/* 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anufakturen/* kooplied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anufakturen/* werklieden</text:p>
          </table:table-cell>
          <table:table-cell/>
          <table:table-cell table:style-name="ce7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14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ariniers en zeelieden van en boven den rang van 2den luitenan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ariniers en zeelieden beneden den rang van 2den luitenant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atten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17" calcext:value-type="float">
            <text:p>17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eekrapbereiders en fabrijkan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1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eesters (keur-, markt-, waag-), afsla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elk-, boter-, kaas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essenmakers en slij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1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eters (kolen-, koorn-, hooi-, hout-, scheeps- enz.), wijnste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etselaars</text:p>
          </table:table-cell>
          <table:table-cell/>
          <table:table-cell table:style-name="ce7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string" calcext:value-type="string">
            <text:p>1.5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1544" calcext:value-type="float">
            <text:p>1,544</text:p>
          </table:table-cell>
          <table:table-cell table:style-name="ce30" office:value-type="float" office:value="4" calcext:value-type="float">
            <text:p>4</text:p>
          </table:table-cell>
          <table:table-cell table:style-name="ce49" office:value-type="float" office:value="1548" calcext:value-type="float">
            <text:p>1,5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odemaaksters</text:p>
          </table:table-cell>
          <table:table-cell/>
          <table:table-cell table:style-name="ce7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71" calcext:value-type="float">
            <text:p>71</text:p>
          </table:table-cell>
          <table:table-cell table:style-name="ce30"/>
          <table:table-cell table:style-name="ce30" office:value-type="float" office:value="76" calcext:value-type="float">
            <text:p>76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ol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outmolen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uzijkinstrument-, orgel-, forte pianomakers, stemmers en verkoop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Mijnwer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7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4703" calcext:value-type="float">
            <text:p>4,703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4945" calcext:value-type="float">
            <text:p>4,945</text:p>
          </table:table-cell>
          <table:table-cell table:style-name="ce49" office:value-type="float" office:value="4951" calcext:value-type="float">
            <text:p>4,9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Nachtwer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Notariss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14" office:value-type="float" office:value="93" calcext:value-type="float">
            <text:p>9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Notarissen (kandidaat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1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Olieslagers en molenaa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171" calcext:value-type="float">
            <text:p>1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Omroepers, aanplak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Ondernemers en direkteurs van begrafenis- en ziekenfondsen/?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Ondernemers en direkteurs van naamlooze en verdere handel-maatschappij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Ondernemers en direkteurs van verzekering- en brandwaarborgmaatschappijen/?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Ondernemers en direkteurs van openbare werk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7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194" calcext:value-type="float">
            <text:p>194</text:p>
          </table:table-cell>
          <table:table-cell table:style-name="ce14" office:value-type="float" office:value="733" calcext:value-type="float">
            <text:p>7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Opzigters, conducteurs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1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Orgeldraaijers, straatmuz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Oudijzer-, oude kleederen-, beenen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0" calcext:value-type="float">
            <text:p>10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aarden- en veehouders en verkoopers, koemel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aarden- en beestensnij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annen-, potten-, pijpen-, steen- en tegelbakk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164" calcext:value-type="float">
            <text:p>1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apier- en gekleurd papier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apier- en gekleurd papier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apier- en gekleurd papierwerklied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arapluie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ennenberei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ikeu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ik- en teersto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laat- en steendrukkers, plaatsnij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1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leistergieters, boetsee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79" calcext:value-type="float">
            <text:p>479</text:p>
          </table:table-cell>
          <table:table-cell table:style-name="ce30"/>
          <table:table-cell table:style-name="ce30" office:value-type="float" office:value="479" calcext:value-type="float">
            <text:p>479</text:p>
          </table:table-cell>
          <table:table-cell table:style-name="ce30"/>
          <table:table-cell table:style-name="ce14" office:value-type="float" office:value="479" calcext:value-type="float">
            <text:p>47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rokureu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ublieke vrouwen, publiekhuishoud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Pijpenmak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Reed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Regterlijke magt (ambtenaren der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8" calcext:value-type="float">
            <text:p>78</text:p>
          </table:table-cell>
          <table:table-cell table:style-name="ce30"/>
          <table:table-cell table:style-name="ce30" office:value-type="float" office:value="78" calcext:value-type="float">
            <text:p>78</text:p>
          </table:table-cell>
          <table:table-cell table:style-name="ce30"/>
          <table:table-cell table:style-name="ce14" office:value-type="float" office:value="78" calcext:value-type="float">
            <text:p>7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Renteniers, partikulieren</text:p>
          </table:table-cell>
          <table:table-cell/>
          <table:table-cell table:style-name="ce7"/>
          <table:table-cell table:style-name="ce30" table:number-columns-repeated="4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695" calcext:value-type="float">
            <text:p>695</text:p>
          </table:table-cell>
          <table:table-cell table:style-name="ce31" office:value-type="float" office:value="1025" calcext:value-type="float">
            <text:p>1,025</text:p>
          </table:table-cell>
          <table:table-cell table:style-name="ce30" office:value-type="float" office:value="695" calcext:value-type="float">
            <text:p>695</text:p>
          </table:table-cell>
          <table:table-cell table:style-name="ce31" office:value-type="float" office:value="1030" calcext:value-type="float">
            <text:p>1,030</text:p>
          </table:table-cell>
          <table:table-cell table:style-name="ce49" office:value-type="float" office:value="1725" calcext:value-type="float">
            <text:p>1,7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Rent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Rijtuig-, wagen-, koffer-, zadel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8" calcext:value-type="float">
            <text:p>8</text:p>
          </table:table-cell>
          <table:table-cell table:style-name="ce14" office:value-type="float" office:value="679" calcext:value-type="float">
            <text:p>67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Rijtuigschild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chaarslij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14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chat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cheep-, blok-, mast- en zeilmakers, rafactiemeesters, scheepsloopers, takelaa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84" calcext:value-type="float">
            <text:p>84</text:p>
          </table:table-cell>
          <table:table-cell table:style-name="ce30"/>
          <table:table-cell table:style-name="ce30" office:value-type="float" office:value="87" calcext:value-type="float">
            <text:p>87</text:p>
          </table:table-cell>
          <table:table-cell table:style-name="ce30"/>
          <table:table-cell table:style-name="ce14" office:value-type="float" office:value="87" calcext:value-type="float">
            <text:p>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cheepswa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cheikundige voorwerpen en verfwaren (fabrijkanten en werklieden in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chelpvisschers, schulp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cherm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childers (huis-), glazen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700" calcext:value-type="float">
            <text:p>70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31" office:value-type="float" office:value="1101" calcext:value-type="float">
            <text:p>1,101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1148" calcext:value-type="float">
            <text:p>1,148</text:p>
          </table:table-cell>
          <table:table-cell table:style-name="ce30" office:value-type="float" office:value="6" calcext:value-type="float">
            <text:p>6</text:p>
          </table:table-cell>
          <table:table-cell table:style-name="ce49" office:value-type="float" office:value="1154" calcext:value-type="float">
            <text:p>1,1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choenmakers en lappers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66" calcext:value-type="float">
            <text:p>666</text:p>
          </table:table-cell>
          <table:table-cell table:style-name="ce30"/>
          <table:table-cell table:style-name="ce31" office:value-type="float" office:value="5714" calcext:value-type="float">
            <text:p>5,714</text:p>
          </table:table-cell>
          <table:table-cell table:style-name="ce30" office:value-type="float" office:value="20" calcext:value-type="float">
            <text:p>20</text:p>
          </table:table-cell>
          <table:table-cell table:style-name="ce31" office:value-type="float" office:value="6524" calcext:value-type="float">
            <text:p>6,524</text:p>
          </table:table-cell>
          <table:table-cell table:style-name="ce30" office:value-type="float" office:value="21" calcext:value-type="float">
            <text:p>21</text:p>
          </table:table-cell>
          <table:table-cell table:style-name="ce49" office:value-type="float" office:value="6545" calcext:value-type="float">
            <text:p>6,5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choolleerlingen</text:p>
          </table:table-cell>
          <table:table-cell/>
          <table:table-cell table:style-name="ce23" office:value-type="float" office:value="9867" calcext:value-type="float">
            <text:p>9,867</text:p>
          </table:table-cell>
          <table:table-cell table:style-name="ce31" office:value-type="float" office:value="8562" calcext:value-type="float">
            <text:p>8,562</text:p>
          </table:table-cell>
          <table:table-cell table:style-name="ce31" office:value-type="float" office:value="3873" calcext:value-type="float">
            <text:p>3,873</text:p>
          </table:table-cell>
          <table:table-cell table:style-name="ce31" office:value-type="float" office:value="3523" calcext:value-type="float">
            <text:p>3,523</text:p>
          </table:table-cell>
          <table:table-cell table:style-name="ce31" office:value-type="float" office:value="3645" calcext:value-type="float">
            <text:p>3,645</text:p>
          </table:table-cell>
          <table:table-cell table:style-name="ce31" office:value-type="float" office:value="3154" calcext:value-type="float">
            <text:p>3,154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302" calcext:value-type="float">
            <text:p>302</text:p>
          </table:table-cell>
          <table:table-cell table:style-name="ce31" office:value-type="float" office:value="17681" calcext:value-type="float">
            <text:p>17,681</text:p>
          </table:table-cell>
          <table:table-cell table:style-name="ce31" office:value-type="float" office:value="15541" calcext:value-type="float">
            <text:p>15,541</text:p>
          </table:table-cell>
          <table:table-cell table:style-name="ce49" office:value-type="float" office:value="33222" calcext:value-type="float">
            <text:p>33,2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choorsteenveg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lijpers (diamant-, glas-, marmer-, metaal- enz.)</text:p>
          </table:table-cell>
          <table:table-cell/>
          <table:table-cell table:style-name="ce7"/>
          <table:table-cell table:style-name="ce30" table:number-columns-repeated="3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meden grof-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577" calcext:value-type="float">
            <text:p>5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meden hoef-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491" calcext:value-type="float">
            <text:p>49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6" calcext:value-type="float">
            <text:p>6</text:p>
          </table:table-cell>
          <table:table-cell table:style-name="ce14" office:value-type="float" office:value="520" calcext:value-type="float">
            <text:p>5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meden kagchel- en ander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478" calcext:value-type="float">
            <text:p>47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ollicit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peldenfabrijkanten en werklied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piegelmakers en 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pinners, spoelders, wevers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267" calcext:value-type="float">
            <text:p>267</text:p>
          </table:table-cell>
          <table:table-cell table:style-name="ce31" office:value-type="float" office:value="5408" calcext:value-type="float">
            <text:p>5,408</text:p>
          </table:table-cell>
          <table:table-cell table:style-name="ce31" office:value-type="float" office:value="3082" calcext:value-type="float">
            <text:p>3,082</text:p>
          </table:table-cell>
          <table:table-cell table:style-name="ce31" office:value-type="float" office:value="6054" calcext:value-type="float">
            <text:p>6,054</text:p>
          </table:table-cell>
          <table:table-cell table:style-name="ce31" office:value-type="float" office:value="3445" calcext:value-type="float">
            <text:p>3,445</text:p>
          </table:table-cell>
          <table:table-cell table:style-name="ce49" office:value-type="float" office:value="9499" calcext:value-type="float">
            <text:p>9,49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poorweg- en stoombootbeamb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1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pijkermakers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talhouders, rijtuigverhuur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teenhouw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1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teenkolen-, hout- en turf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telzie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toelen-bekleeders, draaijers, mat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7" calcext:value-type="float">
            <text:p>7</text:p>
          </table:table-cell>
          <table:table-cell table:style-name="ce14" office:value-type="float" office:value="183" calcext:value-type="float">
            <text:p>18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toffenverwers, glanz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5" calcext:value-type="float">
            <text:p>5</text:p>
          </table:table-cell>
          <table:table-cell table:style-name="ce14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traat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14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tudenten aan hooge scholen, athenaea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1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tudenten aan academien, clinische schol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tudenten aan seminarien</text:p>
          </table:table-cell>
          <table:table-cell/>
          <table:table-cell table:style-name="ce7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3" calcext:value-type="float">
            <text:p>103</text:p>
          </table:table-cell>
          <table:table-cell table:style-name="ce30"/>
          <table:table-cell table:style-name="ce30" office:value-type="float" office:value="386" calcext:value-type="float">
            <text:p>386</text:p>
          </table:table-cell>
          <table:table-cell table:style-name="ce30"/>
          <table:table-cell table:style-name="ce30" office:value-type="float" office:value="490" calcext:value-type="float">
            <text:p>490</text:p>
          </table:table-cell>
          <table:table-cell table:style-name="ce30"/>
          <table:table-cell table:style-name="ce14" office:value-type="float" office:value="490" calcext:value-type="float">
            <text:p>4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tukadoors, wit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1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tijfselfabrijkant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uiker- en pastijbak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Suikerraffinad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Taalmeesters, translateu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Tabak- en sigarenfabrijkant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8" calcext:value-type="float">
            <text:p>8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Tabak- en sigarenkerver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18" calcext:value-type="float">
            <text:p>2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Tabak- en sigarenplan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Tabak- en sigaren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Tapijtfabrijkanten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1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Timmerlieden, kistenmakers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6" calcext:value-type="float">
            <text:p>106</text:p>
          </table:table-cell>
          <table:table-cell table:style-name="ce30"/>
          <table:table-cell table:style-name="ce31" office:value-type="float" office:value="2829" calcext:value-type="float">
            <text:p>2,829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2942" calcext:value-type="float">
            <text:p>2,942</text:p>
          </table:table-cell>
          <table:table-cell table:style-name="ce30" office:value-type="float" office:value="3" calcext:value-type="float">
            <text:p>3</text:p>
          </table:table-cell>
          <table:table-cell table:style-name="ce49" office:value-type="float" office:value="2945" calcext:value-type="float">
            <text:p>2,9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Tinnegieters</text:p>
          </table:table-cell>
          <table:table-cell/>
          <table:table-cell table:style-name="ce7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Tol- en pontgaarders, brug- en sluiswach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115" calcext:value-type="float">
            <text:p>1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Touwslagers, baanwerkers</text:p>
          </table:table-cell>
          <table:table-cell/>
          <table:table-cell table:style-name="ce7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149" calcext:value-type="float">
            <text:p>1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Traansto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Turf-, koorn- en kolendra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Uitdragers, uitventers, leurders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41" calcext:value-type="float">
            <text:p>141</text:p>
          </table:table-cell>
          <table:table-cell table:style-name="ce14" office:value-type="float" office:value="313" calcext:value-type="float">
            <text:p>3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Uurwerk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78" calcext:value-type="float">
            <text:p>178</text:p>
          </table:table-cell>
          <table:table-cell table:style-name="ce30"/>
          <table:table-cell table:style-name="ce30" office:value-type="float" office:value="185" calcext:value-type="float">
            <text:p>185</text:p>
          </table:table-cell>
          <table:table-cell table:style-name="ce30"/>
          <table:table-cell table:style-name="ce14" office:value-type="float" office:value="185" calcext:value-type="float">
            <text:p>1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Veearts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14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Veenlieden, turfboer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Vendu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Vergulders, lijstenma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Villers</text:p>
          </table:table-cell>
          <table:table-cell/>
          <table:table-cell table:style-name="ce7"/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Vischdroogers en roo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Vischverkoo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9" calcext:value-type="float">
            <office:annotation draw:style-name="gr1" draw:text-style-name="P1" svg:width="3.584cm" svg:height="1.957cm" svg:x="17.088cm" svg:y="655.532cm" draw:caption-point-x="13.165cm" draw:caption-point-y="1.782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10. Dit moet zijn 19.</text:span></text:p>
              <text:p text:style-name="P1"><text:span text:style-name="T2"/></text:p>
            </office:annotation>
            <text:p>1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8" calcext:value-type="float">
            <text:p>28</text:p>
          </table:table-cell>
          <table:table-cell table:style-name="ce14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Vissch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433" calcext:value-type="float">
            <text:p>4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Vleeschhouwers, spekslagers, poeli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19" calcext:value-type="float">
            <text:p>19</text:p>
          </table:table-cell>
          <table:table-cell table:style-name="ce14" office:value-type="float" office:value="573" calcext:value-type="float">
            <text:p>57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Voddenra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Voerlieden, koetsiers, loopers, postknechten en sleep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13" calcext:value-type="float">
            <text:p>13</text:p>
          </table:table-cell>
          <table:table-cell table:style-name="ce14" office:value-type="float" office:value="651" calcext:value-type="float">
            <text:p>6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Vogelverkoopers, kooiboeren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14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Wafel- en poffertjesbakk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Watermolen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1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Wekk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Werktuigkundigen en makers, balans- en brandspuitmak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1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Wijnhandelaa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6" calcext:value-type="float">
            <text:p>6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IJkmeest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IJzer- en koperdraaij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IJzergiete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Zaadverkoop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Zaakwaarnemers, commissionnairs</text:p>
          </table:table-cell>
          <table:table-cell/>
          <table:table-cell table:style-name="ce7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1" calcext:value-type="float">
            <text:p>91</text:p>
          </table:table-cell>
          <table:table-cell table:style-name="ce30"/>
          <table:table-cell table:style-name="ce30" office:value-type="float" office:value="92" calcext:value-type="float">
            <text:p>92</text:p>
          </table:table-cell>
          <table:table-cell table:style-name="ce30"/>
          <table:table-cell table:style-name="ce14" office:value-type="float" office:value="92" calcext:value-type="float">
            <text:p>9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Zakkenmakers en verhuurd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Zandverkoop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Zeepzie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Zeevaartscholen onderwijzers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Zeevaartscholen leerling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Ziekenoppassers</text:p>
          </table:table-cell>
          <table:table-cell/>
          <table:table-cell table:style-name="ce7"/>
          <table:table-cell table:style-name="ce30" table:number-columns-repeated="6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Zoutzied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1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Zwaardvegers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Zwavelstokkenmakers en verkoop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Zijdeteelt (personen behoorende tot de)</text:p>
          </table:table-cell>
          <table:table-cell/>
          <table:table-cell table:style-name="ce7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Verschillende beroepen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Zonder beroep</text:p>
          </table:table-cell>
          <table:table-cell/>
          <table:table-cell table:style-name="ce23" office:value-type="float" office:value="31851" calcext:value-type="float">
            <text:p>31,851</text:p>
          </table:table-cell>
          <table:table-cell table:style-name="ce31" office:value-type="float" office:value="31944" calcext:value-type="float">
            <text:p>31,944</text:p>
          </table:table-cell>
          <table:table-cell table:style-name="ce31" office:value-type="float" office:value="3787" calcext:value-type="float">
            <text:p>3,787</text:p>
          </table:table-cell>
          <table:table-cell table:style-name="ce31" office:value-type="float" office:value="4482" calcext:value-type="float">
            <text:p>4,482</text:p>
          </table:table-cell>
          <table:table-cell table:style-name="ce31" office:value-type="float" office:value="6333" calcext:value-type="float">
            <text:p>6,333</text:p>
          </table:table-cell>
          <table:table-cell table:style-name="ce31" office:value-type="float" office:value="8986" calcext:value-type="float">
            <text:p>8,986</text:p>
          </table:table-cell>
          <table:table-cell table:style-name="ce31" office:value-type="float" office:value="9643" calcext:value-type="float">
            <text:p>9,643</text:p>
          </table:table-cell>
          <table:table-cell table:style-name="ce31" office:value-type="float" office:value="66674" calcext:value-type="float">
            <text:p>66,674</text:p>
          </table:table-cell>
          <table:table-cell table:style-name="ce30" office:value-type="string" calcext:value-type="string">
            <text:p>51.619/1</text:p>
          </table:table-cell>
          <table:table-cell table:style-name="ce30" office:value-type="string" calcext:value-type="string">
            <text:p>112.091/2</text:p>
          </table:table-cell>
          <table:table-cell table:style-name="ce49" office:value-type="float" office:value="163710" calcext:value-type="float">
            <text:p>163,7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string" calcext:value-type="string">
            <text:p>Beroep onbekend</text:p>
          </table:table-cell>
          <table:table-cell/>
          <table:table-cell table:style-name="ce7"/>
          <table:table-cell table:style-name="ce30" table:number-columns-repeated="9"/>
          <table:table-cell table:style-name="ce14"/>
          <table:table-cell table:number-columns-repeated="1010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4" office:value-type="float" office:value="42428" calcext:value-type="float">
            <text:p>42,428</text:p>
          </table:table-cell>
          <table:table-cell table:style-name="ce32" office:value-type="float" office:value="41037" calcext:value-type="float">
            <text:p>41,037</text:p>
          </table:table-cell>
          <table:table-cell table:style-name="ce32" office:value-type="float" office:value="8696" calcext:value-type="float">
            <text:p>8,696</text:p>
          </table:table-cell>
          <table:table-cell table:style-name="ce36" office:value-type="string" calcext:value-type="string">
            <text:p>8.55</text:p>
          </table:table-cell>
          <table:table-cell table:style-name="ce32" office:value-type="float" office:value="17095" calcext:value-type="float">
            <text:p>17,095</text:p>
          </table:table-cell>
          <table:table-cell table:style-name="ce32" office:value-type="float" office:value="16146" calcext:value-type="float">
            <text:p>16,146</text:p>
          </table:table-cell>
          <table:table-cell table:style-name="ce32" office:value-type="float" office:value="128815" calcext:value-type="float">
            <text:p>128,815</text:p>
          </table:table-cell>
          <table:table-cell table:style-name="ce32" office:value-type="float" office:value="133643" calcext:value-type="float">
            <text:p>133,643</text:p>
          </table:table-cell>
          <table:table-cell table:style-name="ce32" office:value-type="float" office:value="197039" calcext:value-type="float">
            <text:p>197,039</text:p>
          </table:table-cell>
          <table:table-cell table:style-name="ce32" office:value-type="float" office:value="199381" calcext:value-type="float">
            <text:p>199,381</text:p>
          </table:table-cell>
          <table:table-cell table:style-name="ce50" office:value-type="float" office:value="396420" calcext:value-type="float">
            <text:p>396,420</text:p>
          </table:table-cell>
          <table:table-cell table:number-columns-repeated="1010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4"/>
          <table:table-cell table:style-name="ce33" table:number-columns-repeated="76"/>
          <table:table-cell/>
          <table:table-cell table:style-name="ce33" table:number-columns-repeated="4"/>
          <table:table-cell table:style-name="ce59"/>
          <table:table-cell table:style-name="ce33" table:number-columns-repeated="7"/>
          <table:table-cell table:number-columns-repeated="931"/>
        </table:table-row>
        <table:table-row table:style-name="ro4" table:number-rows-repeated="10470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number-columns-repeated="1018" table:default-cell-style-name="Default"/>
        <table:table-row table:style-name="ro4" table:number-rows-repeated="3">
          <table:table-cell table:number-columns-repeated="1024"/>
        </table:table-row>
        <table:table-row table:style-name="ro4">
          <table:table-cell table:style-name="ce60" office:value-type="string" calcext:value-type="string">
            <text:p>Editregel</text:p>
          </table:table-cell>
          <table:table-cell table:style-name="ce60" office:value-type="string" calcext:value-type="string">
            <text:p>Deel telling</text:p>
          </table:table-cell>
          <table:table-cell table:style-name="ce60" office:value-type="string" calcext:value-type="string">
            <text:p>Rolnummer</text:p>
          </table:table-cell>
          <table:table-cell table:number-columns-repeated="1021"/>
        </table:table-row>
        <table:table-row table:style-name="ro4">
          <table:table-cell table:style-name="ce61" table:number-columns-repeated="3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3" office:value-type="float" office:value="30762" calcext:value-type="float">
            <text:p>307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01" calcext:value-type="float">
            <text:p>3900480084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63" calcext:value-type="float">
            <text:p>307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02" calcext:value-type="float">
            <text:p>3900480084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64" calcext:value-type="float">
            <text:p>307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03" calcext:value-type="float">
            <text:p>3900480084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65" calcext:value-type="float">
            <text:p>307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04" calcext:value-type="float">
            <text:p>3900480084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66" calcext:value-type="float">
            <text:p>307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05" calcext:value-type="float">
            <text:p>3900480084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67" calcext:value-type="float">
            <text:p>307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06" calcext:value-type="float">
            <text:p>3900480084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68" calcext:value-type="float">
            <text:p>307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07" calcext:value-type="float">
            <text:p>3900480084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69" calcext:value-type="float">
            <text:p>307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08" calcext:value-type="float">
            <text:p>3900480084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70" calcext:value-type="float">
            <text:p>307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09" calcext:value-type="float">
            <text:p>3900480084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71" calcext:value-type="float">
            <text:p>307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10" calcext:value-type="float">
            <text:p>3900480084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72" calcext:value-type="float">
            <text:p>307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11" calcext:value-type="float">
            <text:p>3900480084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73" calcext:value-type="float">
            <text:p>307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12" calcext:value-type="float">
            <text:p>3900480084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74" calcext:value-type="float">
            <text:p>307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13" calcext:value-type="float">
            <text:p>3900480084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75" calcext:value-type="float">
            <text:p>307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14" calcext:value-type="float">
            <text:p>3900480084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76" calcext:value-type="float">
            <text:p>307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15" calcext:value-type="float">
            <text:p>3900480084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77" calcext:value-type="float">
            <text:p>307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16" calcext:value-type="float">
            <text:p>3900480084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78" calcext:value-type="float">
            <text:p>307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17" calcext:value-type="float">
            <text:p>3900480084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79" calcext:value-type="float">
            <text:p>307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18" calcext:value-type="float">
            <text:p>3900480084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80" calcext:value-type="float">
            <text:p>307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19" calcext:value-type="float">
            <text:p>3900480084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81" calcext:value-type="float">
            <text:p>307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20" calcext:value-type="float">
            <text:p>3900480084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82" calcext:value-type="float">
            <text:p>307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21" calcext:value-type="float">
            <text:p>3900480084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83" calcext:value-type="float">
            <text:p>307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22" calcext:value-type="float">
            <text:p>3900480084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84" calcext:value-type="float">
            <text:p>307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23" calcext:value-type="float">
            <text:p>3900480084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85" calcext:value-type="float">
            <text:p>307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24" calcext:value-type="float">
            <text:p>3900480084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86" calcext:value-type="float">
            <text:p>307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25" calcext:value-type="float">
            <text:p>3900480084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87" calcext:value-type="float">
            <text:p>307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26" calcext:value-type="float">
            <text:p>3900480084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88" calcext:value-type="float">
            <text:p>307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27" calcext:value-type="float">
            <text:p>3900480084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89" calcext:value-type="float">
            <text:p>307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28" calcext:value-type="float">
            <text:p>3900480084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90" calcext:value-type="float">
            <text:p>307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29" calcext:value-type="float">
            <text:p>3900480084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91" calcext:value-type="float">
            <text:p>307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30" calcext:value-type="float">
            <text:p>3900480084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92" calcext:value-type="float">
            <text:p>307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31" calcext:value-type="float">
            <text:p>3900480084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93" calcext:value-type="float">
            <text:p>307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32" calcext:value-type="float">
            <text:p>3900480084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94" calcext:value-type="float">
            <text:p>307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33" calcext:value-type="float">
            <text:p>3900480084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95" calcext:value-type="float">
            <text:p>307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34" calcext:value-type="float">
            <text:p>3900480084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96" calcext:value-type="float">
            <text:p>307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35" calcext:value-type="float">
            <text:p>3900480084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97" calcext:value-type="float">
            <text:p>307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36" calcext:value-type="float">
            <text:p>3900480084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98" calcext:value-type="float">
            <text:p>307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37" calcext:value-type="float">
            <text:p>3900480084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799" calcext:value-type="float">
            <text:p>307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38" calcext:value-type="float">
            <text:p>3900480084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00" calcext:value-type="float">
            <text:p>308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39" calcext:value-type="float">
            <text:p>3900480084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01" calcext:value-type="float">
            <text:p>308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40" calcext:value-type="float">
            <text:p>3900480084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02" calcext:value-type="float">
            <text:p>308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41" calcext:value-type="float">
            <text:p>3900480084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03" calcext:value-type="float">
            <text:p>308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42" calcext:value-type="float">
            <text:p>3900480084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04" calcext:value-type="float">
            <text:p>308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43" calcext:value-type="float">
            <text:p>3900480084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05" calcext:value-type="float">
            <text:p>308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44" calcext:value-type="float">
            <text:p>3900480084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06" calcext:value-type="float">
            <text:p>308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45" calcext:value-type="float">
            <text:p>3900480084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07" calcext:value-type="float">
            <text:p>308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46" calcext:value-type="float">
            <text:p>3900480084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08" calcext:value-type="float">
            <text:p>308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47" calcext:value-type="float">
            <text:p>3900480084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09" calcext:value-type="float">
            <text:p>308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48" calcext:value-type="float">
            <text:p>3900480084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10" calcext:value-type="float">
            <text:p>308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49" calcext:value-type="float">
            <text:p>3900480084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11" calcext:value-type="float">
            <text:p>308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50" calcext:value-type="float">
            <text:p>3900480084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12" calcext:value-type="float">
            <text:p>308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51" calcext:value-type="float">
            <text:p>3900480084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13" calcext:value-type="float">
            <text:p>308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52" calcext:value-type="float">
            <text:p>3900480084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14" calcext:value-type="float">
            <text:p>308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401053" calcext:value-type="float">
            <text:p>3900480084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15" calcext:value-type="float">
            <text:p>308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01" calcext:value-type="float">
            <text:p>3900480085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16" calcext:value-type="float">
            <text:p>308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02" calcext:value-type="float">
            <text:p>3900480085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17" calcext:value-type="float">
            <text:p>308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03" calcext:value-type="float">
            <text:p>3900480085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18" calcext:value-type="float">
            <text:p>308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04" calcext:value-type="float">
            <text:p>3900480085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19" calcext:value-type="float">
            <text:p>308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05" calcext:value-type="float">
            <text:p>3900480085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20" calcext:value-type="float">
            <text:p>308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06" calcext:value-type="float">
            <text:p>3900480085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21" calcext:value-type="float">
            <text:p>308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07" calcext:value-type="float">
            <text:p>3900480085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22" calcext:value-type="float">
            <text:p>308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08" calcext:value-type="float">
            <text:p>3900480085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23" calcext:value-type="float">
            <text:p>308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09" calcext:value-type="float">
            <text:p>3900480085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24" calcext:value-type="float">
            <text:p>308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10" calcext:value-type="float">
            <text:p>3900480085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25" calcext:value-type="float">
            <text:p>308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11" calcext:value-type="float">
            <text:p>3900480085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26" calcext:value-type="float">
            <text:p>308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12" calcext:value-type="float">
            <text:p>3900480085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27" calcext:value-type="float">
            <text:p>308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13" calcext:value-type="float">
            <text:p>3900480085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28" calcext:value-type="float">
            <text:p>308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14" calcext:value-type="float">
            <text:p>3900480085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29" calcext:value-type="float">
            <text:p>308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15" calcext:value-type="float">
            <text:p>3900480085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30" calcext:value-type="float">
            <text:p>308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16" calcext:value-type="float">
            <text:p>3900480085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31" calcext:value-type="float">
            <text:p>308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17" calcext:value-type="float">
            <text:p>3900480085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32" calcext:value-type="float">
            <text:p>308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18" calcext:value-type="float">
            <text:p>3900480085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33" calcext:value-type="float">
            <text:p>308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19" calcext:value-type="float">
            <text:p>3900480085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34" calcext:value-type="float">
            <text:p>308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20" calcext:value-type="float">
            <text:p>3900480085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35" calcext:value-type="float">
            <text:p>308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21" calcext:value-type="float">
            <text:p>3900480085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36" calcext:value-type="float">
            <text:p>308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22" calcext:value-type="float">
            <text:p>3900480085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37" calcext:value-type="float">
            <text:p>308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23" calcext:value-type="float">
            <text:p>3900480085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38" calcext:value-type="float">
            <text:p>308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24" calcext:value-type="float">
            <text:p>3900480085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39" calcext:value-type="float">
            <text:p>308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25" calcext:value-type="float">
            <text:p>3900480085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40" calcext:value-type="float">
            <text:p>308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26" calcext:value-type="float">
            <text:p>3900480085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41" calcext:value-type="float">
            <text:p>308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27" calcext:value-type="float">
            <text:p>3900480085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42" calcext:value-type="float">
            <text:p>308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28" calcext:value-type="float">
            <text:p>3900480085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43" calcext:value-type="float">
            <text:p>308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29" calcext:value-type="float">
            <text:p>3900480085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44" calcext:value-type="float">
            <text:p>308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30" calcext:value-type="float">
            <text:p>3900480085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45" calcext:value-type="float">
            <text:p>308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31" calcext:value-type="float">
            <text:p>3900480085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46" calcext:value-type="float">
            <text:p>308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32" calcext:value-type="float">
            <text:p>3900480085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47" calcext:value-type="float">
            <text:p>308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33" calcext:value-type="float">
            <text:p>3900480085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48" calcext:value-type="float">
            <text:p>308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34" calcext:value-type="float">
            <text:p>3900480085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49" calcext:value-type="float">
            <text:p>308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35" calcext:value-type="float">
            <text:p>3900480085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50" calcext:value-type="float">
            <text:p>308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36" calcext:value-type="float">
            <text:p>3900480085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51" calcext:value-type="float">
            <text:p>308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37" calcext:value-type="float">
            <text:p>3900480085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52" calcext:value-type="float">
            <text:p>308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38" calcext:value-type="float">
            <text:p>3900480085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53" calcext:value-type="float">
            <text:p>308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39" calcext:value-type="float">
            <text:p>3900480085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54" calcext:value-type="float">
            <text:p>308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40" calcext:value-type="float">
            <text:p>3900480085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55" calcext:value-type="float">
            <text:p>308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41" calcext:value-type="float">
            <text:p>3900480085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56" calcext:value-type="float">
            <text:p>308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42" calcext:value-type="float">
            <text:p>3900480085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57" calcext:value-type="float">
            <text:p>308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43" calcext:value-type="float">
            <text:p>3900480085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58" calcext:value-type="float">
            <text:p>308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44" calcext:value-type="float">
            <text:p>3900480085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59" calcext:value-type="float">
            <text:p>308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45" calcext:value-type="float">
            <text:p>3900480085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60" calcext:value-type="float">
            <text:p>308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46" calcext:value-type="float">
            <text:p>3900480085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61" calcext:value-type="float">
            <text:p>308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47" calcext:value-type="float">
            <text:p>3900480085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62" calcext:value-type="float">
            <text:p>308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48" calcext:value-type="float">
            <text:p>3900480085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63" calcext:value-type="float">
            <text:p>308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49" calcext:value-type="float">
            <text:p>3900480085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64" calcext:value-type="float">
            <text:p>308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50" calcext:value-type="float">
            <text:p>3900480085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65" calcext:value-type="float">
            <text:p>308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8008501051" calcext:value-type="float">
            <text:p>3900480085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66" calcext:value-type="float">
            <text:p>308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01" calcext:value-type="float">
            <text:p>3900490086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67" calcext:value-type="float">
            <text:p>308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02" calcext:value-type="float">
            <text:p>3900490086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68" calcext:value-type="float">
            <text:p>308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03" calcext:value-type="float">
            <text:p>3900490086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69" calcext:value-type="float">
            <text:p>308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04" calcext:value-type="float">
            <text:p>3900490086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70" calcext:value-type="float">
            <text:p>308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05" calcext:value-type="float">
            <text:p>3900490086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71" calcext:value-type="float">
            <text:p>308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06" calcext:value-type="float">
            <text:p>3900490086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72" calcext:value-type="float">
            <text:p>308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07" calcext:value-type="float">
            <text:p>3900490086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73" calcext:value-type="float">
            <text:p>308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08" calcext:value-type="float">
            <text:p>3900490086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74" calcext:value-type="float">
            <text:p>308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09" calcext:value-type="float">
            <text:p>3900490086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75" calcext:value-type="float">
            <text:p>308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10" calcext:value-type="float">
            <text:p>3900490086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76" calcext:value-type="float">
            <text:p>308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11" calcext:value-type="float">
            <text:p>3900490086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77" calcext:value-type="float">
            <text:p>308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12" calcext:value-type="float">
            <text:p>3900490086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78" calcext:value-type="float">
            <text:p>308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13" calcext:value-type="float">
            <text:p>3900490086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79" calcext:value-type="float">
            <text:p>308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14" calcext:value-type="float">
            <text:p>3900490086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80" calcext:value-type="float">
            <text:p>308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15" calcext:value-type="float">
            <text:p>3900490086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81" calcext:value-type="float">
            <text:p>308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16" calcext:value-type="float">
            <text:p>3900490086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82" calcext:value-type="float">
            <text:p>308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17" calcext:value-type="float">
            <text:p>3900490086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83" calcext:value-type="float">
            <text:p>308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18" calcext:value-type="float">
            <text:p>3900490086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84" calcext:value-type="float">
            <text:p>308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19" calcext:value-type="float">
            <text:p>3900490086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85" calcext:value-type="float">
            <text:p>308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20" calcext:value-type="float">
            <text:p>3900490086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86" calcext:value-type="float">
            <text:p>308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21" calcext:value-type="float">
            <text:p>3900490086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87" calcext:value-type="float">
            <text:p>308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22" calcext:value-type="float">
            <text:p>3900490086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88" calcext:value-type="float">
            <text:p>308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23" calcext:value-type="float">
            <text:p>3900490086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89" calcext:value-type="float">
            <text:p>308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24" calcext:value-type="float">
            <text:p>3900490086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90" calcext:value-type="float">
            <text:p>308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25" calcext:value-type="float">
            <text:p>3900490086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91" calcext:value-type="float">
            <text:p>308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26" calcext:value-type="float">
            <text:p>3900490086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92" calcext:value-type="float">
            <text:p>308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27" calcext:value-type="float">
            <text:p>3900490086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93" calcext:value-type="float">
            <text:p>308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28" calcext:value-type="float">
            <text:p>3900490086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94" calcext:value-type="float">
            <text:p>308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29" calcext:value-type="float">
            <text:p>3900490086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95" calcext:value-type="float">
            <text:p>308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30" calcext:value-type="float">
            <text:p>3900490086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96" calcext:value-type="float">
            <text:p>308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31" calcext:value-type="float">
            <text:p>3900490086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97" calcext:value-type="float">
            <text:p>308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32" calcext:value-type="float">
            <text:p>3900490086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98" calcext:value-type="float">
            <text:p>308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33" calcext:value-type="float">
            <text:p>3900490086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899" calcext:value-type="float">
            <text:p>308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34" calcext:value-type="float">
            <text:p>3900490086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00" calcext:value-type="float">
            <text:p>309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35" calcext:value-type="float">
            <text:p>3900490086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01" calcext:value-type="float">
            <text:p>309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36" calcext:value-type="float">
            <text:p>3900490086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02" calcext:value-type="float">
            <text:p>309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37" calcext:value-type="float">
            <text:p>3900490086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03" calcext:value-type="float">
            <text:p>309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38" calcext:value-type="float">
            <text:p>3900490086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04" calcext:value-type="float">
            <text:p>309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39" calcext:value-type="float">
            <text:p>3900490086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05" calcext:value-type="float">
            <text:p>309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40" calcext:value-type="float">
            <text:p>3900490086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06" calcext:value-type="float">
            <text:p>309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41" calcext:value-type="float">
            <text:p>3900490086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07" calcext:value-type="float">
            <text:p>309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42" calcext:value-type="float">
            <text:p>3900490086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08" calcext:value-type="float">
            <text:p>309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43" calcext:value-type="float">
            <text:p>3900490086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09" calcext:value-type="float">
            <text:p>309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44" calcext:value-type="float">
            <text:p>3900490086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10" calcext:value-type="float">
            <text:p>309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45" calcext:value-type="float">
            <text:p>3900490086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11" calcext:value-type="float">
            <text:p>309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46" calcext:value-type="float">
            <text:p>3900490086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12" calcext:value-type="float">
            <text:p>309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47" calcext:value-type="float">
            <text:p>3900490086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13" calcext:value-type="float">
            <text:p>309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48" calcext:value-type="float">
            <text:p>3900490086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14" calcext:value-type="float">
            <text:p>309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49" calcext:value-type="float">
            <text:p>3900490086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15" calcext:value-type="float">
            <text:p>309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50" calcext:value-type="float">
            <text:p>3900490086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16" calcext:value-type="float">
            <text:p>309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51" calcext:value-type="float">
            <text:p>3900490086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17" calcext:value-type="float">
            <text:p>309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601052" calcext:value-type="float">
            <text:p>3900490086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18" calcext:value-type="float">
            <text:p>309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49008701001" calcext:value-type="float">
            <text:p>390049008701001</text:p>
          </table:table-cell>
          <table:table-cell office:value-type="string" calcext:value-type="string">
            <text:p>390049008701001* <text:s/>Hieronder begrepen de fabrijkanten van katoen, hennep, vlas, wol en zijde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19" calcext:value-type="float">
            <text:p>309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20" calcext:value-type="float">
            <text:p>309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21" calcext:value-type="float">
            <text:p>309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22" calcext:value-type="float">
            <text:p>309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23" calcext:value-type="float">
            <text:p>309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24" calcext:value-type="float">
            <text:p>309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25" calcext:value-type="float">
            <text:p>309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26" calcext:value-type="float">
            <text:p>309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27" calcext:value-type="float">
            <text:p>309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28" calcext:value-type="float">
            <text:p>309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29" calcext:value-type="float">
            <text:p>309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30" calcext:value-type="float">
            <text:p>309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31" calcext:value-type="float">
            <text:p>309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32" calcext:value-type="float">
            <text:p>309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33" calcext:value-type="float">
            <text:p>309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34" calcext:value-type="float">
            <text:p>309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35" calcext:value-type="float">
            <text:p>309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36" calcext:value-type="float">
            <text:p>309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37" calcext:value-type="float">
            <text:p>309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38" calcext:value-type="float">
            <text:p>309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39" calcext:value-type="float">
            <text:p>309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40" calcext:value-type="float">
            <text:p>309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41" calcext:value-type="float">
            <text:p>309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23</text:p>
          </table:table-cell>
          <table:table-cell office:value-type="string" calcext:value-type="string">
            <text:p>39004987 <text:s/>01023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42" calcext:value-type="float">
            <text:p>309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43" calcext:value-type="float">
            <text:p>309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25</text:p>
          </table:table-cell>
          <table:table-cell office:value-type="string" calcext:value-type="string">
            <text:p>39004987 <text:s/>01023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44" calcext:value-type="float">
            <text:p>309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45" calcext:value-type="float">
            <text:p>309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46" calcext:value-type="float">
            <text:p>309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47" calcext:value-type="float">
            <text:p>309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48" calcext:value-type="float">
            <text:p>309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49" calcext:value-type="float">
            <text:p>309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50" calcext:value-type="float">
            <text:p>309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51" calcext:value-type="float">
            <text:p>309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52" calcext:value-type="float">
            <text:p>309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53" calcext:value-type="float">
            <text:p>309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54" calcext:value-type="float">
            <text:p>309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55" calcext:value-type="float">
            <text:p>309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56" calcext:value-type="float">
            <text:p>309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57" calcext:value-type="float">
            <text:p>309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58" calcext:value-type="float">
            <text:p>309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59" calcext:value-type="float">
            <text:p>309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60" calcext:value-type="float">
            <text:p>309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61" calcext:value-type="float">
            <text:p>309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62" calcext:value-type="float">
            <text:p>309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63" calcext:value-type="float">
            <text:p>309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64" calcext:value-type="float">
            <text:p>309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65" calcext:value-type="float">
            <text:p>309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66" calcext:value-type="float">
            <text:p>309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67" calcext:value-type="float">
            <text:p>309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string" calcext:value-type="string">
            <text:p>39004987 <text:s/>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68" calcext:value-type="float">
            <text:p>309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01" calcext:value-type="float">
            <text:p>3900500088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69" calcext:value-type="float">
            <text:p>309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02" calcext:value-type="float">
            <text:p>3900500088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70" calcext:value-type="float">
            <text:p>309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03" calcext:value-type="float">
            <text:p>3900500088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71" calcext:value-type="float">
            <text:p>309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04" calcext:value-type="float">
            <text:p>3900500088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72" calcext:value-type="float">
            <text:p>309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05" calcext:value-type="float">
            <text:p>3900500088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73" calcext:value-type="float">
            <text:p>309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06" calcext:value-type="float">
            <text:p>3900500088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74" calcext:value-type="float">
            <text:p>309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07" calcext:value-type="float">
            <text:p>3900500088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75" calcext:value-type="float">
            <text:p>309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08" calcext:value-type="float">
            <text:p>3900500088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76" calcext:value-type="float">
            <text:p>309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09" calcext:value-type="float">
            <text:p>3900500088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77" calcext:value-type="float">
            <text:p>309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10" calcext:value-type="float">
            <text:p>3900500088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78" calcext:value-type="float">
            <text:p>309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11" calcext:value-type="float">
            <text:p>3900500088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79" calcext:value-type="float">
            <text:p>309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12" calcext:value-type="float">
            <text:p>3900500088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80" calcext:value-type="float">
            <text:p>309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13" calcext:value-type="float">
            <text:p>3900500088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81" calcext:value-type="float">
            <text:p>309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14" calcext:value-type="float">
            <text:p>3900500088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82" calcext:value-type="float">
            <text:p>309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15" calcext:value-type="float">
            <text:p>3900500088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83" calcext:value-type="float">
            <text:p>309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16" calcext:value-type="float">
            <text:p>3900500088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84" calcext:value-type="float">
            <text:p>309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17" calcext:value-type="float">
            <text:p>3900500088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85" calcext:value-type="float">
            <text:p>309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18" calcext:value-type="float">
            <text:p>3900500088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86" calcext:value-type="float">
            <text:p>309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19" calcext:value-type="float">
            <text:p>3900500088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87" calcext:value-type="float">
            <text:p>309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20" calcext:value-type="float">
            <text:p>3900500088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88" calcext:value-type="float">
            <text:p>309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21" calcext:value-type="float">
            <text:p>3900500088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89" calcext:value-type="float">
            <text:p>309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22" calcext:value-type="float">
            <text:p>3900500088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90" calcext:value-type="float">
            <text:p>309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23" calcext:value-type="float">
            <text:p>3900500088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91" calcext:value-type="float">
            <text:p>309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24" calcext:value-type="float">
            <text:p>3900500088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92" calcext:value-type="float">
            <text:p>309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25" calcext:value-type="float">
            <text:p>3900500088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93" calcext:value-type="float">
            <text:p>309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26" calcext:value-type="float">
            <text:p>3900500088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94" calcext:value-type="float">
            <text:p>309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27" calcext:value-type="float">
            <text:p>3900500088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95" calcext:value-type="float">
            <text:p>309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28" calcext:value-type="float">
            <text:p>3900500088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96" calcext:value-type="float">
            <text:p>309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29" calcext:value-type="float">
            <text:p>3900500088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97" calcext:value-type="float">
            <text:p>309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30" calcext:value-type="float">
            <text:p>3900500088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98" calcext:value-type="float">
            <text:p>309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31" calcext:value-type="float">
            <text:p>3900500088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0999" calcext:value-type="float">
            <text:p>309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32" calcext:value-type="float">
            <text:p>3900500088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00" calcext:value-type="float">
            <text:p>310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33" calcext:value-type="float">
            <text:p>3900500088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01" calcext:value-type="float">
            <text:p>310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34" calcext:value-type="float">
            <text:p>3900500088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02" calcext:value-type="float">
            <text:p>310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35" calcext:value-type="float">
            <text:p>3900500088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03" calcext:value-type="float">
            <text:p>310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36" calcext:value-type="float">
            <text:p>3900500088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04" calcext:value-type="float">
            <text:p>310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37" calcext:value-type="float">
            <text:p>3900500088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05" calcext:value-type="float">
            <text:p>310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38" calcext:value-type="float">
            <text:p>3900500088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06" calcext:value-type="float">
            <text:p>310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39" calcext:value-type="float">
            <text:p>3900500088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07" calcext:value-type="float">
            <text:p>310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40" calcext:value-type="float">
            <text:p>3900500088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08" calcext:value-type="float">
            <text:p>310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41" calcext:value-type="float">
            <text:p>3900500088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09" calcext:value-type="float">
            <text:p>310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42" calcext:value-type="float">
            <text:p>3900500088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10" calcext:value-type="float">
            <text:p>310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43" calcext:value-type="float">
            <text:p>3900500088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11" calcext:value-type="float">
            <text:p>310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44" calcext:value-type="float">
            <text:p>3900500088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12" calcext:value-type="float">
            <text:p>310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45" calcext:value-type="float">
            <text:p>3900500088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13" calcext:value-type="float">
            <text:p>310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46" calcext:value-type="float">
            <text:p>3900500088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14" calcext:value-type="float">
            <text:p>310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47" calcext:value-type="float">
            <text:p>3900500088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15" calcext:value-type="float">
            <text:p>310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48" calcext:value-type="float">
            <text:p>3900500088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16" calcext:value-type="float">
            <text:p>310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49" calcext:value-type="float">
            <text:p>3900500088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17" calcext:value-type="float">
            <text:p>310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50" calcext:value-type="float">
            <text:p>3900500088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18" calcext:value-type="float">
            <text:p>310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51" calcext:value-type="float">
            <text:p>3900500088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19" calcext:value-type="float">
            <text:p>310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801052" calcext:value-type="float">
            <text:p>3900500088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20" calcext:value-type="float">
            <text:p>310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01" calcext:value-type="float">
            <text:p>3900500089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21" calcext:value-type="float">
            <text:p>310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02" calcext:value-type="float">
            <text:p>3900500089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22" calcext:value-type="float">
            <text:p>310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03" calcext:value-type="float">
            <text:p>3900500089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23" calcext:value-type="float">
            <text:p>310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04" calcext:value-type="float">
            <text:p>3900500089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24" calcext:value-type="float">
            <text:p>310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05" calcext:value-type="float">
            <text:p>3900500089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25" calcext:value-type="float">
            <text:p>310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06" calcext:value-type="float">
            <text:p>3900500089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26" calcext:value-type="float">
            <text:p>310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07" calcext:value-type="float">
            <text:p>3900500089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27" calcext:value-type="float">
            <text:p>310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08" calcext:value-type="float">
            <text:p>3900500089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28" calcext:value-type="float">
            <text:p>310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09" calcext:value-type="float">
            <text:p>3900500089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29" calcext:value-type="float">
            <text:p>310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10" calcext:value-type="float">
            <text:p>3900500089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30" calcext:value-type="float">
            <text:p>310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11" calcext:value-type="float">
            <text:p>3900500089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31" calcext:value-type="float">
            <text:p>310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12" calcext:value-type="float">
            <text:p>3900500089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32" calcext:value-type="float">
            <text:p>310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13" calcext:value-type="float">
            <text:p>3900500089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33" calcext:value-type="float">
            <text:p>310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14" calcext:value-type="float">
            <text:p>3900500089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34" calcext:value-type="float">
            <text:p>310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15" calcext:value-type="float">
            <text:p>3900500089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35" calcext:value-type="float">
            <text:p>310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16" calcext:value-type="float">
            <text:p>3900500089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36" calcext:value-type="float">
            <text:p>310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17" calcext:value-type="float">
            <text:p>3900500089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37" calcext:value-type="float">
            <text:p>310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18" calcext:value-type="float">
            <text:p>3900500089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38" calcext:value-type="float">
            <text:p>310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19" calcext:value-type="float">
            <text:p>3900500089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39" calcext:value-type="float">
            <text:p>310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20" calcext:value-type="float">
            <text:p>3900500089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40" calcext:value-type="float">
            <text:p>310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21" calcext:value-type="float">
            <text:p>3900500089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41" calcext:value-type="float">
            <text:p>310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22" calcext:value-type="float">
            <text:p>3900500089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42" calcext:value-type="float">
            <text:p>310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23" calcext:value-type="float">
            <text:p>3900500089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43" calcext:value-type="float">
            <text:p>310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24" calcext:value-type="float">
            <text:p>3900500089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44" calcext:value-type="float">
            <text:p>310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25" calcext:value-type="float">
            <text:p>3900500089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45" calcext:value-type="float">
            <text:p>310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26" calcext:value-type="float">
            <text:p>3900500089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46" calcext:value-type="float">
            <text:p>310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27" calcext:value-type="float">
            <text:p>3900500089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47" calcext:value-type="float">
            <text:p>310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28" calcext:value-type="float">
            <text:p>3900500089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48" calcext:value-type="float">
            <text:p>310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29" calcext:value-type="float">
            <text:p>3900500089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49" calcext:value-type="float">
            <text:p>310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30" calcext:value-type="float">
            <text:p>3900500089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50" calcext:value-type="float">
            <text:p>310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31" calcext:value-type="float">
            <text:p>3900500089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51" calcext:value-type="float">
            <text:p>310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32" calcext:value-type="float">
            <text:p>3900500089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52" calcext:value-type="float">
            <text:p>310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33" calcext:value-type="float">
            <text:p>3900500089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53" calcext:value-type="float">
            <text:p>310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34" calcext:value-type="float">
            <text:p>3900500089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54" calcext:value-type="float">
            <text:p>310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35" calcext:value-type="float">
            <text:p>3900500089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55" calcext:value-type="float">
            <text:p>310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36" calcext:value-type="float">
            <text:p>390050008901036</text:p>
          </table:table-cell>
          <table:table-cell office:value-type="string" calcext:value-type="string">
            <text:p>3900500089010361 <text:s/>Hieronder drie van onbekenden ouderdom.</text:p>
          </table:table-cell>
          <table:table-cell office:value-type="string" calcext:value-type="string">
            <text:p>3900500089010362 <text:s/>Hieronder vier van onbekenden ouderdom.</text:p>
          </table:table-cell>
          <table:table-cell table:number-columns-repeated="1019"/>
        </table:table-row>
        <table:table-row table:style-name="ro4">
          <table:table-cell table:style-name="ce33" office:value-type="float" office:value="31056" calcext:value-type="float">
            <text:p>310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37" calcext:value-type="float">
            <text:p>3900500089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57" calcext:value-type="float">
            <text:p>310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0008901038" calcext:value-type="float">
            <text:p>3900500089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58" calcext:value-type="float">
            <text:p>310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01" calcext:value-type="float">
            <text:p>3900510090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59" calcext:value-type="float">
            <text:p>310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02" calcext:value-type="float">
            <text:p>3900510090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60" calcext:value-type="float">
            <text:p>310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03" calcext:value-type="float">
            <text:p>3900510090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61" calcext:value-type="float">
            <text:p>310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04" calcext:value-type="float">
            <text:p>3900510090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62" calcext:value-type="float">
            <text:p>310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05" calcext:value-type="float">
            <text:p>3900510090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63" calcext:value-type="float">
            <text:p>310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06" calcext:value-type="float">
            <text:p>3900510090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64" calcext:value-type="float">
            <text:p>310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07" calcext:value-type="float">
            <text:p>3900510090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65" calcext:value-type="float">
            <text:p>310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08" calcext:value-type="float">
            <text:p>3900510090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66" calcext:value-type="float">
            <text:p>310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09" calcext:value-type="float">
            <text:p>3900510090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67" calcext:value-type="float">
            <text:p>310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10" calcext:value-type="float">
            <text:p>3900510090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68" calcext:value-type="float">
            <text:p>310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11" calcext:value-type="float">
            <text:p>3900510090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69" calcext:value-type="float">
            <text:p>310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12" calcext:value-type="float">
            <text:p>3900510090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70" calcext:value-type="float">
            <text:p>310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13" calcext:value-type="float">
            <text:p>3900510090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71" calcext:value-type="float">
            <text:p>310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14" calcext:value-type="float">
            <text:p>3900510090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72" calcext:value-type="float">
            <text:p>310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15" calcext:value-type="float">
            <text:p>3900510090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73" calcext:value-type="float">
            <text:p>310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16" calcext:value-type="float">
            <text:p>3900510090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74" calcext:value-type="float">
            <text:p>310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17" calcext:value-type="float">
            <text:p>3900510090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75" calcext:value-type="float">
            <text:p>310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18" calcext:value-type="float">
            <text:p>3900510090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76" calcext:value-type="float">
            <text:p>310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19" calcext:value-type="float">
            <text:p>3900510090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77" calcext:value-type="float">
            <text:p>310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20" calcext:value-type="float">
            <text:p>3900510090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78" calcext:value-type="float">
            <text:p>310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21" calcext:value-type="float">
            <text:p>3900510090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79" calcext:value-type="float">
            <text:p>310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22" calcext:value-type="float">
            <text:p>3900510090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80" calcext:value-type="float">
            <text:p>310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23" calcext:value-type="float">
            <text:p>3900510090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81" calcext:value-type="float">
            <text:p>310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24" calcext:value-type="float">
            <text:p>3900510090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82" calcext:value-type="float">
            <text:p>310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25" calcext:value-type="float">
            <text:p>3900510090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83" calcext:value-type="float">
            <text:p>310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26" calcext:value-type="float">
            <text:p>3900510090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84" calcext:value-type="float">
            <text:p>310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27" calcext:value-type="float">
            <text:p>3900510090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85" calcext:value-type="float">
            <text:p>310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28" calcext:value-type="float">
            <text:p>3900510090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86" calcext:value-type="float">
            <text:p>310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29" calcext:value-type="float">
            <text:p>3900510090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87" calcext:value-type="float">
            <text:p>310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30" calcext:value-type="float">
            <text:p>3900510090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88" calcext:value-type="float">
            <text:p>310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31" calcext:value-type="float">
            <text:p>3900510090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89" calcext:value-type="float">
            <text:p>310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32" calcext:value-type="float">
            <text:p>3900510090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90" calcext:value-type="float">
            <text:p>310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33" calcext:value-type="float">
            <text:p>3900510090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91" calcext:value-type="float">
            <text:p>310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34" calcext:value-type="float">
            <text:p>3900510090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92" calcext:value-type="float">
            <text:p>310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35" calcext:value-type="float">
            <text:p>3900510090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93" calcext:value-type="float">
            <text:p>310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36" calcext:value-type="float">
            <text:p>3900510090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94" calcext:value-type="float">
            <text:p>310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37" calcext:value-type="float">
            <text:p>3900510090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95" calcext:value-type="float">
            <text:p>310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38" calcext:value-type="float">
            <text:p>3900510090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96" calcext:value-type="float">
            <text:p>310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39" calcext:value-type="float">
            <text:p>3900510090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97" calcext:value-type="float">
            <text:p>310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40" calcext:value-type="float">
            <text:p>3900510090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98" calcext:value-type="float">
            <text:p>310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41" calcext:value-type="float">
            <text:p>3900510090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099" calcext:value-type="float">
            <text:p>310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42" calcext:value-type="float">
            <text:p>3900510090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00" calcext:value-type="float">
            <text:p>311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43" calcext:value-type="float">
            <text:p>3900510090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01" calcext:value-type="float">
            <text:p>311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44" calcext:value-type="float">
            <text:p>3900510090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02" calcext:value-type="float">
            <text:p>311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45" calcext:value-type="float">
            <text:p>3900510090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03" calcext:value-type="float">
            <text:p>311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46" calcext:value-type="float">
            <text:p>3900510090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04" calcext:value-type="float">
            <text:p>311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47" calcext:value-type="float">
            <text:p>3900510090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05" calcext:value-type="float">
            <text:p>311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48" calcext:value-type="float">
            <text:p>3900510090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06" calcext:value-type="float">
            <text:p>311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49" calcext:value-type="float">
            <text:p>3900510090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07" calcext:value-type="float">
            <text:p>311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50" calcext:value-type="float">
            <text:p>3900510090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08" calcext:value-type="float">
            <text:p>311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51" calcext:value-type="float">
            <text:p>3900510090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09" calcext:value-type="float">
            <text:p>311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52" calcext:value-type="float">
            <text:p>3900510090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10" calcext:value-type="float">
            <text:p>311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001053" calcext:value-type="float">
            <text:p>3900510090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11" calcext:value-type="float">
            <text:p>311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01" calcext:value-type="float">
            <text:p>3900510091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12" calcext:value-type="float">
            <text:p>311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02" calcext:value-type="float">
            <text:p>3900510091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13" calcext:value-type="float">
            <text:p>311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03" calcext:value-type="float">
            <text:p>3900510091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14" calcext:value-type="float">
            <text:p>311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04" calcext:value-type="float">
            <text:p>3900510091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15" calcext:value-type="float">
            <text:p>311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05" calcext:value-type="float">
            <text:p>3900510091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16" calcext:value-type="float">
            <text:p>311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06" calcext:value-type="float">
            <text:p>3900510091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17" calcext:value-type="float">
            <text:p>311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07" calcext:value-type="float">
            <text:p>3900510091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18" calcext:value-type="float">
            <text:p>311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08" calcext:value-type="float">
            <text:p>3900510091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19" calcext:value-type="float">
            <text:p>311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09" calcext:value-type="float">
            <text:p>3900510091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20" calcext:value-type="float">
            <text:p>311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10" calcext:value-type="float">
            <text:p>3900510091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21" calcext:value-type="float">
            <text:p>311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11" calcext:value-type="float">
            <text:p>3900510091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22" calcext:value-type="float">
            <text:p>311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12" calcext:value-type="float">
            <text:p>3900510091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23" calcext:value-type="float">
            <text:p>311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13" calcext:value-type="float">
            <text:p>3900510091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24" calcext:value-type="float">
            <text:p>311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14" calcext:value-type="float">
            <text:p>3900510091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25" calcext:value-type="float">
            <text:p>311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15" calcext:value-type="float">
            <text:p>3900510091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26" calcext:value-type="float">
            <text:p>311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16" calcext:value-type="float">
            <text:p>3900510091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27" calcext:value-type="float">
            <text:p>311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17" calcext:value-type="float">
            <text:p>3900510091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28" calcext:value-type="float">
            <text:p>311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18" calcext:value-type="float">
            <text:p>3900510091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29" calcext:value-type="float">
            <text:p>311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19" calcext:value-type="float">
            <text:p>3900510091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30" calcext:value-type="float">
            <text:p>311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20" calcext:value-type="float">
            <text:p>3900510091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31" calcext:value-type="float">
            <text:p>311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21" calcext:value-type="float">
            <text:p>3900510091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32" calcext:value-type="float">
            <text:p>311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22" calcext:value-type="float">
            <text:p>3900510091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33" calcext:value-type="float">
            <text:p>311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23" calcext:value-type="float">
            <text:p>3900510091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34" calcext:value-type="float">
            <text:p>311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24" calcext:value-type="float">
            <text:p>3900510091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35" calcext:value-type="float">
            <text:p>311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25" calcext:value-type="float">
            <text:p>3900510091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36" calcext:value-type="float">
            <text:p>311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26" calcext:value-type="float">
            <text:p>3900510091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37" calcext:value-type="float">
            <text:p>311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27" calcext:value-type="float">
            <text:p>3900510091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38" calcext:value-type="float">
            <text:p>311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28" calcext:value-type="float">
            <text:p>3900510091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39" calcext:value-type="float">
            <text:p>311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29" calcext:value-type="float">
            <text:p>3900510091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40" calcext:value-type="float">
            <text:p>311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30" calcext:value-type="float">
            <text:p>3900510091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41" calcext:value-type="float">
            <text:p>311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31" calcext:value-type="float">
            <text:p>3900510091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42" calcext:value-type="float">
            <text:p>311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32" calcext:value-type="float">
            <text:p>3900510091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43" calcext:value-type="float">
            <text:p>311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33" calcext:value-type="float">
            <text:p>3900510091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44" calcext:value-type="float">
            <text:p>311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34" calcext:value-type="float">
            <text:p>3900510091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45" calcext:value-type="float">
            <text:p>311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35" calcext:value-type="float">
            <text:p>3900510091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46" calcext:value-type="float">
            <text:p>311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36" calcext:value-type="float">
            <text:p>3900510091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47" calcext:value-type="float">
            <text:p>311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37" calcext:value-type="float">
            <text:p>3900510091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48" calcext:value-type="float">
            <text:p>311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38" calcext:value-type="float">
            <text:p>3900510091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49" calcext:value-type="float">
            <text:p>311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39" calcext:value-type="float">
            <text:p>3900510091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50" calcext:value-type="float">
            <text:p>311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40" calcext:value-type="float">
            <text:p>3900510091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51" calcext:value-type="float">
            <text:p>311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41" calcext:value-type="float">
            <text:p>3900510091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52" calcext:value-type="float">
            <text:p>311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42" calcext:value-type="float">
            <text:p>3900510091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53" calcext:value-type="float">
            <text:p>311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43" calcext:value-type="float">
            <text:p>3900510091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54" calcext:value-type="float">
            <text:p>311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44" calcext:value-type="float">
            <text:p>3900510091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55" calcext:value-type="float">
            <text:p>311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45" calcext:value-type="float">
            <text:p>3900510091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56" calcext:value-type="float">
            <text:p>311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46" calcext:value-type="float">
            <text:p>3900510091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57" calcext:value-type="float">
            <text:p>311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47" calcext:value-type="float">
            <text:p>3900510091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58" calcext:value-type="float">
            <text:p>311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48" calcext:value-type="float">
            <text:p>3900510091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59" calcext:value-type="float">
            <text:p>311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49" calcext:value-type="float">
            <text:p>3900510091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60" calcext:value-type="float">
            <text:p>311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50" calcext:value-type="float">
            <text:p>3900510091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61" calcext:value-type="float">
            <text:p>311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1009101051" calcext:value-type="float">
            <text:p>3900510091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62" calcext:value-type="float">
            <text:p>311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01" calcext:value-type="float">
            <text:p>3900520092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63" calcext:value-type="float">
            <text:p>311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02" calcext:value-type="float">
            <text:p>3900520092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64" calcext:value-type="float">
            <text:p>311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03" calcext:value-type="float">
            <text:p>3900520092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65" calcext:value-type="float">
            <text:p>311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04" calcext:value-type="float">
            <text:p>3900520092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66" calcext:value-type="float">
            <text:p>311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05" calcext:value-type="float">
            <text:p>3900520092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67" calcext:value-type="float">
            <text:p>311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06" calcext:value-type="float">
            <text:p>3900520092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68" calcext:value-type="float">
            <text:p>311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07" calcext:value-type="float">
            <text:p>3900520092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69" calcext:value-type="float">
            <text:p>311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08" calcext:value-type="float">
            <text:p>3900520092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70" calcext:value-type="float">
            <text:p>311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09" calcext:value-type="float">
            <text:p>39005200920100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Deze regel was dubbel ingevoerd. De gegevens van de tweede regel zijn derhalve verwijderd.</text:p>
          </table:table-cell>
          <table:table-cell table:number-columns-repeated="1016"/>
        </table:table-row>
        <table:table-row table:style-name="ro4">
          <table:table-cell table:style-name="ce33" office:value-type="float" office:value="31171" calcext:value-type="float">
            <text:p>311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10" calcext:value-type="float">
            <text:p>3900520092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72" calcext:value-type="float">
            <text:p>311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11" calcext:value-type="float">
            <text:p>3900520092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73" calcext:value-type="float">
            <text:p>311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12" calcext:value-type="float">
            <text:p>3900520092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74" calcext:value-type="float">
            <text:p>311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13" calcext:value-type="float">
            <text:p>3900520092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75" calcext:value-type="float">
            <text:p>311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14" calcext:value-type="float">
            <text:p>3900520092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76" calcext:value-type="float">
            <text:p>311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15" calcext:value-type="float">
            <text:p>3900520092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77" calcext:value-type="float">
            <text:p>311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16" calcext:value-type="float">
            <text:p>3900520092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78" calcext:value-type="float">
            <text:p>311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17" calcext:value-type="float">
            <text:p>3900520092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79" calcext:value-type="float">
            <text:p>311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18" calcext:value-type="float">
            <text:p>3900520092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80" calcext:value-type="float">
            <text:p>311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19" calcext:value-type="float">
            <text:p>3900520092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81" calcext:value-type="float">
            <text:p>311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20" calcext:value-type="float">
            <text:p>3900520092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82" calcext:value-type="float">
            <text:p>311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21" calcext:value-type="float">
            <text:p>3900520092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83" calcext:value-type="float">
            <text:p>311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22" calcext:value-type="float">
            <text:p>3900520092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84" calcext:value-type="float">
            <text:p>311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23" calcext:value-type="float">
            <text:p>3900520092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85" calcext:value-type="float">
            <text:p>311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24" calcext:value-type="float">
            <text:p>3900520092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86" calcext:value-type="float">
            <text:p>311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25" calcext:value-type="float">
            <text:p>3900520092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87" calcext:value-type="float">
            <text:p>311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26" calcext:value-type="float">
            <text:p>3900520092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88" calcext:value-type="float">
            <text:p>311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27" calcext:value-type="float">
            <text:p>3900520092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89" calcext:value-type="float">
            <text:p>311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28" calcext:value-type="float">
            <text:p>3900520092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90" calcext:value-type="float">
            <text:p>311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29" calcext:value-type="float">
            <text:p>3900520092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91" calcext:value-type="float">
            <text:p>311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30" calcext:value-type="float">
            <text:p>3900520092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92" calcext:value-type="float">
            <text:p>311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31" calcext:value-type="float">
            <text:p>3900520092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93" calcext:value-type="float">
            <text:p>311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32" calcext:value-type="float">
            <text:p>3900520092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94" calcext:value-type="float">
            <text:p>311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33" calcext:value-type="float">
            <text:p>3900520092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95" calcext:value-type="float">
            <text:p>311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34" calcext:value-type="float">
            <text:p>3900520092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96" calcext:value-type="float">
            <text:p>311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35" calcext:value-type="float">
            <text:p>3900520092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97" calcext:value-type="float">
            <text:p>311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36" calcext:value-type="float">
            <text:p>3900520092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98" calcext:value-type="float">
            <text:p>311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37" calcext:value-type="float">
            <text:p>3900520092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199" calcext:value-type="float">
            <text:p>311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38" calcext:value-type="float">
            <text:p>3900520092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00" calcext:value-type="float">
            <text:p>312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39" calcext:value-type="float">
            <text:p>3900520092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01" calcext:value-type="float">
            <text:p>312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40" calcext:value-type="float">
            <text:p>3900520092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02" calcext:value-type="float">
            <text:p>312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41" calcext:value-type="float">
            <text:p>3900520092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03" calcext:value-type="float">
            <text:p>312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42" calcext:value-type="float">
            <text:p>3900520092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04" calcext:value-type="float">
            <text:p>312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43" calcext:value-type="float">
            <text:p>3900520092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05" calcext:value-type="float">
            <text:p>312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44" calcext:value-type="float">
            <text:p>3900520092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06" calcext:value-type="float">
            <text:p>312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45" calcext:value-type="float">
            <text:p>3900520092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07" calcext:value-type="float">
            <text:p>312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46" calcext:value-type="float">
            <text:p>3900520092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08" calcext:value-type="float">
            <text:p>312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47" calcext:value-type="float">
            <text:p>3900520092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09" calcext:value-type="float">
            <text:p>312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48" calcext:value-type="float">
            <text:p>3900520092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10" calcext:value-type="float">
            <text:p>312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49" calcext:value-type="float">
            <text:p>3900520092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11" calcext:value-type="float">
            <text:p>312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50" calcext:value-type="float">
            <text:p>3900520092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12" calcext:value-type="float">
            <text:p>312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51" calcext:value-type="float">
            <text:p>3900520092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13" calcext:value-type="float">
            <text:p>312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52" calcext:value-type="float">
            <text:p>3900520092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14" calcext:value-type="float">
            <text:p>312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201053" calcext:value-type="float">
            <text:p>3900520092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15" calcext:value-type="float">
            <text:p>312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01" calcext:value-type="float">
            <text:p>390052009301001</text:p>
          </table:table-cell>
          <table:table-cell office:value-type="string" calcext:value-type="string">
            <text:p>390052009301001* <text:s/>Hieronder begrepen de fabrijkanten van katoen, hennep, vlas, wol en zijde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16" calcext:value-type="float">
            <text:p>312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02" calcext:value-type="float">
            <text:p>3900520093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17" calcext:value-type="float">
            <text:p>312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03" calcext:value-type="float">
            <text:p>3900520093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18" calcext:value-type="float">
            <text:p>312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04" calcext:value-type="float">
            <text:p>3900520093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19" calcext:value-type="float">
            <text:p>312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05" calcext:value-type="float">
            <text:p>3900520093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20" calcext:value-type="float">
            <text:p>312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06" calcext:value-type="float">
            <text:p>3900520093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21" calcext:value-type="float">
            <text:p>312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07" calcext:value-type="float">
            <text:p>3900520093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22" calcext:value-type="float">
            <text:p>312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08" calcext:value-type="float">
            <text:p>3900520093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23" calcext:value-type="float">
            <text:p>312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09" calcext:value-type="float">
            <text:p>3900520093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24" calcext:value-type="float">
            <text:p>312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10" calcext:value-type="float">
            <text:p>3900520093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25" calcext:value-type="float">
            <text:p>312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11" calcext:value-type="float">
            <text:p>3900520093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26" calcext:value-type="float">
            <text:p>312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12" calcext:value-type="float">
            <text:p>3900520093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27" calcext:value-type="float">
            <text:p>312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13" calcext:value-type="float">
            <text:p>3900520093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28" calcext:value-type="float">
            <text:p>312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14" calcext:value-type="float">
            <text:p>3900520093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29" calcext:value-type="float">
            <text:p>312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15" calcext:value-type="float">
            <text:p>3900520093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30" calcext:value-type="float">
            <text:p>312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16" calcext:value-type="float">
            <text:p>3900520093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31" calcext:value-type="float">
            <text:p>312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17" calcext:value-type="float">
            <text:p>3900520093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32" calcext:value-type="float">
            <text:p>312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18" calcext:value-type="float">
            <text:p>3900520093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33" calcext:value-type="float">
            <text:p>312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19" calcext:value-type="float">
            <text:p>3900520093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34" calcext:value-type="float">
            <text:p>312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20" calcext:value-type="float">
            <text:p>3900520093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35" calcext:value-type="float">
            <text:p>312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21" calcext:value-type="float">
            <text:p>3900520093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36" calcext:value-type="float">
            <text:p>312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22" calcext:value-type="float">
            <text:p>3900520093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37" calcext:value-type="float">
            <text:p>312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23" calcext:value-type="float">
            <text:p>3900520093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38" calcext:value-type="float">
            <text:p>312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24" calcext:value-type="float">
            <text:p>390052009301024</text:p>
          </table:table-cell>
          <table:table-cell office:value-type="string" calcext:value-type="string">
            <text:p>3900520093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39" calcext:value-type="float">
            <text:p>312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25" calcext:value-type="float">
            <text:p>3900520093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40" calcext:value-type="float">
            <text:p>312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26" calcext:value-type="float">
            <text:p>390052009301026</text:p>
          </table:table-cell>
          <table:table-cell office:value-type="string" calcext:value-type="string">
            <text:p>3900520093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41" calcext:value-type="float">
            <text:p>312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27" calcext:value-type="float">
            <text:p>3900520093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42" calcext:value-type="float">
            <text:p>312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28" calcext:value-type="float">
            <text:p>3900520093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43" calcext:value-type="float">
            <text:p>312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29" calcext:value-type="float">
            <text:p>3900520093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44" calcext:value-type="float">
            <text:p>312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30" calcext:value-type="float">
            <text:p>3900520093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45" calcext:value-type="float">
            <text:p>312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31" calcext:value-type="float">
            <text:p>3900520093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46" calcext:value-type="float">
            <text:p>312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32" calcext:value-type="float">
            <text:p>3900520093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47" calcext:value-type="float">
            <text:p>312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33" calcext:value-type="float">
            <text:p>3900520093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48" calcext:value-type="float">
            <text:p>312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34" calcext:value-type="float">
            <text:p>3900520093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49" calcext:value-type="float">
            <text:p>312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35" calcext:value-type="float">
            <text:p>3900520093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50" calcext:value-type="float">
            <text:p>312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36" calcext:value-type="float">
            <text:p>3900520093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51" calcext:value-type="float">
            <text:p>312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37" calcext:value-type="float">
            <text:p>3900520093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52" calcext:value-type="float">
            <text:p>312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38" calcext:value-type="float">
            <text:p>3900520093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53" calcext:value-type="float">
            <text:p>312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39" calcext:value-type="float">
            <text:p>3900520093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54" calcext:value-type="float">
            <text:p>312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40" calcext:value-type="float">
            <text:p>3900520093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55" calcext:value-type="float">
            <text:p>312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41" calcext:value-type="float">
            <text:p>3900520093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56" calcext:value-type="float">
            <text:p>312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42" calcext:value-type="float">
            <text:p>3900520093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57" calcext:value-type="float">
            <text:p>312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43" calcext:value-type="float">
            <text:p>3900520093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58" calcext:value-type="float">
            <text:p>312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44" calcext:value-type="float">
            <text:p>3900520093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59" calcext:value-type="float">
            <text:p>312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45" calcext:value-type="float">
            <text:p>3900520093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60" calcext:value-type="float">
            <text:p>312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46" calcext:value-type="float">
            <text:p>3900520093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61" calcext:value-type="float">
            <text:p>312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47" calcext:value-type="float">
            <text:p>3900520093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62" calcext:value-type="float">
            <text:p>312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48" calcext:value-type="float">
            <text:p>3900520093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63" calcext:value-type="float">
            <text:p>312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49" calcext:value-type="float">
            <text:p>3900520093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64" calcext:value-type="float">
            <text:p>312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2009301050" calcext:value-type="float">
            <text:p>3900520093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65" calcext:value-type="float">
            <text:p>312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01" calcext:value-type="float">
            <text:p>3900530094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66" calcext:value-type="float">
            <text:p>312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02" calcext:value-type="float">
            <text:p>3900530094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67" calcext:value-type="float">
            <text:p>312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03" calcext:value-type="float">
            <text:p>3900530094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68" calcext:value-type="float">
            <text:p>312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04" calcext:value-type="float">
            <text:p>3900530094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69" calcext:value-type="float">
            <text:p>312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05" calcext:value-type="float">
            <text:p>3900530094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70" calcext:value-type="float">
            <text:p>312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06" calcext:value-type="float">
            <text:p>3900530094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71" calcext:value-type="float">
            <text:p>312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07" calcext:value-type="float">
            <text:p>3900530094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72" calcext:value-type="float">
            <text:p>312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08" calcext:value-type="float">
            <text:p>3900530094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73" calcext:value-type="float">
            <text:p>312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09" calcext:value-type="float">
            <text:p>3900530094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74" calcext:value-type="float">
            <text:p>312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10" calcext:value-type="float">
            <text:p>3900530094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75" calcext:value-type="float">
            <text:p>312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11" calcext:value-type="float">
            <text:p>3900530094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76" calcext:value-type="float">
            <text:p>312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12" calcext:value-type="float">
            <text:p>3900530094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77" calcext:value-type="float">
            <text:p>312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13" calcext:value-type="float">
            <text:p>3900530094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78" calcext:value-type="float">
            <text:p>312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14" calcext:value-type="float">
            <text:p>3900530094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79" calcext:value-type="float">
            <text:p>312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15" calcext:value-type="float">
            <text:p>3900530094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80" calcext:value-type="float">
            <text:p>312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16" calcext:value-type="float">
            <text:p>3900530094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81" calcext:value-type="float">
            <text:p>312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17" calcext:value-type="float">
            <text:p>3900530094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82" calcext:value-type="float">
            <text:p>312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18" calcext:value-type="float">
            <text:p>3900530094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83" calcext:value-type="float">
            <text:p>312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19" calcext:value-type="float">
            <text:p>3900530094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84" calcext:value-type="float">
            <text:p>312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20" calcext:value-type="float">
            <text:p>3900530094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85" calcext:value-type="float">
            <text:p>312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21" calcext:value-type="float">
            <text:p>3900530094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86" calcext:value-type="float">
            <text:p>312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22" calcext:value-type="float">
            <text:p>3900530094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87" calcext:value-type="float">
            <text:p>312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23" calcext:value-type="float">
            <text:p>3900530094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88" calcext:value-type="float">
            <text:p>312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24" calcext:value-type="float">
            <text:p>3900530094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89" calcext:value-type="float">
            <text:p>312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25" calcext:value-type="float">
            <text:p>3900530094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90" calcext:value-type="float">
            <text:p>312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26" calcext:value-type="float">
            <text:p>3900530094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91" calcext:value-type="float">
            <text:p>312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27" calcext:value-type="float">
            <text:p>3900530094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92" calcext:value-type="float">
            <text:p>312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28" calcext:value-type="float">
            <text:p>3900530094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93" calcext:value-type="float">
            <text:p>312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29" calcext:value-type="float">
            <text:p>3900530094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94" calcext:value-type="float">
            <text:p>312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30" calcext:value-type="float">
            <text:p>3900530094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95" calcext:value-type="float">
            <text:p>312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31" calcext:value-type="float">
            <text:p>3900530094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96" calcext:value-type="float">
            <text:p>312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32" calcext:value-type="float">
            <text:p>3900530094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97" calcext:value-type="float">
            <text:p>312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33" calcext:value-type="float">
            <text:p>3900530094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98" calcext:value-type="float">
            <text:p>312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34" calcext:value-type="float">
            <text:p>3900530094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299" calcext:value-type="float">
            <text:p>312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35" calcext:value-type="float">
            <text:p>3900530094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00" calcext:value-type="float">
            <text:p>313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36" calcext:value-type="float">
            <text:p>3900530094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01" calcext:value-type="float">
            <text:p>313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37" calcext:value-type="float">
            <text:p>3900530094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02" calcext:value-type="float">
            <text:p>313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38" calcext:value-type="float">
            <text:p>3900530094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03" calcext:value-type="float">
            <text:p>313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39" calcext:value-type="float">
            <text:p>3900530094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04" calcext:value-type="float">
            <text:p>313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40" calcext:value-type="float">
            <text:p>3900530094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05" calcext:value-type="float">
            <text:p>313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41" calcext:value-type="float">
            <text:p>3900530094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06" calcext:value-type="float">
            <text:p>313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42" calcext:value-type="float">
            <text:p>3900530094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07" calcext:value-type="float">
            <text:p>313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43" calcext:value-type="float">
            <text:p>3900530094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08" calcext:value-type="float">
            <text:p>313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44" calcext:value-type="float">
            <text:p>3900530094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09" calcext:value-type="float">
            <text:p>313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45" calcext:value-type="float">
            <text:p>3900530094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10" calcext:value-type="float">
            <text:p>313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46" calcext:value-type="float">
            <text:p>3900530094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11" calcext:value-type="float">
            <text:p>313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47" calcext:value-type="float">
            <text:p>3900530094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12" calcext:value-type="float">
            <text:p>313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48" calcext:value-type="float">
            <text:p>3900530094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13" calcext:value-type="float">
            <text:p>313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49" calcext:value-type="float">
            <text:p>3900530094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14" calcext:value-type="float">
            <text:p>313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50" calcext:value-type="float">
            <text:p>3900530094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15" calcext:value-type="float">
            <text:p>313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51" calcext:value-type="float">
            <text:p>3900530094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16" calcext:value-type="float">
            <text:p>313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401052" calcext:value-type="float">
            <text:p>3900530094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17" calcext:value-type="float">
            <text:p>313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01" calcext:value-type="float">
            <text:p>3900530095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18" calcext:value-type="float">
            <text:p>313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02" calcext:value-type="float">
            <text:p>3900530095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19" calcext:value-type="float">
            <text:p>313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03" calcext:value-type="float">
            <text:p>3900530095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20" calcext:value-type="float">
            <text:p>313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04" calcext:value-type="float">
            <text:p>3900530095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21" calcext:value-type="float">
            <text:p>313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05" calcext:value-type="float">
            <text:p>3900530095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22" calcext:value-type="float">
            <text:p>313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06" calcext:value-type="float">
            <text:p>3900530095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23" calcext:value-type="float">
            <text:p>313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07" calcext:value-type="float">
            <text:p>3900530095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24" calcext:value-type="float">
            <text:p>313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08" calcext:value-type="float">
            <text:p>3900530095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25" calcext:value-type="float">
            <text:p>313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09" calcext:value-type="float">
            <text:p>3900530095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26" calcext:value-type="float">
            <text:p>313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10" calcext:value-type="float">
            <text:p>3900530095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27" calcext:value-type="float">
            <text:p>313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11" calcext:value-type="float">
            <text:p>3900530095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28" calcext:value-type="float">
            <text:p>313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12" calcext:value-type="float">
            <text:p>3900530095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29" calcext:value-type="float">
            <text:p>313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13" calcext:value-type="float">
            <text:p>3900530095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30" calcext:value-type="float">
            <text:p>313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14" calcext:value-type="float">
            <text:p>3900530095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31" calcext:value-type="float">
            <text:p>313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15" calcext:value-type="float">
            <text:p>3900530095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32" calcext:value-type="float">
            <text:p>313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16" calcext:value-type="float">
            <text:p>3900530095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33" calcext:value-type="float">
            <text:p>313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17" calcext:value-type="float">
            <text:p>3900530095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34" calcext:value-type="float">
            <text:p>313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18" calcext:value-type="float">
            <text:p>3900530095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35" calcext:value-type="float">
            <text:p>313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19" calcext:value-type="float">
            <text:p>3900530095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36" calcext:value-type="float">
            <text:p>313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20" calcext:value-type="float">
            <text:p>3900530095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37" calcext:value-type="float">
            <text:p>313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21" calcext:value-type="float">
            <text:p>3900530095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38" calcext:value-type="float">
            <text:p>313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22" calcext:value-type="float">
            <text:p>3900530095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39" calcext:value-type="float">
            <text:p>313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23" calcext:value-type="float">
            <text:p>3900530095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40" calcext:value-type="float">
            <text:p>313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24" calcext:value-type="float">
            <text:p>3900530095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41" calcext:value-type="float">
            <text:p>313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25" calcext:value-type="float">
            <text:p>3900530095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42" calcext:value-type="float">
            <text:p>313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26" calcext:value-type="float">
            <text:p>3900530095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43" calcext:value-type="float">
            <text:p>313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27" calcext:value-type="float">
            <text:p>3900530095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44" calcext:value-type="float">
            <text:p>313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28" calcext:value-type="float">
            <text:p>3900530095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45" calcext:value-type="float">
            <text:p>313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29" calcext:value-type="float">
            <text:p>3900530095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46" calcext:value-type="float">
            <text:p>313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30" calcext:value-type="float">
            <text:p>3900530095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47" calcext:value-type="float">
            <text:p>313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31" calcext:value-type="float">
            <text:p>3900530095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48" calcext:value-type="float">
            <text:p>313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32" calcext:value-type="float">
            <text:p>3900530095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49" calcext:value-type="float">
            <text:p>313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33" calcext:value-type="float">
            <text:p>3900530095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50" calcext:value-type="float">
            <text:p>313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34" calcext:value-type="float">
            <text:p>3900530095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51" calcext:value-type="float">
            <text:p>313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35" calcext:value-type="float">
            <text:p>3900530095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52" calcext:value-type="float">
            <text:p>313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36" calcext:value-type="float">
            <text:p>3900530095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53" calcext:value-type="float">
            <text:p>313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37" calcext:value-type="float">
            <text:p>3900530095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54" calcext:value-type="float">
            <text:p>313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3009501038" calcext:value-type="float">
            <text:p>3900530095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55" calcext:value-type="float">
            <text:p>313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01" calcext:value-type="float">
            <text:p>3900550096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56" calcext:value-type="float">
            <text:p>313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02" calcext:value-type="float">
            <text:p>3900550096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57" calcext:value-type="float">
            <text:p>313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03" calcext:value-type="float">
            <text:p>3900550096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58" calcext:value-type="float">
            <text:p>313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04" calcext:value-type="float">
            <text:p>3900550096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59" calcext:value-type="float">
            <text:p>313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05" calcext:value-type="float">
            <text:p>3900550096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60" calcext:value-type="float">
            <text:p>313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06" calcext:value-type="float">
            <text:p>3900550096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61" calcext:value-type="float">
            <text:p>313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07" calcext:value-type="float">
            <text:p>3900550096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62" calcext:value-type="float">
            <text:p>313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08" calcext:value-type="float">
            <text:p>3900550096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63" calcext:value-type="float">
            <text:p>313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09" calcext:value-type="float">
            <text:p>3900550096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64" calcext:value-type="float">
            <text:p>313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10" calcext:value-type="float">
            <text:p>3900550096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65" calcext:value-type="float">
            <text:p>313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11" calcext:value-type="float">
            <text:p>3900550096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66" calcext:value-type="float">
            <text:p>313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12" calcext:value-type="float">
            <text:p>3900550096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67" calcext:value-type="float">
            <text:p>313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13" calcext:value-type="float">
            <text:p>3900550096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68" calcext:value-type="float">
            <text:p>313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14" calcext:value-type="float">
            <text:p>3900550096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69" calcext:value-type="float">
            <text:p>313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15" calcext:value-type="float">
            <text:p>3900550096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70" calcext:value-type="float">
            <text:p>313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16" calcext:value-type="float">
            <text:p>3900550096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71" calcext:value-type="float">
            <text:p>313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17" calcext:value-type="float">
            <text:p>3900550096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72" calcext:value-type="float">
            <text:p>313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18" calcext:value-type="float">
            <text:p>3900550096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73" calcext:value-type="float">
            <text:p>313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19" calcext:value-type="float">
            <text:p>3900550096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74" calcext:value-type="float">
            <text:p>313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20" calcext:value-type="float">
            <text:p>3900550096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75" calcext:value-type="float">
            <text:p>313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21" calcext:value-type="float">
            <text:p>3900550096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76" calcext:value-type="float">
            <text:p>313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22" calcext:value-type="float">
            <text:p>3900550096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77" calcext:value-type="float">
            <text:p>313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23" calcext:value-type="float">
            <text:p>3900550096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78" calcext:value-type="float">
            <text:p>313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24" calcext:value-type="float">
            <text:p>3900550096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79" calcext:value-type="float">
            <text:p>313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25" calcext:value-type="float">
            <text:p>3900550096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80" calcext:value-type="float">
            <text:p>313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26" calcext:value-type="float">
            <text:p>3900550096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81" calcext:value-type="float">
            <text:p>313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27" calcext:value-type="float">
            <text:p>3900550096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82" calcext:value-type="float">
            <text:p>313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28" calcext:value-type="float">
            <text:p>3900550096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83" calcext:value-type="float">
            <text:p>313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29" calcext:value-type="float">
            <text:p>3900550096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84" calcext:value-type="float">
            <text:p>313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30" calcext:value-type="float">
            <text:p>3900550096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85" calcext:value-type="float">
            <text:p>313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31" calcext:value-type="float">
            <text:p>3900550096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86" calcext:value-type="float">
            <text:p>313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32" calcext:value-type="float">
            <text:p>3900550096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87" calcext:value-type="float">
            <text:p>313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33" calcext:value-type="float">
            <text:p>3900550096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88" calcext:value-type="float">
            <text:p>313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34" calcext:value-type="float">
            <text:p>3900550096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89" calcext:value-type="float">
            <text:p>313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35" calcext:value-type="float">
            <text:p>3900550096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90" calcext:value-type="float">
            <text:p>313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36" calcext:value-type="float">
            <text:p>3900550096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91" calcext:value-type="float">
            <text:p>313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37" calcext:value-type="float">
            <text:p>3900550096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92" calcext:value-type="float">
            <text:p>313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38" calcext:value-type="float">
            <text:p>3900550096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93" calcext:value-type="float">
            <text:p>313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39" calcext:value-type="float">
            <text:p>3900550096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94" calcext:value-type="float">
            <text:p>313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40" calcext:value-type="float">
            <text:p>3900550096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95" calcext:value-type="float">
            <text:p>313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41" calcext:value-type="float">
            <text:p>3900550096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96" calcext:value-type="float">
            <text:p>313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42" calcext:value-type="float">
            <text:p>3900550096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97" calcext:value-type="float">
            <text:p>313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43" calcext:value-type="float">
            <text:p>3900550096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98" calcext:value-type="float">
            <text:p>313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44" calcext:value-type="float">
            <text:p>3900550096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399" calcext:value-type="float">
            <text:p>313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45" calcext:value-type="float">
            <text:p>3900550096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00" calcext:value-type="float">
            <text:p>314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46" calcext:value-type="float">
            <text:p>3900550096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01" calcext:value-type="float">
            <text:p>314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47" calcext:value-type="float">
            <text:p>3900550096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02" calcext:value-type="float">
            <text:p>314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48" calcext:value-type="float">
            <text:p>3900550096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03" calcext:value-type="float">
            <text:p>314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49" calcext:value-type="float">
            <text:p>3900550096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04" calcext:value-type="float">
            <text:p>314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50" calcext:value-type="float">
            <text:p>3900550096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05" calcext:value-type="float">
            <text:p>314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51" calcext:value-type="float">
            <text:p>3900550096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06" calcext:value-type="float">
            <text:p>314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52" calcext:value-type="float">
            <text:p>3900550096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07" calcext:value-type="float">
            <text:p>314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601053" calcext:value-type="float">
            <text:p>3900550096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08" calcext:value-type="float">
            <text:p>314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01" calcext:value-type="float">
            <text:p>3900550097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09" calcext:value-type="float">
            <text:p>314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02" calcext:value-type="float">
            <text:p>3900550097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10" calcext:value-type="float">
            <text:p>314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03" calcext:value-type="float">
            <text:p>3900550097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11" calcext:value-type="float">
            <text:p>314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04" calcext:value-type="float">
            <text:p>3900550097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12" calcext:value-type="float">
            <text:p>314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05" calcext:value-type="float">
            <text:p>3900550097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13" calcext:value-type="float">
            <text:p>314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06" calcext:value-type="float">
            <text:p>3900550097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14" calcext:value-type="float">
            <text:p>314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07" calcext:value-type="float">
            <text:p>3900550097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15" calcext:value-type="float">
            <text:p>314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08" calcext:value-type="float">
            <text:p>3900550097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16" calcext:value-type="float">
            <text:p>314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09" calcext:value-type="float">
            <text:p>3900550097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17" calcext:value-type="float">
            <text:p>314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10" calcext:value-type="float">
            <text:p>3900550097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18" calcext:value-type="float">
            <text:p>314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11" calcext:value-type="float">
            <text:p>3900550097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19" calcext:value-type="float">
            <text:p>314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12" calcext:value-type="float">
            <text:p>3900550097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20" calcext:value-type="float">
            <text:p>314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13" calcext:value-type="float">
            <text:p>3900550097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21" calcext:value-type="float">
            <text:p>314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14" calcext:value-type="float">
            <text:p>3900550097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22" calcext:value-type="float">
            <text:p>314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15" calcext:value-type="float">
            <text:p>3900550097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23" calcext:value-type="float">
            <text:p>314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16" calcext:value-type="float">
            <text:p>3900550097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24" calcext:value-type="float">
            <text:p>314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17" calcext:value-type="float">
            <text:p>3900550097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25" calcext:value-type="float">
            <text:p>314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18" calcext:value-type="float">
            <text:p>3900550097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26" calcext:value-type="float">
            <text:p>314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19" calcext:value-type="float">
            <text:p>3900550097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27" calcext:value-type="float">
            <text:p>314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20" calcext:value-type="float">
            <text:p>3900550097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28" calcext:value-type="float">
            <text:p>314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21" calcext:value-type="float">
            <text:p>3900550097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29" calcext:value-type="float">
            <text:p>314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22" calcext:value-type="float">
            <text:p>3900550097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30" calcext:value-type="float">
            <text:p>314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23" calcext:value-type="float">
            <text:p>3900550097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31" calcext:value-type="float">
            <text:p>314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24" calcext:value-type="float">
            <text:p>3900550097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32" calcext:value-type="float">
            <text:p>314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25" calcext:value-type="float">
            <text:p>3900550097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33" calcext:value-type="float">
            <text:p>314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26" calcext:value-type="float">
            <text:p>3900550097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34" calcext:value-type="float">
            <text:p>314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27" calcext:value-type="float">
            <text:p>3900550097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35" calcext:value-type="float">
            <text:p>314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28" calcext:value-type="float">
            <text:p>3900550097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36" calcext:value-type="float">
            <text:p>314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29" calcext:value-type="float">
            <text:p>3900550097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37" calcext:value-type="float">
            <text:p>314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30" calcext:value-type="float">
            <text:p>3900550097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38" calcext:value-type="float">
            <text:p>314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31" calcext:value-type="float">
            <text:p>3900550097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39" calcext:value-type="float">
            <text:p>314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32" calcext:value-type="float">
            <text:p>3900550097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40" calcext:value-type="float">
            <text:p>314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33" calcext:value-type="float">
            <text:p>3900550097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41" calcext:value-type="float">
            <text:p>314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34" calcext:value-type="float">
            <text:p>3900550097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42" calcext:value-type="float">
            <text:p>314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35" calcext:value-type="float">
            <text:p>3900550097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43" calcext:value-type="float">
            <text:p>314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36" calcext:value-type="float">
            <text:p>3900550097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44" calcext:value-type="float">
            <text:p>314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37" calcext:value-type="float">
            <text:p>3900550097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45" calcext:value-type="float">
            <text:p>314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38" calcext:value-type="float">
            <text:p>3900550097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46" calcext:value-type="float">
            <text:p>314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39" calcext:value-type="float">
            <text:p>3900550097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47" calcext:value-type="float">
            <text:p>314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40" calcext:value-type="float">
            <text:p>3900550097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48" calcext:value-type="float">
            <text:p>314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41" calcext:value-type="float">
            <text:p>3900550097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49" calcext:value-type="float">
            <text:p>314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42" calcext:value-type="float">
            <text:p>3900550097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50" calcext:value-type="float">
            <text:p>314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43" calcext:value-type="float">
            <text:p>3900550097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51" calcext:value-type="float">
            <text:p>314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44" calcext:value-type="float">
            <text:p>3900550097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52" calcext:value-type="float">
            <text:p>314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45" calcext:value-type="float">
            <text:p>3900550097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53" calcext:value-type="float">
            <text:p>314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46" calcext:value-type="float">
            <text:p>3900550097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54" calcext:value-type="float">
            <text:p>314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47" calcext:value-type="float">
            <text:p>3900550097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55" calcext:value-type="float">
            <text:p>314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48" calcext:value-type="float">
            <text:p>3900550097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56" calcext:value-type="float">
            <text:p>314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49" calcext:value-type="float">
            <text:p>3900550097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57" calcext:value-type="float">
            <text:p>314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50" calcext:value-type="float">
            <text:p>3900550097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58" calcext:value-type="float">
            <text:p>314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5009701051" calcext:value-type="float">
            <text:p>3900550097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59" calcext:value-type="float">
            <text:p>314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01" calcext:value-type="float">
            <text:p>3900560098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60" calcext:value-type="float">
            <text:p>314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02" calcext:value-type="float">
            <text:p>3900560098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61" calcext:value-type="float">
            <text:p>314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03" calcext:value-type="float">
            <text:p>3900560098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62" calcext:value-type="float">
            <text:p>314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04" calcext:value-type="float">
            <text:p>3900560098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63" calcext:value-type="float">
            <text:p>314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05" calcext:value-type="float">
            <text:p>3900560098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64" calcext:value-type="float">
            <text:p>314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06" calcext:value-type="float">
            <text:p>3900560098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65" calcext:value-type="float">
            <text:p>314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07" calcext:value-type="float">
            <text:p>3900560098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66" calcext:value-type="float">
            <text:p>314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08" calcext:value-type="float">
            <text:p>3900560098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67" calcext:value-type="float">
            <text:p>314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09" calcext:value-type="float">
            <text:p>3900560098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68" calcext:value-type="float">
            <text:p>314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10" calcext:value-type="float">
            <text:p>3900560098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69" calcext:value-type="float">
            <text:p>314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11" calcext:value-type="float">
            <text:p>3900560098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70" calcext:value-type="float">
            <text:p>314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12" calcext:value-type="float">
            <text:p>3900560098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71" calcext:value-type="float">
            <text:p>314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13" calcext:value-type="float">
            <text:p>3900560098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72" calcext:value-type="float">
            <text:p>314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14" calcext:value-type="float">
            <text:p>3900560098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73" calcext:value-type="float">
            <text:p>314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15" calcext:value-type="float">
            <text:p>3900560098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74" calcext:value-type="float">
            <text:p>314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16" calcext:value-type="float">
            <text:p>3900560098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75" calcext:value-type="float">
            <text:p>314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17" calcext:value-type="float">
            <text:p>3900560098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76" calcext:value-type="float">
            <text:p>314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18" calcext:value-type="float">
            <text:p>3900560098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77" calcext:value-type="float">
            <text:p>314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19" calcext:value-type="float">
            <text:p>3900560098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78" calcext:value-type="float">
            <text:p>314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20" calcext:value-type="float">
            <text:p>3900560098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79" calcext:value-type="float">
            <text:p>314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21" calcext:value-type="float">
            <text:p>3900560098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80" calcext:value-type="float">
            <text:p>314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22" calcext:value-type="float">
            <text:p>3900560098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81" calcext:value-type="float">
            <text:p>314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23" calcext:value-type="float">
            <text:p>3900560098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82" calcext:value-type="float">
            <text:p>314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24" calcext:value-type="float">
            <text:p>3900560098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83" calcext:value-type="float">
            <text:p>314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25" calcext:value-type="float">
            <text:p>3900560098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84" calcext:value-type="float">
            <text:p>314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26" calcext:value-type="float">
            <text:p>3900560098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85" calcext:value-type="float">
            <text:p>314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27" calcext:value-type="float">
            <text:p>3900560098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86" calcext:value-type="float">
            <text:p>314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28" calcext:value-type="float">
            <text:p>3900560098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87" calcext:value-type="float">
            <text:p>314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29" calcext:value-type="float">
            <text:p>3900560098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88" calcext:value-type="float">
            <text:p>314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30" calcext:value-type="float">
            <text:p>3900560098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89" calcext:value-type="float">
            <text:p>314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31" calcext:value-type="float">
            <text:p>3900560098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90" calcext:value-type="float">
            <text:p>314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32" calcext:value-type="float">
            <text:p>3900560098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91" calcext:value-type="float">
            <text:p>314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33" calcext:value-type="float">
            <text:p>3900560098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92" calcext:value-type="float">
            <text:p>314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34" calcext:value-type="float">
            <text:p>3900560098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93" calcext:value-type="float">
            <text:p>314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35" calcext:value-type="float">
            <text:p>3900560098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94" calcext:value-type="float">
            <text:p>314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36" calcext:value-type="float">
            <text:p>3900560098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95" calcext:value-type="float">
            <text:p>314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37" calcext:value-type="float">
            <text:p>3900560098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96" calcext:value-type="float">
            <text:p>314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38" calcext:value-type="float">
            <text:p>3900560098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97" calcext:value-type="float">
            <text:p>314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39" calcext:value-type="float">
            <text:p>3900560098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98" calcext:value-type="float">
            <text:p>314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40" calcext:value-type="float">
            <text:p>3900560098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499" calcext:value-type="float">
            <text:p>314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41" calcext:value-type="float">
            <text:p>3900560098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00" calcext:value-type="float">
            <text:p>315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42" calcext:value-type="float">
            <text:p>3900560098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01" calcext:value-type="float">
            <text:p>315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43" calcext:value-type="float">
            <text:p>3900560098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02" calcext:value-type="float">
            <text:p>315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44" calcext:value-type="float">
            <text:p>3900560098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03" calcext:value-type="float">
            <text:p>315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45" calcext:value-type="float">
            <text:p>3900560098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04" calcext:value-type="float">
            <text:p>315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46" calcext:value-type="float">
            <text:p>3900560098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05" calcext:value-type="float">
            <text:p>315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47" calcext:value-type="float">
            <text:p>3900560098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06" calcext:value-type="float">
            <text:p>315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48" calcext:value-type="float">
            <text:p>3900560098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07" calcext:value-type="float">
            <text:p>315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49" calcext:value-type="float">
            <text:p>3900560098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08" calcext:value-type="float">
            <text:p>315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50" calcext:value-type="float">
            <text:p>3900560098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09" calcext:value-type="float">
            <text:p>315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51" calcext:value-type="float">
            <text:p>3900560098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10" calcext:value-type="float">
            <text:p>315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801052" calcext:value-type="float">
            <text:p>3900560098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11" calcext:value-type="float">
            <text:p>315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01" calcext:value-type="float">
            <text:p>390056009901001</text:p>
          </table:table-cell>
          <table:table-cell office:value-type="string" calcext:value-type="string">
            <text:p>390056009901001* <text:s/>Hieronder begrepen de fabrijkanten van katoen, hennep, vlas, wol en zijde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12" calcext:value-type="float">
            <text:p>315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02" calcext:value-type="float">
            <text:p>3900560099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13" calcext:value-type="float">
            <text:p>315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03" calcext:value-type="float">
            <text:p>3900560099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14" calcext:value-type="float">
            <text:p>315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04" calcext:value-type="float">
            <text:p>3900560099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15" calcext:value-type="float">
            <text:p>315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05" calcext:value-type="float">
            <text:p>3900560099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16" calcext:value-type="float">
            <text:p>315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06" calcext:value-type="float">
            <text:p>3900560099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17" calcext:value-type="float">
            <text:p>315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07" calcext:value-type="float">
            <text:p>3900560099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18" calcext:value-type="float">
            <text:p>315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08" calcext:value-type="float">
            <text:p>3900560099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19" calcext:value-type="float">
            <text:p>315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09" calcext:value-type="float">
            <text:p>3900560099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20" calcext:value-type="float">
            <text:p>315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10" calcext:value-type="float">
            <text:p>3900560099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21" calcext:value-type="float">
            <text:p>315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11" calcext:value-type="float">
            <text:p>3900560099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22" calcext:value-type="float">
            <text:p>315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12" calcext:value-type="float">
            <text:p>3900560099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23" calcext:value-type="float">
            <text:p>315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13" calcext:value-type="float">
            <text:p>3900560099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24" calcext:value-type="float">
            <text:p>315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14" calcext:value-type="float">
            <text:p>3900560099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25" calcext:value-type="float">
            <text:p>315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15" calcext:value-type="float">
            <text:p>3900560099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26" calcext:value-type="float">
            <text:p>315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16" calcext:value-type="float">
            <text:p>3900560099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27" calcext:value-type="float">
            <text:p>315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17" calcext:value-type="float">
            <text:p>3900560099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28" calcext:value-type="float">
            <text:p>315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18" calcext:value-type="float">
            <text:p>3900560099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29" calcext:value-type="float">
            <text:p>315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19" calcext:value-type="float">
            <text:p>3900560099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30" calcext:value-type="float">
            <text:p>315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20" calcext:value-type="float">
            <text:p>3900560099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31" calcext:value-type="float">
            <text:p>315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21" calcext:value-type="float">
            <text:p>3900560099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32" calcext:value-type="float">
            <text:p>315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22" calcext:value-type="float">
            <text:p>3900560099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33" calcext:value-type="float">
            <text:p>315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23" calcext:value-type="float">
            <text:p>3900560099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34" calcext:value-type="float">
            <text:p>315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24" calcext:value-type="float">
            <text:p>390056009901024</text:p>
          </table:table-cell>
          <table:table-cell office:value-type="string" calcext:value-type="string">
            <text:p>3900560099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35" calcext:value-type="float">
            <text:p>315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25" calcext:value-type="float">
            <text:p>3900560099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36" calcext:value-type="float">
            <text:p>315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26" calcext:value-type="float">
            <text:p>390056009901026</text:p>
          </table:table-cell>
          <table:table-cell office:value-type="string" calcext:value-type="string">
            <text:p>3900560099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37" calcext:value-type="float">
            <text:p>315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27" calcext:value-type="float">
            <text:p>3900560099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38" calcext:value-type="float">
            <text:p>315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28" calcext:value-type="float">
            <text:p>3900560099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39" calcext:value-type="float">
            <text:p>315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29" calcext:value-type="float">
            <text:p>3900560099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40" calcext:value-type="float">
            <text:p>315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30" calcext:value-type="float">
            <text:p>3900560099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41" calcext:value-type="float">
            <text:p>315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31" calcext:value-type="float">
            <text:p>3900560099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42" calcext:value-type="float">
            <text:p>315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32" calcext:value-type="float">
            <text:p>3900560099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43" calcext:value-type="float">
            <text:p>315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33" calcext:value-type="float">
            <text:p>3900560099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44" calcext:value-type="float">
            <text:p>315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34" calcext:value-type="float">
            <text:p>3900560099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45" calcext:value-type="float">
            <text:p>315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35" calcext:value-type="float">
            <text:p>3900560099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46" calcext:value-type="float">
            <text:p>315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36" calcext:value-type="float">
            <text:p>3900560099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47" calcext:value-type="float">
            <text:p>315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37" calcext:value-type="float">
            <text:p>3900560099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48" calcext:value-type="float">
            <text:p>315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38" calcext:value-type="float">
            <text:p>3900560099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49" calcext:value-type="float">
            <text:p>315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39" calcext:value-type="float">
            <text:p>3900560099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50" calcext:value-type="float">
            <text:p>315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40" calcext:value-type="float">
            <text:p>3900560099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51" calcext:value-type="float">
            <text:p>315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41" calcext:value-type="float">
            <text:p>3900560099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52" calcext:value-type="float">
            <text:p>315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42" calcext:value-type="float">
            <text:p>3900560099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53" calcext:value-type="float">
            <text:p>315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43" calcext:value-type="float">
            <text:p>3900560099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54" calcext:value-type="float">
            <text:p>315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44" calcext:value-type="float">
            <text:p>3900560099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55" calcext:value-type="float">
            <text:p>315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45" calcext:value-type="float">
            <text:p>3900560099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56" calcext:value-type="float">
            <text:p>315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46" calcext:value-type="float">
            <text:p>3900560099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57" calcext:value-type="float">
            <text:p>315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47" calcext:value-type="float">
            <text:p>3900560099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58" calcext:value-type="float">
            <text:p>315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48" calcext:value-type="float">
            <text:p>3900560099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59" calcext:value-type="float">
            <text:p>315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49" calcext:value-type="float">
            <text:p>3900560099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60" calcext:value-type="float">
            <text:p>315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6009901050" calcext:value-type="float">
            <text:p>3900560099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61" calcext:value-type="float">
            <text:p>315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01" calcext:value-type="float">
            <text:p>3900570100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62" calcext:value-type="float">
            <text:p>315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02" calcext:value-type="float">
            <text:p>3900570100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63" calcext:value-type="float">
            <text:p>315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03" calcext:value-type="float">
            <text:p>3900570100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64" calcext:value-type="float">
            <text:p>315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04" calcext:value-type="float">
            <text:p>3900570100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65" calcext:value-type="float">
            <text:p>315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05" calcext:value-type="float">
            <text:p>3900570100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66" calcext:value-type="float">
            <text:p>315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06" calcext:value-type="float">
            <text:p>3900570100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67" calcext:value-type="float">
            <text:p>315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07" calcext:value-type="float">
            <text:p>3900570100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68" calcext:value-type="float">
            <text:p>315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08" calcext:value-type="float">
            <text:p>3900570100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69" calcext:value-type="float">
            <text:p>315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09" calcext:value-type="float">
            <text:p>3900570100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70" calcext:value-type="float">
            <text:p>315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10" calcext:value-type="float">
            <text:p>3900570100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71" calcext:value-type="float">
            <text:p>315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11" calcext:value-type="float">
            <text:p>3900570100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72" calcext:value-type="float">
            <text:p>315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12" calcext:value-type="float">
            <text:p>3900570100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73" calcext:value-type="float">
            <text:p>315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13" calcext:value-type="float">
            <text:p>3900570100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74" calcext:value-type="float">
            <text:p>315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14" calcext:value-type="float">
            <text:p>3900570100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75" calcext:value-type="float">
            <text:p>315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15" calcext:value-type="float">
            <text:p>3900570100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76" calcext:value-type="float">
            <text:p>315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16" calcext:value-type="float">
            <text:p>3900570100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77" calcext:value-type="float">
            <text:p>315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17" calcext:value-type="float">
            <text:p>3900570100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78" calcext:value-type="float">
            <text:p>315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18" calcext:value-type="float">
            <text:p>3900570100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79" calcext:value-type="float">
            <text:p>315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19" calcext:value-type="float">
            <text:p>3900570100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80" calcext:value-type="float">
            <text:p>315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20" calcext:value-type="float">
            <text:p>3900570100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81" calcext:value-type="float">
            <text:p>315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21" calcext:value-type="float">
            <text:p>3900570100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82" calcext:value-type="float">
            <text:p>315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22" calcext:value-type="float">
            <text:p>3900570100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83" calcext:value-type="float">
            <text:p>315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23" calcext:value-type="float">
            <text:p>3900570100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84" calcext:value-type="float">
            <text:p>315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24" calcext:value-type="float">
            <text:p>3900570100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85" calcext:value-type="float">
            <text:p>315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25" calcext:value-type="float">
            <text:p>3900570100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86" calcext:value-type="float">
            <text:p>315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26" calcext:value-type="float">
            <text:p>3900570100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87" calcext:value-type="float">
            <text:p>315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27" calcext:value-type="float">
            <text:p>3900570100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88" calcext:value-type="float">
            <text:p>315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28" calcext:value-type="float">
            <text:p>3900570100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89" calcext:value-type="float">
            <text:p>315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29" calcext:value-type="float">
            <text:p>3900570100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90" calcext:value-type="float">
            <text:p>315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30" calcext:value-type="float">
            <text:p>3900570100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91" calcext:value-type="float">
            <text:p>315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31" calcext:value-type="float">
            <text:p>3900570100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92" calcext:value-type="float">
            <text:p>315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32" calcext:value-type="float">
            <text:p>3900570100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93" calcext:value-type="float">
            <text:p>315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33" calcext:value-type="float">
            <text:p>3900570100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94" calcext:value-type="float">
            <text:p>315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34" calcext:value-type="float">
            <text:p>3900570100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95" calcext:value-type="float">
            <text:p>315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35" calcext:value-type="float">
            <text:p>3900570100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96" calcext:value-type="float">
            <text:p>315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36" calcext:value-type="float">
            <text:p>3900570100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97" calcext:value-type="float">
            <text:p>315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37" calcext:value-type="float">
            <text:p>3900570100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98" calcext:value-type="float">
            <text:p>315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38" calcext:value-type="float">
            <text:p>3900570100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599" calcext:value-type="float">
            <text:p>315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39" calcext:value-type="float">
            <text:p>3900570100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00" calcext:value-type="float">
            <text:p>316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40" calcext:value-type="float">
            <text:p>3900570100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01" calcext:value-type="float">
            <text:p>316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41" calcext:value-type="float">
            <text:p>3900570100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02" calcext:value-type="float">
            <text:p>316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42" calcext:value-type="float">
            <text:p>3900570100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03" calcext:value-type="float">
            <text:p>316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43" calcext:value-type="float">
            <text:p>3900570100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04" calcext:value-type="float">
            <text:p>316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44" calcext:value-type="float">
            <text:p>3900570100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05" calcext:value-type="float">
            <text:p>316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45" calcext:value-type="float">
            <text:p>3900570100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06" calcext:value-type="float">
            <text:p>316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46" calcext:value-type="float">
            <text:p>3900570100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07" calcext:value-type="float">
            <text:p>316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47" calcext:value-type="float">
            <text:p>3900570100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08" calcext:value-type="float">
            <text:p>316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48" calcext:value-type="float">
            <text:p>3900570100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09" calcext:value-type="float">
            <text:p>316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49" calcext:value-type="float">
            <text:p>3900570100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10" calcext:value-type="float">
            <text:p>316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50" calcext:value-type="float">
            <text:p>3900570100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11" calcext:value-type="float">
            <text:p>316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51" calcext:value-type="float">
            <text:p>3900570100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12" calcext:value-type="float">
            <text:p>316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001052" calcext:value-type="float">
            <text:p>3900570100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13" calcext:value-type="float">
            <text:p>316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01" calcext:value-type="float">
            <text:p>3900570101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14" calcext:value-type="float">
            <text:p>316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02" calcext:value-type="float">
            <text:p>3900570101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15" calcext:value-type="float">
            <text:p>316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03" calcext:value-type="float">
            <text:p>3900570101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16" calcext:value-type="float">
            <text:p>316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04" calcext:value-type="float">
            <text:p>3900570101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17" calcext:value-type="float">
            <text:p>316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05" calcext:value-type="float">
            <text:p>3900570101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18" calcext:value-type="float">
            <text:p>316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06" calcext:value-type="float">
            <text:p>3900570101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19" calcext:value-type="float">
            <text:p>316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07" calcext:value-type="float">
            <text:p>3900570101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20" calcext:value-type="float">
            <text:p>316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08" calcext:value-type="float">
            <text:p>3900570101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21" calcext:value-type="float">
            <text:p>316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09" calcext:value-type="float">
            <text:p>3900570101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22" calcext:value-type="float">
            <text:p>316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10" calcext:value-type="float">
            <text:p>3900570101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23" calcext:value-type="float">
            <text:p>316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11" calcext:value-type="float">
            <text:p>3900570101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24" calcext:value-type="float">
            <text:p>316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12" calcext:value-type="float">
            <text:p>3900570101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25" calcext:value-type="float">
            <text:p>316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13" calcext:value-type="float">
            <text:p>3900570101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26" calcext:value-type="float">
            <text:p>316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14" calcext:value-type="float">
            <text:p>3900570101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27" calcext:value-type="float">
            <text:p>316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15" calcext:value-type="float">
            <text:p>3900570101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28" calcext:value-type="float">
            <text:p>316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16" calcext:value-type="float">
            <text:p>3900570101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29" calcext:value-type="float">
            <text:p>316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17" calcext:value-type="float">
            <text:p>3900570101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30" calcext:value-type="float">
            <text:p>316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18" calcext:value-type="float">
            <text:p>3900570101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31" calcext:value-type="float">
            <text:p>316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19" calcext:value-type="float">
            <text:p>3900570101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32" calcext:value-type="float">
            <text:p>316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20" calcext:value-type="float">
            <text:p>3900570101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33" calcext:value-type="float">
            <text:p>316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21" calcext:value-type="float">
            <text:p>3900570101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34" calcext:value-type="float">
            <text:p>316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22" calcext:value-type="float">
            <text:p>3900570101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35" calcext:value-type="float">
            <text:p>316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23" calcext:value-type="float">
            <text:p>3900570101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36" calcext:value-type="float">
            <text:p>316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24" calcext:value-type="float">
            <text:p>3900570101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37" calcext:value-type="float">
            <text:p>316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25" calcext:value-type="float">
            <text:p>3900570101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38" calcext:value-type="float">
            <text:p>316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26" calcext:value-type="float">
            <text:p>3900570101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39" calcext:value-type="float">
            <text:p>316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27" calcext:value-type="float">
            <text:p>3900570101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40" calcext:value-type="float">
            <text:p>316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28" calcext:value-type="float">
            <text:p>3900570101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41" calcext:value-type="float">
            <text:p>316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29" calcext:value-type="float">
            <text:p>3900570101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42" calcext:value-type="float">
            <text:p>316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30" calcext:value-type="float">
            <text:p>3900570101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43" calcext:value-type="float">
            <text:p>316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31" calcext:value-type="float">
            <text:p>3900570101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44" calcext:value-type="float">
            <text:p>316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32" calcext:value-type="float">
            <text:p>3900570101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45" calcext:value-type="float">
            <text:p>316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33" calcext:value-type="float">
            <text:p>3900570101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46" calcext:value-type="float">
            <text:p>316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34" calcext:value-type="float">
            <text:p>3900570101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47" calcext:value-type="float">
            <text:p>316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35" calcext:value-type="float">
            <text:p>3900570101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48" calcext:value-type="float">
            <text:p>316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36" calcext:value-type="float">
            <text:p>390057010101036</text:p>
          </table:table-cell>
          <table:table-cell office:value-type="string" calcext:value-type="string">
            <text:p>3900570101010361 <text:s/>Hieronder drie van onbekenden ouderdom.</text:p>
          </table:table-cell>
          <table:table-cell office:value-type="string" calcext:value-type="string">
            <text:p>3900570101010362 <text:s/>Hieronder vier van onbekenden ouderdom.</text:p>
          </table:table-cell>
          <table:table-cell table:number-columns-repeated="1019"/>
        </table:table-row>
        <table:table-row table:style-name="ro4">
          <table:table-cell table:style-name="ce33" office:value-type="float" office:value="31649" calcext:value-type="float">
            <text:p>316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37" calcext:value-type="float">
            <text:p>3900570101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50" calcext:value-type="float">
            <text:p>316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7010101038" calcext:value-type="float">
            <text:p>3900570101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51" calcext:value-type="float">
            <text:p>316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01" calcext:value-type="float">
            <text:p>3900580102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52" calcext:value-type="float">
            <text:p>316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02" calcext:value-type="float">
            <text:p>3900580102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53" calcext:value-type="float">
            <text:p>316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03" calcext:value-type="float">
            <text:p>3900580102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54" calcext:value-type="float">
            <text:p>316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04" calcext:value-type="float">
            <text:p>3900580102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55" calcext:value-type="float">
            <text:p>316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05" calcext:value-type="float">
            <text:p>3900580102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56" calcext:value-type="float">
            <text:p>316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06" calcext:value-type="float">
            <text:p>3900580102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57" calcext:value-type="float">
            <text:p>316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07" calcext:value-type="float">
            <text:p>3900580102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58" calcext:value-type="float">
            <text:p>316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08" calcext:value-type="float">
            <text:p>3900580102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59" calcext:value-type="float">
            <text:p>316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09" calcext:value-type="float">
            <text:p>3900580102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60" calcext:value-type="float">
            <text:p>316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10" calcext:value-type="float">
            <text:p>3900580102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61" calcext:value-type="float">
            <text:p>316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11" calcext:value-type="float">
            <text:p>3900580102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62" calcext:value-type="float">
            <text:p>316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12" calcext:value-type="float">
            <text:p>3900580102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63" calcext:value-type="float">
            <text:p>316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13" calcext:value-type="float">
            <text:p>3900580102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64" calcext:value-type="float">
            <text:p>316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14" calcext:value-type="float">
            <text:p>3900580102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65" calcext:value-type="float">
            <text:p>316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15" calcext:value-type="float">
            <text:p>3900580102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66" calcext:value-type="float">
            <text:p>316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16" calcext:value-type="float">
            <text:p>3900580102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67" calcext:value-type="float">
            <text:p>316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17" calcext:value-type="float">
            <text:p>3900580102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68" calcext:value-type="float">
            <text:p>316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18" calcext:value-type="float">
            <text:p>3900580102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69" calcext:value-type="float">
            <text:p>316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19" calcext:value-type="float">
            <text:p>3900580102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70" calcext:value-type="float">
            <text:p>316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20" calcext:value-type="float">
            <text:p>3900580102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71" calcext:value-type="float">
            <text:p>316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21" calcext:value-type="float">
            <text:p>3900580102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72" calcext:value-type="float">
            <text:p>316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22" calcext:value-type="float">
            <text:p>3900580102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73" calcext:value-type="float">
            <text:p>316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23" calcext:value-type="float">
            <text:p>3900580102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74" calcext:value-type="float">
            <text:p>316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24" calcext:value-type="float">
            <text:p>3900580102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75" calcext:value-type="float">
            <text:p>316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25" calcext:value-type="float">
            <text:p>3900580102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76" calcext:value-type="float">
            <text:p>316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26" calcext:value-type="float">
            <text:p>3900580102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77" calcext:value-type="float">
            <text:p>316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27" calcext:value-type="float">
            <text:p>3900580102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78" calcext:value-type="float">
            <text:p>316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28" calcext:value-type="float">
            <text:p>3900580102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79" calcext:value-type="float">
            <text:p>316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29" calcext:value-type="float">
            <text:p>3900580102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80" calcext:value-type="float">
            <text:p>316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30" calcext:value-type="float">
            <text:p>3900580102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81" calcext:value-type="float">
            <text:p>316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31" calcext:value-type="float">
            <text:p>3900580102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82" calcext:value-type="float">
            <text:p>316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32" calcext:value-type="float">
            <text:p>3900580102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83" calcext:value-type="float">
            <text:p>316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33" calcext:value-type="float">
            <text:p>3900580102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84" calcext:value-type="float">
            <text:p>316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34" calcext:value-type="float">
            <text:p>3900580102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85" calcext:value-type="float">
            <text:p>316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35" calcext:value-type="float">
            <text:p>3900580102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86" calcext:value-type="float">
            <text:p>316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36" calcext:value-type="float">
            <text:p>3900580102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87" calcext:value-type="float">
            <text:p>316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37" calcext:value-type="float">
            <text:p>3900580102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88" calcext:value-type="float">
            <text:p>316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38" calcext:value-type="float">
            <text:p>3900580102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89" calcext:value-type="float">
            <text:p>316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39" calcext:value-type="float">
            <text:p>3900580102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90" calcext:value-type="float">
            <text:p>316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40" calcext:value-type="float">
            <text:p>3900580102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91" calcext:value-type="float">
            <text:p>316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41" calcext:value-type="float">
            <text:p>3900580102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92" calcext:value-type="float">
            <text:p>316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42" calcext:value-type="float">
            <text:p>3900580102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93" calcext:value-type="float">
            <text:p>316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43" calcext:value-type="float">
            <text:p>3900580102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94" calcext:value-type="float">
            <text:p>316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44" calcext:value-type="float">
            <text:p>3900580102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95" calcext:value-type="float">
            <text:p>316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45" calcext:value-type="float">
            <text:p>3900580102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96" calcext:value-type="float">
            <text:p>316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46" calcext:value-type="float">
            <text:p>3900580102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97" calcext:value-type="float">
            <text:p>316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47" calcext:value-type="float">
            <text:p>3900580102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98" calcext:value-type="float">
            <text:p>316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48" calcext:value-type="float">
            <text:p>3900580102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699" calcext:value-type="float">
            <text:p>316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49" calcext:value-type="float">
            <text:p>3900580102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00" calcext:value-type="float">
            <text:p>317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50" calcext:value-type="float">
            <text:p>3900580102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01" calcext:value-type="float">
            <text:p>317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51" calcext:value-type="float">
            <text:p>3900580102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02" calcext:value-type="float">
            <text:p>317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52" calcext:value-type="float">
            <text:p>3900580102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03" calcext:value-type="float">
            <text:p>317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201053" calcext:value-type="float">
            <text:p>3900580102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04" calcext:value-type="float">
            <text:p>317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01" calcext:value-type="float">
            <text:p>3900580103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05" calcext:value-type="float">
            <text:p>317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02" calcext:value-type="float">
            <text:p>3900580103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06" calcext:value-type="float">
            <text:p>317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03" calcext:value-type="float">
            <text:p>3900580103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07" calcext:value-type="float">
            <text:p>317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04" calcext:value-type="float">
            <text:p>3900580103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08" calcext:value-type="float">
            <text:p>317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05" calcext:value-type="float">
            <text:p>3900580103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09" calcext:value-type="float">
            <text:p>317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06" calcext:value-type="float">
            <text:p>3900580103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10" calcext:value-type="float">
            <text:p>317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07" calcext:value-type="float">
            <text:p>3900580103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11" calcext:value-type="float">
            <text:p>317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08" calcext:value-type="float">
            <text:p>3900580103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12" calcext:value-type="float">
            <text:p>317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09" calcext:value-type="float">
            <text:p>3900580103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13" calcext:value-type="float">
            <text:p>317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10" calcext:value-type="float">
            <text:p>3900580103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14" calcext:value-type="float">
            <text:p>317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11" calcext:value-type="float">
            <text:p>3900580103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15" calcext:value-type="float">
            <text:p>317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12" calcext:value-type="float">
            <text:p>3900580103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16" calcext:value-type="float">
            <text:p>317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13" calcext:value-type="float">
            <text:p>3900580103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17" calcext:value-type="float">
            <text:p>317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14" calcext:value-type="float">
            <text:p>3900580103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18" calcext:value-type="float">
            <text:p>317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15" calcext:value-type="float">
            <text:p>3900580103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19" calcext:value-type="float">
            <text:p>317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16" calcext:value-type="float">
            <text:p>3900580103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20" calcext:value-type="float">
            <text:p>317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17" calcext:value-type="float">
            <text:p>3900580103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21" calcext:value-type="float">
            <text:p>317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18" calcext:value-type="float">
            <text:p>3900580103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22" calcext:value-type="float">
            <text:p>317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19" calcext:value-type="float">
            <text:p>3900580103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23" calcext:value-type="float">
            <text:p>317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20" calcext:value-type="float">
            <text:p>3900580103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24" calcext:value-type="float">
            <text:p>317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21" calcext:value-type="float">
            <text:p>3900580103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25" calcext:value-type="float">
            <text:p>317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22" calcext:value-type="float">
            <text:p>3900580103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26" calcext:value-type="float">
            <text:p>317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23" calcext:value-type="float">
            <text:p>3900580103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27" calcext:value-type="float">
            <text:p>317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24" calcext:value-type="float">
            <text:p>3900580103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28" calcext:value-type="float">
            <text:p>317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25" calcext:value-type="float">
            <text:p>3900580103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29" calcext:value-type="float">
            <text:p>317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26" calcext:value-type="float">
            <text:p>3900580103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30" calcext:value-type="float">
            <text:p>317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27" calcext:value-type="float">
            <text:p>3900580103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31" calcext:value-type="float">
            <text:p>317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28" calcext:value-type="float">
            <text:p>3900580103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32" calcext:value-type="float">
            <text:p>317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29" calcext:value-type="float">
            <text:p>3900580103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33" calcext:value-type="float">
            <text:p>317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30" calcext:value-type="float">
            <text:p>3900580103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34" calcext:value-type="float">
            <text:p>317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31" calcext:value-type="float">
            <text:p>3900580103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35" calcext:value-type="float">
            <text:p>317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32" calcext:value-type="float">
            <text:p>3900580103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36" calcext:value-type="float">
            <text:p>317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33" calcext:value-type="float">
            <text:p>3900580103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37" calcext:value-type="float">
            <text:p>317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34" calcext:value-type="float">
            <text:p>3900580103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38" calcext:value-type="float">
            <text:p>317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35" calcext:value-type="float">
            <text:p>3900580103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39" calcext:value-type="float">
            <text:p>317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36" calcext:value-type="float">
            <text:p>3900580103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40" calcext:value-type="float">
            <text:p>317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37" calcext:value-type="float">
            <text:p>3900580103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41" calcext:value-type="float">
            <text:p>317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38" calcext:value-type="float">
            <text:p>3900580103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42" calcext:value-type="float">
            <text:p>317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39" calcext:value-type="float">
            <text:p>3900580103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43" calcext:value-type="float">
            <text:p>317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40" calcext:value-type="float">
            <text:p>3900580103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44" calcext:value-type="float">
            <text:p>317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41" calcext:value-type="float">
            <text:p>3900580103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45" calcext:value-type="float">
            <text:p>317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42" calcext:value-type="float">
            <text:p>3900580103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46" calcext:value-type="float">
            <text:p>317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43" calcext:value-type="float">
            <text:p>3900580103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47" calcext:value-type="float">
            <text:p>317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44" calcext:value-type="float">
            <text:p>3900580103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48" calcext:value-type="float">
            <text:p>317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45" calcext:value-type="float">
            <text:p>3900580103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49" calcext:value-type="float">
            <text:p>317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46" calcext:value-type="float">
            <text:p>3900580103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50" calcext:value-type="float">
            <text:p>317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47" calcext:value-type="float">
            <text:p>3900580103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51" calcext:value-type="float">
            <text:p>317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48" calcext:value-type="float">
            <text:p>3900580103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52" calcext:value-type="float">
            <text:p>317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49" calcext:value-type="float">
            <text:p>3900580103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53" calcext:value-type="float">
            <text:p>317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50" calcext:value-type="float">
            <text:p>3900580103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54" calcext:value-type="float">
            <text:p>317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8010301051" calcext:value-type="float">
            <text:p>3900580103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55" calcext:value-type="float">
            <text:p>317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01" calcext:value-type="float">
            <text:p>3900590104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56" calcext:value-type="float">
            <text:p>317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02" calcext:value-type="float">
            <text:p>3900590104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57" calcext:value-type="float">
            <text:p>317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03" calcext:value-type="float">
            <text:p>3900590104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58" calcext:value-type="float">
            <text:p>317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04" calcext:value-type="float">
            <text:p>3900590104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59" calcext:value-type="float">
            <text:p>317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05" calcext:value-type="float">
            <text:p>3900590104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60" calcext:value-type="float">
            <text:p>317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06" calcext:value-type="float">
            <text:p>3900590104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61" calcext:value-type="float">
            <text:p>317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07" calcext:value-type="float">
            <text:p>3900590104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62" calcext:value-type="float">
            <text:p>317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08" calcext:value-type="float">
            <text:p>3900590104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63" calcext:value-type="float">
            <text:p>317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09" calcext:value-type="float">
            <text:p>3900590104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64" calcext:value-type="float">
            <text:p>317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10" calcext:value-type="float">
            <text:p>3900590104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65" calcext:value-type="float">
            <text:p>317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11" calcext:value-type="float">
            <text:p>3900590104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66" calcext:value-type="float">
            <text:p>317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12" calcext:value-type="float">
            <text:p>3900590104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67" calcext:value-type="float">
            <text:p>317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13" calcext:value-type="float">
            <text:p>3900590104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68" calcext:value-type="float">
            <text:p>317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14" calcext:value-type="float">
            <text:p>3900590104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69" calcext:value-type="float">
            <text:p>317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15" calcext:value-type="float">
            <text:p>3900590104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70" calcext:value-type="float">
            <text:p>317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16" calcext:value-type="float">
            <text:p>3900590104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71" calcext:value-type="float">
            <text:p>317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17" calcext:value-type="float">
            <text:p>3900590104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72" calcext:value-type="float">
            <text:p>317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18" calcext:value-type="float">
            <text:p>3900590104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73" calcext:value-type="float">
            <text:p>317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19" calcext:value-type="float">
            <text:p>3900590104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74" calcext:value-type="float">
            <text:p>317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20" calcext:value-type="float">
            <text:p>3900590104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75" calcext:value-type="float">
            <text:p>317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21" calcext:value-type="float">
            <text:p>3900590104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76" calcext:value-type="float">
            <text:p>317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22" calcext:value-type="float">
            <text:p>3900590104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77" calcext:value-type="float">
            <text:p>317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23" calcext:value-type="float">
            <text:p>3900590104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78" calcext:value-type="float">
            <text:p>317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24" calcext:value-type="float">
            <text:p>3900590104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79" calcext:value-type="float">
            <text:p>317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25" calcext:value-type="float">
            <text:p>3900590104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80" calcext:value-type="float">
            <text:p>317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26" calcext:value-type="float">
            <text:p>3900590104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81" calcext:value-type="float">
            <text:p>317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27" calcext:value-type="float">
            <text:p>3900590104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82" calcext:value-type="float">
            <text:p>317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28" calcext:value-type="float">
            <text:p>3900590104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83" calcext:value-type="float">
            <text:p>317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29" calcext:value-type="float">
            <text:p>3900590104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84" calcext:value-type="float">
            <text:p>317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30" calcext:value-type="float">
            <text:p>3900590104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85" calcext:value-type="float">
            <text:p>317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31" calcext:value-type="float">
            <text:p>3900590104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86" calcext:value-type="float">
            <text:p>317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32" calcext:value-type="float">
            <text:p>3900590104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87" calcext:value-type="float">
            <text:p>317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33" calcext:value-type="float">
            <text:p>3900590104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88" calcext:value-type="float">
            <text:p>317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34" calcext:value-type="float">
            <text:p>3900590104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89" calcext:value-type="float">
            <text:p>317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35" calcext:value-type="float">
            <text:p>3900590104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90" calcext:value-type="float">
            <text:p>317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36" calcext:value-type="float">
            <text:p>3900590104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91" calcext:value-type="float">
            <text:p>317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37" calcext:value-type="float">
            <text:p>3900590104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92" calcext:value-type="float">
            <text:p>317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38" calcext:value-type="float">
            <text:p>3900590104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93" calcext:value-type="float">
            <text:p>317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39" calcext:value-type="float">
            <text:p>3900590104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94" calcext:value-type="float">
            <text:p>317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40" calcext:value-type="float">
            <text:p>3900590104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95" calcext:value-type="float">
            <text:p>317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41" calcext:value-type="float">
            <text:p>3900590104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96" calcext:value-type="float">
            <text:p>317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42" calcext:value-type="float">
            <text:p>3900590104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97" calcext:value-type="float">
            <text:p>317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43" calcext:value-type="float">
            <text:p>3900590104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98" calcext:value-type="float">
            <text:p>317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44" calcext:value-type="float">
            <text:p>3900590104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799" calcext:value-type="float">
            <text:p>317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45" calcext:value-type="float">
            <text:p>3900590104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00" calcext:value-type="float">
            <text:p>318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46" calcext:value-type="float">
            <text:p>3900590104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01" calcext:value-type="float">
            <text:p>318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47" calcext:value-type="float">
            <text:p>3900590104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02" calcext:value-type="float">
            <text:p>318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48" calcext:value-type="float">
            <text:p>3900590104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03" calcext:value-type="float">
            <text:p>318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49" calcext:value-type="float">
            <text:p>3900590104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04" calcext:value-type="float">
            <text:p>318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50" calcext:value-type="float">
            <text:p>3900590104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05" calcext:value-type="float">
            <text:p>318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51" calcext:value-type="float">
            <text:p>3900590104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06" calcext:value-type="float">
            <text:p>318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401052" calcext:value-type="float">
            <text:p>3900590104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07" calcext:value-type="float">
            <text:p>318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01" calcext:value-type="float">
            <text:p>390059010501001</text:p>
          </table:table-cell>
          <table:table-cell office:value-type="string" calcext:value-type="string">
            <text:p>390059010501001* <text:s/>Hieronder begrepen de fabrijkanten van katoen, hennep, vlas, wol en zijde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08" calcext:value-type="float">
            <text:p>318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02" calcext:value-type="float">
            <text:p>3900590105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09" calcext:value-type="float">
            <text:p>318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03" calcext:value-type="float">
            <text:p>3900590105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10" calcext:value-type="float">
            <text:p>318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04" calcext:value-type="float">
            <text:p>3900590105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11" calcext:value-type="float">
            <text:p>318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05" calcext:value-type="float">
            <text:p>3900590105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12" calcext:value-type="float">
            <text:p>318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06" calcext:value-type="float">
            <text:p>3900590105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13" calcext:value-type="float">
            <text:p>318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07" calcext:value-type="float">
            <text:p>3900590105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14" calcext:value-type="float">
            <text:p>318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08" calcext:value-type="float">
            <text:p>3900590105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15" calcext:value-type="float">
            <text:p>318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09" calcext:value-type="float">
            <text:p>3900590105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16" calcext:value-type="float">
            <text:p>318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10" calcext:value-type="float">
            <text:p>3900590105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17" calcext:value-type="float">
            <text:p>318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11" calcext:value-type="float">
            <text:p>3900590105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18" calcext:value-type="float">
            <text:p>318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12" calcext:value-type="float">
            <text:p>3900590105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19" calcext:value-type="float">
            <text:p>318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13" calcext:value-type="float">
            <text:p>3900590105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20" calcext:value-type="float">
            <text:p>318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14" calcext:value-type="float">
            <text:p>3900590105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21" calcext:value-type="float">
            <text:p>318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15" calcext:value-type="float">
            <text:p>3900590105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22" calcext:value-type="float">
            <text:p>318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16" calcext:value-type="float">
            <text:p>3900590105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23" calcext:value-type="float">
            <text:p>318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17" calcext:value-type="float">
            <text:p>3900590105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24" calcext:value-type="float">
            <text:p>318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18" calcext:value-type="float">
            <text:p>3900590105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25" calcext:value-type="float">
            <text:p>318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19" calcext:value-type="float">
            <text:p>3900590105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26" calcext:value-type="float">
            <text:p>318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20" calcext:value-type="float">
            <text:p>3900590105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27" calcext:value-type="float">
            <text:p>318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21" calcext:value-type="float">
            <text:p>3900590105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28" calcext:value-type="float">
            <text:p>318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22" calcext:value-type="float">
            <text:p>3900590105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29" calcext:value-type="float">
            <text:p>318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23" calcext:value-type="float">
            <text:p>3900590105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30" calcext:value-type="float">
            <text:p>318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24" calcext:value-type="float">
            <text:p>390059010501024</text:p>
          </table:table-cell>
          <table:table-cell office:value-type="string" calcext:value-type="string">
            <text:p>3900590105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31" calcext:value-type="float">
            <text:p>318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25" calcext:value-type="float">
            <text:p>3900590105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32" calcext:value-type="float">
            <text:p>318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26" calcext:value-type="float">
            <text:p>390059010501026</text:p>
          </table:table-cell>
          <table:table-cell office:value-type="string" calcext:value-type="string">
            <text:p>3900590105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33" calcext:value-type="float">
            <text:p>318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27" calcext:value-type="float">
            <text:p>3900590105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34" calcext:value-type="float">
            <text:p>318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28" calcext:value-type="float">
            <text:p>3900590105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35" calcext:value-type="float">
            <text:p>318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29" calcext:value-type="float">
            <text:p>3900590105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36" calcext:value-type="float">
            <text:p>318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30" calcext:value-type="float">
            <text:p>3900590105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37" calcext:value-type="float">
            <text:p>318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31" calcext:value-type="float">
            <text:p>3900590105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38" calcext:value-type="float">
            <text:p>318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32" calcext:value-type="float">
            <text:p>3900590105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39" calcext:value-type="float">
            <text:p>318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33" calcext:value-type="float">
            <text:p>3900590105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40" calcext:value-type="float">
            <text:p>318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34" calcext:value-type="float">
            <text:p>3900590105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41" calcext:value-type="float">
            <text:p>318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35" calcext:value-type="float">
            <text:p>3900590105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42" calcext:value-type="float">
            <text:p>318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36" calcext:value-type="float">
            <text:p>3900590105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43" calcext:value-type="float">
            <text:p>318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37" calcext:value-type="float">
            <text:p>3900590105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44" calcext:value-type="float">
            <text:p>318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38" calcext:value-type="float">
            <text:p>3900590105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45" calcext:value-type="float">
            <text:p>318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39" calcext:value-type="float">
            <text:p>3900590105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46" calcext:value-type="float">
            <text:p>318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40" calcext:value-type="float">
            <text:p>3900590105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47" calcext:value-type="float">
            <text:p>318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41" calcext:value-type="float">
            <text:p>3900590105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48" calcext:value-type="float">
            <text:p>318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42" calcext:value-type="float">
            <text:p>3900590105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49" calcext:value-type="float">
            <text:p>318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43" calcext:value-type="float">
            <text:p>3900590105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50" calcext:value-type="float">
            <text:p>318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44" calcext:value-type="float">
            <text:p>3900590105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51" calcext:value-type="float">
            <text:p>318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45" calcext:value-type="float">
            <text:p>3900590105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52" calcext:value-type="float">
            <text:p>318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46" calcext:value-type="float">
            <text:p>3900590105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53" calcext:value-type="float">
            <text:p>318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47" calcext:value-type="float">
            <text:p>3900590105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54" calcext:value-type="float">
            <text:p>318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48" calcext:value-type="float">
            <text:p>3900590105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55" calcext:value-type="float">
            <text:p>318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49" calcext:value-type="float">
            <text:p>3900590105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56" calcext:value-type="float">
            <text:p>318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59010501050" calcext:value-type="float">
            <text:p>3900590105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57" calcext:value-type="float">
            <text:p>318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01" calcext:value-type="float">
            <text:p>3900600106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58" calcext:value-type="float">
            <text:p>318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02" calcext:value-type="float">
            <text:p>3900600106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59" calcext:value-type="float">
            <text:p>318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03" calcext:value-type="float">
            <text:p>3900600106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60" calcext:value-type="float">
            <text:p>318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04" calcext:value-type="float">
            <text:p>3900600106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61" calcext:value-type="float">
            <text:p>318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05" calcext:value-type="float">
            <text:p>3900600106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62" calcext:value-type="float">
            <text:p>318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06" calcext:value-type="float">
            <text:p>3900600106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63" calcext:value-type="float">
            <text:p>318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07" calcext:value-type="float">
            <text:p>3900600106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64" calcext:value-type="float">
            <text:p>318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08" calcext:value-type="float">
            <text:p>3900600106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65" calcext:value-type="float">
            <text:p>318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09" calcext:value-type="float">
            <text:p>3900600106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66" calcext:value-type="float">
            <text:p>318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10" calcext:value-type="float">
            <text:p>3900600106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67" calcext:value-type="float">
            <text:p>318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11" calcext:value-type="float">
            <text:p>3900600106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68" calcext:value-type="float">
            <text:p>318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12" calcext:value-type="float">
            <text:p>3900600106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69" calcext:value-type="float">
            <text:p>318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13" calcext:value-type="float">
            <text:p>3900600106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70" calcext:value-type="float">
            <text:p>318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14" calcext:value-type="float">
            <text:p>3900600106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71" calcext:value-type="float">
            <text:p>318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15" calcext:value-type="float">
            <text:p>3900600106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72" calcext:value-type="float">
            <text:p>318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16" calcext:value-type="float">
            <text:p>3900600106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73" calcext:value-type="float">
            <text:p>318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17" calcext:value-type="float">
            <text:p>3900600106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74" calcext:value-type="float">
            <text:p>318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18" calcext:value-type="float">
            <text:p>3900600106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75" calcext:value-type="float">
            <text:p>318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19" calcext:value-type="float">
            <text:p>3900600106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76" calcext:value-type="float">
            <text:p>318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20" calcext:value-type="float">
            <text:p>3900600106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77" calcext:value-type="float">
            <text:p>318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21" calcext:value-type="float">
            <text:p>3900600106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78" calcext:value-type="float">
            <text:p>318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22" calcext:value-type="float">
            <text:p>3900600106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79" calcext:value-type="float">
            <text:p>318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23" calcext:value-type="float">
            <text:p>3900600106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80" calcext:value-type="float">
            <text:p>318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24" calcext:value-type="float">
            <text:p>3900600106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81" calcext:value-type="float">
            <text:p>318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25" calcext:value-type="float">
            <text:p>3900600106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82" calcext:value-type="float">
            <text:p>318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26" calcext:value-type="float">
            <text:p>3900600106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83" calcext:value-type="float">
            <text:p>318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27" calcext:value-type="float">
            <text:p>3900600106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84" calcext:value-type="float">
            <text:p>318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28" calcext:value-type="float">
            <text:p>3900600106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85" calcext:value-type="float">
            <text:p>318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29" calcext:value-type="float">
            <text:p>3900600106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86" calcext:value-type="float">
            <text:p>318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30" calcext:value-type="float">
            <text:p>3900600106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87" calcext:value-type="float">
            <text:p>318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31" calcext:value-type="float">
            <text:p>3900600106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88" calcext:value-type="float">
            <text:p>318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32" calcext:value-type="float">
            <text:p>3900600106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89" calcext:value-type="float">
            <text:p>318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33" calcext:value-type="float">
            <text:p>3900600106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90" calcext:value-type="float">
            <text:p>318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34" calcext:value-type="float">
            <text:p>3900600106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91" calcext:value-type="float">
            <text:p>318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35" calcext:value-type="float">
            <text:p>3900600106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92" calcext:value-type="float">
            <text:p>318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36" calcext:value-type="float">
            <text:p>3900600106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93" calcext:value-type="float">
            <text:p>318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37" calcext:value-type="float">
            <text:p>3900600106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94" calcext:value-type="float">
            <text:p>318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38" calcext:value-type="float">
            <text:p>3900600106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95" calcext:value-type="float">
            <text:p>318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39" calcext:value-type="float">
            <text:p>3900600106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96" calcext:value-type="float">
            <text:p>318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40" calcext:value-type="float">
            <text:p>3900600106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97" calcext:value-type="float">
            <text:p>318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41" calcext:value-type="float">
            <text:p>3900600106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98" calcext:value-type="float">
            <text:p>318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42" calcext:value-type="float">
            <text:p>3900600106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899" calcext:value-type="float">
            <text:p>318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43" calcext:value-type="float">
            <text:p>3900600106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00" calcext:value-type="float">
            <text:p>319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44" calcext:value-type="float">
            <text:p>3900600106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01" calcext:value-type="float">
            <text:p>319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45" calcext:value-type="float">
            <text:p>3900600106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02" calcext:value-type="float">
            <text:p>319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46" calcext:value-type="float">
            <text:p>3900600106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03" calcext:value-type="float">
            <text:p>319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47" calcext:value-type="float">
            <text:p>3900600106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04" calcext:value-type="float">
            <text:p>319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48" calcext:value-type="float">
            <text:p>3900600106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05" calcext:value-type="float">
            <text:p>319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49" calcext:value-type="float">
            <text:p>3900600106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06" calcext:value-type="float">
            <text:p>319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50" calcext:value-type="float">
            <text:p>3900600106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07" calcext:value-type="float">
            <text:p>319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51" calcext:value-type="float">
            <text:p>3900600106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08" calcext:value-type="float">
            <text:p>319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601052" calcext:value-type="float">
            <text:p>3900600106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09" calcext:value-type="float">
            <text:p>319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01" calcext:value-type="float">
            <text:p>3900600107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10" calcext:value-type="float">
            <text:p>319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02" calcext:value-type="float">
            <text:p>3900600107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11" calcext:value-type="float">
            <text:p>319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03" calcext:value-type="float">
            <text:p>3900600107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12" calcext:value-type="float">
            <text:p>319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04" calcext:value-type="float">
            <text:p>3900600107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13" calcext:value-type="float">
            <text:p>319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05" calcext:value-type="float">
            <text:p>3900600107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14" calcext:value-type="float">
            <text:p>319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06" calcext:value-type="float">
            <text:p>3900600107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15" calcext:value-type="float">
            <text:p>319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07" calcext:value-type="float">
            <text:p>3900600107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16" calcext:value-type="float">
            <text:p>319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08" calcext:value-type="float">
            <text:p>3900600107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17" calcext:value-type="float">
            <text:p>319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09" calcext:value-type="float">
            <text:p>3900600107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18" calcext:value-type="float">
            <text:p>319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10" calcext:value-type="float">
            <text:p>3900600107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19" calcext:value-type="float">
            <text:p>319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11" calcext:value-type="float">
            <text:p>3900600107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20" calcext:value-type="float">
            <text:p>319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12" calcext:value-type="float">
            <text:p>3900600107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21" calcext:value-type="float">
            <text:p>319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13" calcext:value-type="float">
            <text:p>3900600107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22" calcext:value-type="float">
            <text:p>319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14" calcext:value-type="float">
            <text:p>3900600107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23" calcext:value-type="float">
            <text:p>319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15" calcext:value-type="float">
            <text:p>3900600107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24" calcext:value-type="float">
            <text:p>319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16" calcext:value-type="float">
            <text:p>3900600107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25" calcext:value-type="float">
            <text:p>319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17" calcext:value-type="float">
            <text:p>3900600107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26" calcext:value-type="float">
            <text:p>319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18" calcext:value-type="float">
            <text:p>3900600107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27" calcext:value-type="float">
            <text:p>319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19" calcext:value-type="float">
            <text:p>3900600107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28" calcext:value-type="float">
            <text:p>319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20" calcext:value-type="float">
            <text:p>3900600107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29" calcext:value-type="float">
            <text:p>319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21" calcext:value-type="float">
            <text:p>3900600107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30" calcext:value-type="float">
            <text:p>319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22" calcext:value-type="float">
            <text:p>3900600107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31" calcext:value-type="float">
            <text:p>319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23" calcext:value-type="float">
            <text:p>3900600107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32" calcext:value-type="float">
            <text:p>319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24" calcext:value-type="float">
            <text:p>3900600107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33" calcext:value-type="float">
            <text:p>319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25" calcext:value-type="float">
            <text:p>3900600107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34" calcext:value-type="float">
            <text:p>319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26" calcext:value-type="float">
            <text:p>3900600107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35" calcext:value-type="float">
            <text:p>319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27" calcext:value-type="float">
            <text:p>3900600107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36" calcext:value-type="float">
            <text:p>319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28" calcext:value-type="float">
            <text:p>3900600107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37" calcext:value-type="float">
            <text:p>319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29" calcext:value-type="float">
            <text:p>3900600107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38" calcext:value-type="float">
            <text:p>319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30" calcext:value-type="float">
            <text:p>3900600107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39" calcext:value-type="float">
            <text:p>319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31" calcext:value-type="float">
            <text:p>3900600107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40" calcext:value-type="float">
            <text:p>319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32" calcext:value-type="float">
            <text:p>3900600107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41" calcext:value-type="float">
            <text:p>319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33" calcext:value-type="float">
            <text:p>3900600107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42" calcext:value-type="float">
            <text:p>319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34" calcext:value-type="float">
            <text:p>3900600107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43" calcext:value-type="float">
            <text:p>319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35" calcext:value-type="float">
            <text:p>3900600107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44" calcext:value-type="float">
            <text:p>319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36" calcext:value-type="float">
            <text:p>390060010701036</text:p>
          </table:table-cell>
          <table:table-cell office:value-type="string" calcext:value-type="string">
            <text:p>3900600107010361 <text:s/>Hieronder twee van onbekenden ouderdom.</text:p>
          </table:table-cell>
          <table:table-cell office:value-type="string" calcext:value-type="string">
            <text:p>3900600107010362 <text:s/>Hieronder eene van onbekenden ouderdom.</text:p>
          </table:table-cell>
          <table:table-cell table:number-columns-repeated="1019"/>
        </table:table-row>
        <table:table-row table:style-name="ro4">
          <table:table-cell table:style-name="ce33" office:value-type="float" office:value="31945" calcext:value-type="float">
            <text:p>319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37" calcext:value-type="float">
            <text:p>3900600107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46" calcext:value-type="float">
            <text:p>319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0010701038" calcext:value-type="float">
            <text:p>3900600107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47" calcext:value-type="float">
            <text:p>319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01" calcext:value-type="float">
            <text:p>3900610108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48" calcext:value-type="float">
            <text:p>319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02" calcext:value-type="float">
            <text:p>3900610108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49" calcext:value-type="float">
            <text:p>319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03" calcext:value-type="float">
            <text:p>3900610108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50" calcext:value-type="float">
            <text:p>319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04" calcext:value-type="float">
            <text:p>3900610108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51" calcext:value-type="float">
            <text:p>319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05" calcext:value-type="float">
            <text:p>3900610108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52" calcext:value-type="float">
            <text:p>319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06" calcext:value-type="float">
            <text:p>3900610108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53" calcext:value-type="float">
            <text:p>319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07" calcext:value-type="float">
            <text:p>3900610108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54" calcext:value-type="float">
            <text:p>319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08" calcext:value-type="float">
            <text:p>3900610108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55" calcext:value-type="float">
            <text:p>319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09" calcext:value-type="float">
            <text:p>3900610108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56" calcext:value-type="float">
            <text:p>319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10" calcext:value-type="float">
            <text:p>3900610108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57" calcext:value-type="float">
            <text:p>319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11" calcext:value-type="float">
            <text:p>3900610108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58" calcext:value-type="float">
            <text:p>319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12" calcext:value-type="float">
            <text:p>3900610108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59" calcext:value-type="float">
            <text:p>319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13" calcext:value-type="float">
            <text:p>3900610108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60" calcext:value-type="float">
            <text:p>319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14" calcext:value-type="float">
            <text:p>3900610108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61" calcext:value-type="float">
            <text:p>319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15" calcext:value-type="float">
            <text:p>3900610108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62" calcext:value-type="float">
            <text:p>319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16" calcext:value-type="float">
            <text:p>3900610108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63" calcext:value-type="float">
            <text:p>319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17" calcext:value-type="float">
            <text:p>3900610108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64" calcext:value-type="float">
            <text:p>319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18" calcext:value-type="float">
            <text:p>3900610108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65" calcext:value-type="float">
            <text:p>319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19" calcext:value-type="float">
            <text:p>3900610108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66" calcext:value-type="float">
            <text:p>319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20" calcext:value-type="float">
            <text:p>3900610108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67" calcext:value-type="float">
            <text:p>319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21" calcext:value-type="float">
            <text:p>3900610108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68" calcext:value-type="float">
            <text:p>319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22" calcext:value-type="float">
            <text:p>3900610108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69" calcext:value-type="float">
            <text:p>319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23" calcext:value-type="float">
            <text:p>3900610108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70" calcext:value-type="float">
            <text:p>319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24" calcext:value-type="float">
            <text:p>3900610108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71" calcext:value-type="float">
            <text:p>319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25" calcext:value-type="float">
            <text:p>3900610108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72" calcext:value-type="float">
            <text:p>319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26" calcext:value-type="float">
            <text:p>3900610108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73" calcext:value-type="float">
            <text:p>319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27" calcext:value-type="float">
            <text:p>3900610108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74" calcext:value-type="float">
            <text:p>319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28" calcext:value-type="float">
            <text:p>3900610108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75" calcext:value-type="float">
            <text:p>319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29" calcext:value-type="float">
            <text:p>3900610108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76" calcext:value-type="float">
            <text:p>319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30" calcext:value-type="float">
            <text:p>3900610108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77" calcext:value-type="float">
            <text:p>319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31" calcext:value-type="float">
            <text:p>3900610108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78" calcext:value-type="float">
            <text:p>319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32" calcext:value-type="float">
            <text:p>3900610108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79" calcext:value-type="float">
            <text:p>319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33" calcext:value-type="float">
            <text:p>3900610108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80" calcext:value-type="float">
            <text:p>319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34" calcext:value-type="float">
            <text:p>3900610108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81" calcext:value-type="float">
            <text:p>319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35" calcext:value-type="float">
            <text:p>3900610108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82" calcext:value-type="float">
            <text:p>319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36" calcext:value-type="float">
            <text:p>3900610108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83" calcext:value-type="float">
            <text:p>319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37" calcext:value-type="float">
            <text:p>3900610108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84" calcext:value-type="float">
            <text:p>319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38" calcext:value-type="float">
            <text:p>3900610108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85" calcext:value-type="float">
            <text:p>319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39" calcext:value-type="float">
            <text:p>3900610108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86" calcext:value-type="float">
            <text:p>319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40" calcext:value-type="float">
            <text:p>3900610108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87" calcext:value-type="float">
            <text:p>319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41" calcext:value-type="float">
            <text:p>3900610108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88" calcext:value-type="float">
            <text:p>319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42" calcext:value-type="float">
            <text:p>3900610108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89" calcext:value-type="float">
            <text:p>319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43" calcext:value-type="float">
            <text:p>3900610108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90" calcext:value-type="float">
            <text:p>319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44" calcext:value-type="float">
            <text:p>3900610108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91" calcext:value-type="float">
            <text:p>319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45" calcext:value-type="float">
            <text:p>3900610108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92" calcext:value-type="float">
            <text:p>319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46" calcext:value-type="float">
            <text:p>3900610108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93" calcext:value-type="float">
            <text:p>319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47" calcext:value-type="float">
            <text:p>3900610108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94" calcext:value-type="float">
            <text:p>319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48" calcext:value-type="float">
            <text:p>3900610108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95" calcext:value-type="float">
            <text:p>319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49" calcext:value-type="float">
            <text:p>3900610108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96" calcext:value-type="float">
            <text:p>319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50" calcext:value-type="float">
            <text:p>3900610108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97" calcext:value-type="float">
            <text:p>319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51" calcext:value-type="float">
            <text:p>3900610108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98" calcext:value-type="float">
            <text:p>319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52" calcext:value-type="float">
            <text:p>3900610108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1999" calcext:value-type="float">
            <text:p>319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801053" calcext:value-type="float">
            <text:p>3900610108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00" calcext:value-type="float">
            <text:p>320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01" calcext:value-type="float">
            <text:p>3900610109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01" calcext:value-type="float">
            <text:p>320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02" calcext:value-type="float">
            <text:p>3900610109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02" calcext:value-type="float">
            <text:p>320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03" calcext:value-type="float">
            <text:p>3900610109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03" calcext:value-type="float">
            <text:p>320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04" calcext:value-type="float">
            <text:p>3900610109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04" calcext:value-type="float">
            <text:p>320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05" calcext:value-type="float">
            <text:p>3900610109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05" calcext:value-type="float">
            <text:p>320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06" calcext:value-type="float">
            <text:p>3900610109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06" calcext:value-type="float">
            <text:p>320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07" calcext:value-type="float">
            <text:p>3900610109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07" calcext:value-type="float">
            <text:p>320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08" calcext:value-type="float">
            <text:p>3900610109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08" calcext:value-type="float">
            <text:p>320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09" calcext:value-type="float">
            <text:p>3900610109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09" calcext:value-type="float">
            <text:p>320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10" calcext:value-type="float">
            <text:p>3900610109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10" calcext:value-type="float">
            <text:p>320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11" calcext:value-type="float">
            <text:p>3900610109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11" calcext:value-type="float">
            <text:p>320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12" calcext:value-type="float">
            <text:p>3900610109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12" calcext:value-type="float">
            <text:p>320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13" calcext:value-type="float">
            <text:p>3900610109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13" calcext:value-type="float">
            <text:p>320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14" calcext:value-type="float">
            <text:p>3900610109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14" calcext:value-type="float">
            <text:p>320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15" calcext:value-type="float">
            <text:p>3900610109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15" calcext:value-type="float">
            <text:p>320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16" calcext:value-type="float">
            <text:p>3900610109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16" calcext:value-type="float">
            <text:p>320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17" calcext:value-type="float">
            <text:p>3900610109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17" calcext:value-type="float">
            <text:p>320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18" calcext:value-type="float">
            <text:p>3900610109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18" calcext:value-type="float">
            <text:p>320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19" calcext:value-type="float">
            <text:p>3900610109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19" calcext:value-type="float">
            <text:p>320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20" calcext:value-type="float">
            <text:p>3900610109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20" calcext:value-type="float">
            <text:p>320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21" calcext:value-type="float">
            <text:p>3900610109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21" calcext:value-type="float">
            <text:p>320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22" calcext:value-type="float">
            <text:p>3900610109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22" calcext:value-type="float">
            <text:p>320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23" calcext:value-type="float">
            <text:p>3900610109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23" calcext:value-type="float">
            <text:p>320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24" calcext:value-type="float">
            <text:p>3900610109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24" calcext:value-type="float">
            <text:p>320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25" calcext:value-type="float">
            <text:p>3900610109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25" calcext:value-type="float">
            <text:p>320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26" calcext:value-type="float">
            <text:p>3900610109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26" calcext:value-type="float">
            <text:p>320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27" calcext:value-type="float">
            <text:p>3900610109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27" calcext:value-type="float">
            <text:p>320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28" calcext:value-type="float">
            <text:p>3900610109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28" calcext:value-type="float">
            <text:p>320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29" calcext:value-type="float">
            <text:p>3900610109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29" calcext:value-type="float">
            <text:p>320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30" calcext:value-type="float">
            <text:p>3900610109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30" calcext:value-type="float">
            <text:p>320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31" calcext:value-type="float">
            <text:p>3900610109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31" calcext:value-type="float">
            <text:p>320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32" calcext:value-type="float">
            <text:p>3900610109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32" calcext:value-type="float">
            <text:p>320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33" calcext:value-type="float">
            <text:p>3900610109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33" calcext:value-type="float">
            <text:p>320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34" calcext:value-type="float">
            <text:p>3900610109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34" calcext:value-type="float">
            <text:p>320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35" calcext:value-type="float">
            <text:p>3900610109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35" calcext:value-type="float">
            <text:p>320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36" calcext:value-type="float">
            <text:p>3900610109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36" calcext:value-type="float">
            <text:p>320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37" calcext:value-type="float">
            <text:p>3900610109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37" calcext:value-type="float">
            <text:p>320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38" calcext:value-type="float">
            <text:p>3900610109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38" calcext:value-type="float">
            <text:p>320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39" calcext:value-type="float">
            <text:p>3900610109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39" calcext:value-type="float">
            <text:p>320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40" calcext:value-type="float">
            <text:p>3900610109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40" calcext:value-type="float">
            <text:p>320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41" calcext:value-type="float">
            <text:p>3900610109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41" calcext:value-type="float">
            <text:p>320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42" calcext:value-type="float">
            <text:p>3900610109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42" calcext:value-type="float">
            <text:p>320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43" calcext:value-type="float">
            <text:p>3900610109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43" calcext:value-type="float">
            <text:p>320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44" calcext:value-type="float">
            <text:p>3900610109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44" calcext:value-type="float">
            <text:p>320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45" calcext:value-type="float">
            <text:p>3900610109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45" calcext:value-type="float">
            <text:p>320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46" calcext:value-type="float">
            <text:p>3900610109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46" calcext:value-type="float">
            <text:p>320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47" calcext:value-type="float">
            <text:p>3900610109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47" calcext:value-type="float">
            <text:p>320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48" calcext:value-type="float">
            <text:p>3900610109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48" calcext:value-type="float">
            <text:p>320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49" calcext:value-type="float">
            <text:p>3900610109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49" calcext:value-type="float">
            <text:p>320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50" calcext:value-type="float">
            <text:p>3900610109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50" calcext:value-type="float">
            <text:p>320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1010901051" calcext:value-type="float">
            <text:p>3900610109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51" calcext:value-type="float">
            <text:p>320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01" calcext:value-type="float">
            <text:p>3900620110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52" calcext:value-type="float">
            <text:p>320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02" calcext:value-type="float">
            <text:p>3900620110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53" calcext:value-type="float">
            <text:p>320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03" calcext:value-type="float">
            <text:p>3900620110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54" calcext:value-type="float">
            <text:p>320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04" calcext:value-type="float">
            <text:p>3900620110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55" calcext:value-type="float">
            <text:p>320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05" calcext:value-type="float">
            <text:p>3900620110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56" calcext:value-type="float">
            <text:p>320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06" calcext:value-type="float">
            <text:p>3900620110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57" calcext:value-type="float">
            <text:p>320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07" calcext:value-type="float">
            <text:p>3900620110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58" calcext:value-type="float">
            <text:p>320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08" calcext:value-type="float">
            <text:p>3900620110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59" calcext:value-type="float">
            <text:p>320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09" calcext:value-type="float">
            <text:p>3900620110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60" calcext:value-type="float">
            <text:p>320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10" calcext:value-type="float">
            <text:p>3900620110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61" calcext:value-type="float">
            <text:p>320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11" calcext:value-type="float">
            <text:p>3900620110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62" calcext:value-type="float">
            <text:p>320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12" calcext:value-type="float">
            <text:p>3900620110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63" calcext:value-type="float">
            <text:p>320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13" calcext:value-type="float">
            <text:p>3900620110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64" calcext:value-type="float">
            <text:p>320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14" calcext:value-type="float">
            <text:p>3900620110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65" calcext:value-type="float">
            <text:p>320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15" calcext:value-type="float">
            <text:p>3900620110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66" calcext:value-type="float">
            <text:p>320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16" calcext:value-type="float">
            <text:p>3900620110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67" calcext:value-type="float">
            <text:p>320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17" calcext:value-type="float">
            <text:p>3900620110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68" calcext:value-type="float">
            <text:p>320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18" calcext:value-type="float">
            <text:p>3900620110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69" calcext:value-type="float">
            <text:p>320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19" calcext:value-type="float">
            <text:p>3900620110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70" calcext:value-type="float">
            <text:p>320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20" calcext:value-type="float">
            <text:p>3900620110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71" calcext:value-type="float">
            <text:p>320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21" calcext:value-type="float">
            <text:p>3900620110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72" calcext:value-type="float">
            <text:p>320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22" calcext:value-type="float">
            <text:p>3900620110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73" calcext:value-type="float">
            <text:p>320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23" calcext:value-type="float">
            <text:p>3900620110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74" calcext:value-type="float">
            <text:p>320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24" calcext:value-type="float">
            <text:p>3900620110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75" calcext:value-type="float">
            <text:p>320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25" calcext:value-type="float">
            <text:p>3900620110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76" calcext:value-type="float">
            <text:p>320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26" calcext:value-type="float">
            <text:p>3900620110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77" calcext:value-type="float">
            <text:p>320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27" calcext:value-type="float">
            <text:p>3900620110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78" calcext:value-type="float">
            <text:p>320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28" calcext:value-type="float">
            <text:p>3900620110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79" calcext:value-type="float">
            <text:p>320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29" calcext:value-type="float">
            <text:p>3900620110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80" calcext:value-type="float">
            <text:p>320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30" calcext:value-type="float">
            <text:p>3900620110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81" calcext:value-type="float">
            <text:p>320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31" calcext:value-type="float">
            <text:p>3900620110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82" calcext:value-type="float">
            <text:p>320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32" calcext:value-type="float">
            <text:p>3900620110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83" calcext:value-type="float">
            <text:p>320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33" calcext:value-type="float">
            <text:p>3900620110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84" calcext:value-type="float">
            <text:p>320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34" calcext:value-type="float">
            <text:p>3900620110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85" calcext:value-type="float">
            <text:p>320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35" calcext:value-type="float">
            <text:p>3900620110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86" calcext:value-type="float">
            <text:p>320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36" calcext:value-type="float">
            <text:p>3900620110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87" calcext:value-type="float">
            <text:p>320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37" calcext:value-type="float">
            <text:p>3900620110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88" calcext:value-type="float">
            <text:p>320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38" calcext:value-type="float">
            <text:p>3900620110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89" calcext:value-type="float">
            <text:p>320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39" calcext:value-type="float">
            <text:p>3900620110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90" calcext:value-type="float">
            <text:p>320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40" calcext:value-type="float">
            <text:p>3900620110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91" calcext:value-type="float">
            <text:p>320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41" calcext:value-type="float">
            <text:p>3900620110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92" calcext:value-type="float">
            <text:p>320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42" calcext:value-type="float">
            <text:p>3900620110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93" calcext:value-type="float">
            <text:p>320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43" calcext:value-type="float">
            <text:p>3900620110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94" calcext:value-type="float">
            <text:p>320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44" calcext:value-type="float">
            <text:p>3900620110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95" calcext:value-type="float">
            <text:p>320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45" calcext:value-type="float">
            <text:p>3900620110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96" calcext:value-type="float">
            <text:p>320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46" calcext:value-type="float">
            <text:p>3900620110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97" calcext:value-type="float">
            <text:p>320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47" calcext:value-type="float">
            <text:p>3900620110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98" calcext:value-type="float">
            <text:p>320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48" calcext:value-type="float">
            <text:p>3900620110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099" calcext:value-type="float">
            <text:p>320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49" calcext:value-type="float">
            <text:p>3900620110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00" calcext:value-type="float">
            <text:p>321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50" calcext:value-type="float">
            <text:p>3900620110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01" calcext:value-type="float">
            <text:p>321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51" calcext:value-type="float">
            <text:p>3900620110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02" calcext:value-type="float">
            <text:p>321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001052" calcext:value-type="float">
            <text:p>3900620110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03" calcext:value-type="float">
            <text:p>321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01" calcext:value-type="float">
            <text:p>390062011101001</text:p>
          </table:table-cell>
          <table:table-cell office:value-type="string" calcext:value-type="string">
            <text:p>390062011101001* <text:s/>Hieronder begrepen de fabrijkanten van katoen, hennep, vlas, wol en zijde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04" calcext:value-type="float">
            <text:p>321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02" calcext:value-type="float">
            <text:p>3900620111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05" calcext:value-type="float">
            <text:p>321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03" calcext:value-type="float">
            <text:p>3900620111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06" calcext:value-type="float">
            <text:p>321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04" calcext:value-type="float">
            <text:p>3900620111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07" calcext:value-type="float">
            <text:p>321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05" calcext:value-type="float">
            <text:p>3900620111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08" calcext:value-type="float">
            <text:p>321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06" calcext:value-type="float">
            <text:p>3900620111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09" calcext:value-type="float">
            <text:p>321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07" calcext:value-type="float">
            <text:p>3900620111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10" calcext:value-type="float">
            <text:p>321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08" calcext:value-type="float">
            <text:p>3900620111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11" calcext:value-type="float">
            <text:p>321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09" calcext:value-type="float">
            <text:p>3900620111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12" calcext:value-type="float">
            <text:p>321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10" calcext:value-type="float">
            <text:p>3900620111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13" calcext:value-type="float">
            <text:p>321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11" calcext:value-type="float">
            <text:p>3900620111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14" calcext:value-type="float">
            <text:p>321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12" calcext:value-type="float">
            <text:p>3900620111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15" calcext:value-type="float">
            <text:p>321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13" calcext:value-type="float">
            <text:p>3900620111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16" calcext:value-type="float">
            <text:p>321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14" calcext:value-type="float">
            <text:p>3900620111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17" calcext:value-type="float">
            <text:p>321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15" calcext:value-type="float">
            <text:p>3900620111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18" calcext:value-type="float">
            <text:p>321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16" calcext:value-type="float">
            <text:p>3900620111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19" calcext:value-type="float">
            <text:p>321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17" calcext:value-type="float">
            <text:p>3900620111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20" calcext:value-type="float">
            <text:p>321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18" calcext:value-type="float">
            <text:p>3900620111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21" calcext:value-type="float">
            <text:p>321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19" calcext:value-type="float">
            <text:p>3900620111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22" calcext:value-type="float">
            <text:p>321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20" calcext:value-type="float">
            <text:p>3900620111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23" calcext:value-type="float">
            <text:p>321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21" calcext:value-type="float">
            <text:p>3900620111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24" calcext:value-type="float">
            <text:p>321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22" calcext:value-type="float">
            <text:p>3900620111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25" calcext:value-type="float">
            <text:p>321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23" calcext:value-type="float">
            <text:p>3900620111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26" calcext:value-type="float">
            <text:p>321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24" calcext:value-type="float">
            <text:p>390062011101024</text:p>
          </table:table-cell>
          <table:table-cell office:value-type="string" calcext:value-type="string">
            <text:p>3900620111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27" calcext:value-type="float">
            <text:p>321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25" calcext:value-type="float">
            <text:p>3900620111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28" calcext:value-type="float">
            <text:p>321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26" calcext:value-type="float">
            <text:p>390062011101026</text:p>
          </table:table-cell>
          <table:table-cell office:value-type="string" calcext:value-type="string">
            <text:p>3900620111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29" calcext:value-type="float">
            <text:p>321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27" calcext:value-type="float">
            <text:p>3900620111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30" calcext:value-type="float">
            <text:p>321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28" calcext:value-type="float">
            <text:p>3900620111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31" calcext:value-type="float">
            <text:p>321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29" calcext:value-type="float">
            <text:p>3900620111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32" calcext:value-type="float">
            <text:p>321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30" calcext:value-type="float">
            <text:p>3900620111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33" calcext:value-type="float">
            <text:p>321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31" calcext:value-type="float">
            <text:p>3900620111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34" calcext:value-type="float">
            <text:p>321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32" calcext:value-type="float">
            <text:p>3900620111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35" calcext:value-type="float">
            <text:p>321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33" calcext:value-type="float">
            <text:p>3900620111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36" calcext:value-type="float">
            <text:p>321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34" calcext:value-type="float">
            <text:p>3900620111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37" calcext:value-type="float">
            <text:p>321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35" calcext:value-type="float">
            <text:p>3900620111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38" calcext:value-type="float">
            <text:p>321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36" calcext:value-type="float">
            <text:p>3900620111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39" calcext:value-type="float">
            <text:p>321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37" calcext:value-type="float">
            <text:p>3900620111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40" calcext:value-type="float">
            <text:p>321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38" calcext:value-type="float">
            <text:p>3900620111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41" calcext:value-type="float">
            <text:p>321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39" calcext:value-type="float">
            <text:p>3900620111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42" calcext:value-type="float">
            <text:p>321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40" calcext:value-type="float">
            <text:p>3900620111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43" calcext:value-type="float">
            <text:p>3214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41" calcext:value-type="float">
            <text:p>3900620111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44" calcext:value-type="float">
            <text:p>3214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42" calcext:value-type="float">
            <text:p>3900620111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45" calcext:value-type="float">
            <text:p>3214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43" calcext:value-type="float">
            <text:p>3900620111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46" calcext:value-type="float">
            <text:p>3214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44" calcext:value-type="float">
            <text:p>3900620111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47" calcext:value-type="float">
            <text:p>3214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45" calcext:value-type="float">
            <text:p>3900620111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48" calcext:value-type="float">
            <text:p>3214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46" calcext:value-type="float">
            <text:p>3900620111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49" calcext:value-type="float">
            <text:p>3214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47" calcext:value-type="float">
            <text:p>3900620111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50" calcext:value-type="float">
            <text:p>3215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48" calcext:value-type="float">
            <text:p>3900620111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51" calcext:value-type="float">
            <text:p>3215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49" calcext:value-type="float">
            <text:p>3900620111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52" calcext:value-type="float">
            <text:p>3215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2011101050" calcext:value-type="float">
            <text:p>3900620111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53" calcext:value-type="float">
            <text:p>3215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01" calcext:value-type="float">
            <text:p>3900630112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54" calcext:value-type="float">
            <text:p>3215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02" calcext:value-type="float">
            <text:p>3900630112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55" calcext:value-type="float">
            <text:p>3215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03" calcext:value-type="float">
            <text:p>3900630112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56" calcext:value-type="float">
            <text:p>3215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04" calcext:value-type="float">
            <text:p>3900630112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57" calcext:value-type="float">
            <text:p>3215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05" calcext:value-type="float">
            <text:p>3900630112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58" calcext:value-type="float">
            <text:p>3215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06" calcext:value-type="float">
            <text:p>3900630112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59" calcext:value-type="float">
            <text:p>3215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07" calcext:value-type="float">
            <text:p>3900630112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60" calcext:value-type="float">
            <text:p>3216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08" calcext:value-type="float">
            <text:p>3900630112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61" calcext:value-type="float">
            <text:p>3216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09" calcext:value-type="float">
            <text:p>3900630112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62" calcext:value-type="float">
            <text:p>3216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10" calcext:value-type="float">
            <text:p>3900630112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63" calcext:value-type="float">
            <text:p>3216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11" calcext:value-type="float">
            <text:p>3900630112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64" calcext:value-type="float">
            <text:p>3216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12" calcext:value-type="float">
            <text:p>3900630112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65" calcext:value-type="float">
            <text:p>3216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13" calcext:value-type="float">
            <text:p>3900630112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66" calcext:value-type="float">
            <text:p>3216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14" calcext:value-type="float">
            <text:p>3900630112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67" calcext:value-type="float">
            <text:p>3216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15" calcext:value-type="float">
            <text:p>3900630112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68" calcext:value-type="float">
            <text:p>3216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16" calcext:value-type="float">
            <text:p>3900630112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69" calcext:value-type="float">
            <text:p>3216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17" calcext:value-type="float">
            <text:p>3900630112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70" calcext:value-type="float">
            <text:p>3217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18" calcext:value-type="float">
            <text:p>3900630112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71" calcext:value-type="float">
            <text:p>3217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19" calcext:value-type="float">
            <text:p>3900630112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72" calcext:value-type="float">
            <text:p>3217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20" calcext:value-type="float">
            <text:p>3900630112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73" calcext:value-type="float">
            <text:p>3217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21" calcext:value-type="float">
            <text:p>3900630112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74" calcext:value-type="float">
            <text:p>3217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22" calcext:value-type="float">
            <text:p>3900630112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75" calcext:value-type="float">
            <text:p>3217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23" calcext:value-type="float">
            <text:p>3900630112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76" calcext:value-type="float">
            <text:p>3217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24" calcext:value-type="float">
            <text:p>3900630112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77" calcext:value-type="float">
            <text:p>3217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25" calcext:value-type="float">
            <text:p>3900630112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78" calcext:value-type="float">
            <text:p>3217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26" calcext:value-type="float">
            <text:p>3900630112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79" calcext:value-type="float">
            <text:p>3217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27" calcext:value-type="float">
            <text:p>3900630112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80" calcext:value-type="float">
            <text:p>3218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28" calcext:value-type="float">
            <text:p>3900630112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81" calcext:value-type="float">
            <text:p>3218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29" calcext:value-type="float">
            <text:p>3900630112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82" calcext:value-type="float">
            <text:p>3218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30" calcext:value-type="float">
            <text:p>3900630112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83" calcext:value-type="float">
            <text:p>3218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31" calcext:value-type="float">
            <text:p>3900630112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84" calcext:value-type="float">
            <text:p>3218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32" calcext:value-type="float">
            <text:p>3900630112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85" calcext:value-type="float">
            <text:p>3218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33" calcext:value-type="float">
            <text:p>3900630112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86" calcext:value-type="float">
            <text:p>3218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34" calcext:value-type="float">
            <text:p>3900630112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87" calcext:value-type="float">
            <text:p>3218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35" calcext:value-type="float">
            <text:p>3900630112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88" calcext:value-type="float">
            <text:p>3218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36" calcext:value-type="float">
            <text:p>3900630112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89" calcext:value-type="float">
            <text:p>3218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37" calcext:value-type="float">
            <text:p>3900630112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90" calcext:value-type="float">
            <text:p>3219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38" calcext:value-type="float">
            <text:p>3900630112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91" calcext:value-type="float">
            <text:p>3219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39" calcext:value-type="float">
            <text:p>3900630112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92" calcext:value-type="float">
            <text:p>3219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40" calcext:value-type="float">
            <text:p>3900630112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93" calcext:value-type="float">
            <text:p>3219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41" calcext:value-type="float">
            <text:p>3900630112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94" calcext:value-type="float">
            <text:p>3219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42" calcext:value-type="float">
            <text:p>3900630112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95" calcext:value-type="float">
            <text:p>3219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43" calcext:value-type="float">
            <text:p>3900630112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96" calcext:value-type="float">
            <text:p>3219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44" calcext:value-type="float">
            <text:p>3900630112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97" calcext:value-type="float">
            <text:p>3219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45" calcext:value-type="float">
            <text:p>3900630112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98" calcext:value-type="float">
            <text:p>3219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46" calcext:value-type="float">
            <text:p>3900630112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199" calcext:value-type="float">
            <text:p>3219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47" calcext:value-type="float">
            <text:p>3900630112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00" calcext:value-type="float">
            <text:p>3220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48" calcext:value-type="float">
            <text:p>3900630112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01" calcext:value-type="float">
            <text:p>3220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49" calcext:value-type="float">
            <text:p>3900630112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02" calcext:value-type="float">
            <text:p>3220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50" calcext:value-type="float">
            <text:p>3900630112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03" calcext:value-type="float">
            <text:p>3220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51" calcext:value-type="float">
            <text:p>3900630112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04" calcext:value-type="float">
            <text:p>3220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201052" calcext:value-type="float">
            <text:p>3900630112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05" calcext:value-type="float">
            <text:p>3220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01" calcext:value-type="float">
            <text:p>3900630113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06" calcext:value-type="float">
            <text:p>3220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02" calcext:value-type="float">
            <text:p>3900630113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07" calcext:value-type="float">
            <text:p>3220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03" calcext:value-type="float">
            <text:p>3900630113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08" calcext:value-type="float">
            <text:p>3220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04" calcext:value-type="float">
            <text:p>3900630113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09" calcext:value-type="float">
            <text:p>3220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05" calcext:value-type="float">
            <text:p>3900630113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10" calcext:value-type="float">
            <text:p>3221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06" calcext:value-type="float">
            <text:p>3900630113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11" calcext:value-type="float">
            <text:p>3221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07" calcext:value-type="float">
            <text:p>390063011301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Kolom 9 (totaal mannen): de gedrukte bron geeft 0. Dit moet zijn 1; Kolom 11 (algemeen totaal): de gedrukte bron geeft 0. Dit moet zijn 1. Zie de verbeteringen na het deel Algemeen Overzicht. Hier zijn de gegevens gecorrigeerd.</text:p>
          </table:table-cell>
          <table:table-cell table:number-columns-repeated="1015"/>
        </table:table-row>
        <table:table-row table:style-name="ro4">
          <table:table-cell table:style-name="ce33" office:value-type="float" office:value="32212" calcext:value-type="float">
            <text:p>3221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08" calcext:value-type="float">
            <text:p>390063011301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Kolom 9 (totaal mannen): de gedrukte bron geeft 2. Dit moet zijn 1; Kolom 11 (algemeen totaal): de gedrukte bron geeft 2. Dit moet zijn 1. Zie de verbeteringen na het deel Algemeen Overzicht. Hier zijn de gegevens gecorrigeerd.</text:p>
          </table:table-cell>
          <table:table-cell table:number-columns-repeated="1015"/>
        </table:table-row>
        <table:table-row table:style-name="ro4">
          <table:table-cell table:style-name="ce33" office:value-type="float" office:value="32213" calcext:value-type="float">
            <text:p>3221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09" calcext:value-type="float">
            <text:p>3900630113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14" calcext:value-type="float">
            <text:p>3221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10" calcext:value-type="float">
            <text:p>3900630113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15" calcext:value-type="float">
            <text:p>3221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11" calcext:value-type="float">
            <text:p>3900630113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16" calcext:value-type="float">
            <text:p>3221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12" calcext:value-type="float">
            <text:p>3900630113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17" calcext:value-type="float">
            <text:p>3221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13" calcext:value-type="float">
            <text:p>3900630113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18" calcext:value-type="float">
            <text:p>3221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14" calcext:value-type="float">
            <text:p>3900630113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19" calcext:value-type="float">
            <text:p>3221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15" calcext:value-type="float">
            <text:p>3900630113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20" calcext:value-type="float">
            <text:p>3222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16" calcext:value-type="float">
            <text:p>3900630113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21" calcext:value-type="float">
            <text:p>3222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17" calcext:value-type="float">
            <text:p>3900630113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22" calcext:value-type="float">
            <text:p>3222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18" calcext:value-type="float">
            <text:p>3900630113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23" calcext:value-type="float">
            <text:p>3222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19" calcext:value-type="float">
            <text:p>3900630113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24" calcext:value-type="float">
            <text:p>3222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20" calcext:value-type="float">
            <text:p>3900630113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25" calcext:value-type="float">
            <text:p>3222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21" calcext:value-type="float">
            <text:p>3900630113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26" calcext:value-type="float">
            <text:p>3222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22" calcext:value-type="float">
            <text:p>3900630113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27" calcext:value-type="float">
            <text:p>3222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23" calcext:value-type="float">
            <text:p>3900630113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28" calcext:value-type="float">
            <text:p>3222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24" calcext:value-type="float">
            <text:p>3900630113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29" calcext:value-type="float">
            <text:p>3222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25" calcext:value-type="float">
            <text:p>3900630113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30" calcext:value-type="float">
            <text:p>3223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26" calcext:value-type="float">
            <text:p>3900630113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31" calcext:value-type="float">
            <text:p>3223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27" calcext:value-type="float">
            <text:p>3900630113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32" calcext:value-type="float">
            <text:p>3223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28" calcext:value-type="float">
            <text:p>3900630113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33" calcext:value-type="float">
            <text:p>32233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29" calcext:value-type="float">
            <text:p>3900630113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34" calcext:value-type="float">
            <text:p>32234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30" calcext:value-type="float">
            <text:p>3900630113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35" calcext:value-type="float">
            <text:p>32235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31" calcext:value-type="float">
            <text:p>3900630113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36" calcext:value-type="float">
            <text:p>32236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32" calcext:value-type="float">
            <text:p>3900630113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37" calcext:value-type="float">
            <text:p>32237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33" calcext:value-type="float">
            <text:p>3900630113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38" calcext:value-type="float">
            <text:p>32238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34" calcext:value-type="float">
            <text:p>3900630113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39" calcext:value-type="float">
            <text:p>32239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35" calcext:value-type="float">
            <text:p>3900630113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40" calcext:value-type="float">
            <text:p>32240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36" calcext:value-type="float">
            <text:p>390063011301036</text:p>
          </table:table-cell>
          <table:table-cell office:value-type="string" calcext:value-type="string">
            <text:p>3900630113010361 <text:s/>Hieronder vijf van onbekenden ouderdom.</text:p>
          </table:table-cell>
          <table:table-cell office:value-type="string" calcext:value-type="string">
            <text:p>3900630113010362 <text:s/>Hieronder vijf van onbekenden ouderdom.</text:p>
          </table:table-cell>
          <table:table-cell table:number-columns-repeated="1019"/>
        </table:table-row>
        <table:table-row table:style-name="ro4">
          <table:table-cell table:style-name="ce33" office:value-type="float" office:value="32241" calcext:value-type="float">
            <text:p>32241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37" calcext:value-type="float">
            <text:p>3900630113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3" office:value-type="float" office:value="32242" calcext:value-type="float">
            <text:p>32242</text:p>
          </table:table-cell>
          <table:table-cell table:style-name="ce2" office:value-type="string" calcext:value-type="string">
            <text:p>Nb-4edl</text:p>
          </table:table-cell>
          <table:table-cell table:style-name="ce62" office:value-type="float" office:value="390063011301038" calcext:value-type="float">
            <text:p>3900630113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104708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display-name="PageStyle_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48:42</meta:creation-date>
    <dc:creator>Helpdesk</dc:creator>
    <dc:date>2004-12-20T18:31:32</dc:date>
    <meta:document-statistic meta:table-count="2" meta:cell-count="13597" meta:object-count="0"/>
    <meta:generator>LibreOffice/4.2.7.2$Linux_X86_64 LibreOffice_project/420m0$Build-2</meta:generator>
  </office:meta>
</office:document-meta>
</file>